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6.627cm"/>
    </style:style>
    <style:style style:name="co3" style:family="table-column">
      <style:table-column-properties fo:break-before="auto" style:column-width="9.329cm"/>
    </style:style>
    <style:style style:name="co4" style:family="table-column">
      <style:table-column-properties fo:break-before="auto" style:column-width="0.783cm"/>
    </style:style>
    <style:style style:name="co5" style:family="table-column">
      <style:table-column-properties fo:break-before="auto" style:column-width="6.414cm"/>
    </style:style>
    <style:style style:name="co6" style:family="table-column">
      <style:table-column-properties fo:break-before="auto" style:column-width="1.863cm"/>
    </style:style>
    <style:style style:name="co7" style:family="table-column">
      <style:table-column-properties fo:break-before="auto" style:column-width="1.058cm"/>
    </style:style>
    <style:style style:name="co8" style:family="table-column">
      <style:table-column-properties fo:break-before="auto" style:column-width="0.868cm"/>
    </style:style>
    <style:style style:name="co9" style:family="table-column">
      <style:table-column-properties fo:break-before="auto" style:column-width="1.715cm"/>
    </style:style>
    <style:style style:name="co10" style:family="table-column">
      <style:table-column-properties fo:break-before="auto" style:column-width="0.804cm"/>
    </style:style>
    <style:style style:name="co11" style:family="table-column">
      <style:table-column-properties fo:break-before="auto" style:column-width="8.086cm"/>
    </style:style>
    <style:style style:name="co12" style:family="table-column">
      <style:table-column-properties fo:break-before="auto" style:column-width="7.939cm"/>
    </style:style>
    <style:style style:name="co13" style:family="table-column">
      <style:table-column-properties fo:break-before="auto" style:column-width="4.657cm"/>
    </style:style>
    <style:style style:name="co14" style:family="table-column">
      <style:table-column-properties fo:break-before="auto" style:column-width="2.053cm"/>
    </style:style>
    <style:style style:name="co15" style:family="table-column">
      <style:table-column-properties fo:break-before="auto" style:column-width="1.82cm"/>
    </style:style>
    <style:style style:name="co16" style:family="table-column">
      <style:table-column-properties fo:break-before="auto" style:column-width="7.324cm"/>
    </style:style>
    <style:style style:name="co17" style:family="table-column">
      <style:table-column-properties fo:break-before="auto" style:column-width="2.096cm"/>
    </style:style>
    <style:style style:name="co18" style:family="table-column">
      <style:table-column-properties fo:break-before="auto" style:column-width="6.458cm"/>
    </style:style>
    <style:style style:name="co19" style:family="table-column">
      <style:table-column-properties fo:break-before="auto" style:column-width="3.048cm"/>
    </style:style>
    <style:style style:name="co20" style:family="table-column">
      <style:table-column-properties fo:break-before="auto" style:column-width="10.414cm"/>
    </style:style>
    <style:style style:name="co21" style:family="table-column">
      <style:table-column-properties fo:break-before="auto" style:column-width="6.997cm"/>
    </style:style>
    <style:style style:name="co22" style:family="table-column">
      <style:table-column-properties fo:break-before="auto" style:column-width="1.905cm"/>
    </style:style>
    <style:style style:name="co23" style:family="table-column">
      <style:table-column-properties fo:break-before="auto" style:column-width="6.567cm"/>
    </style:style>
    <style:style style:name="co24" style:family="table-column">
      <style:table-column-properties fo:break-before="auto" style:column-width="2.18cm"/>
    </style:style>
    <style:style style:name="co25" style:family="table-column">
      <style:table-column-properties fo:break-before="auto" style:column-width="7.265cm"/>
    </style:style>
    <style:style style:name="co26" style:family="table-column">
      <style:table-column-properties fo:break-before="auto" style:column-width="2.138cm"/>
    </style:style>
    <style:style style:name="co27" style:family="table-column">
      <style:table-column-properties fo:break-before="auto" style:column-width="3.256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2.81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27cm" fo:break-before="auto" style:use-optimal-row-height="true"/>
    </style:style>
    <style:style style:name="ro7" style:family="table-row">
      <style:table-row-properties style:row-height="1.289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947cm" fo:break-before="auto" style:use-optimal-row-height="true"/>
    </style:style>
    <style:style style:name="ro10" style:family="table-row">
      <style:table-row-properties style:row-height="4.396cm" fo:break-before="auto" style:use-optimal-row-height="true"/>
    </style:style>
    <style:style style:name="ro11" style:family="table-row">
      <style:table-row-properties style:row-height="2.921cm" fo:break-before="auto" style:use-optimal-row-height="true"/>
    </style:style>
    <style:style style:name="ro12" style:family="table-row">
      <style:table-row-properties style:row-height="3.21cm" fo:break-before="auto" style:use-optimal-row-height="true"/>
    </style:style>
    <style:style style:name="ro13" style:family="table-row">
      <style:table-row-properties style:row-height="2.974cm" fo:break-before="auto" style:use-optimal-row-height="true"/>
    </style:style>
    <style:style style:name="ro14" style:family="table-row">
      <style:table-row-properties style:row-height="4.053cm" fo:break-before="auto" style:use-optimal-row-height="true"/>
    </style:style>
    <style:style style:name="ro15" style:family="table-row">
      <style:table-row-properties style:row-height="3.316cm" fo:break-before="auto" style:use-optimal-row-height="true"/>
    </style:style>
    <style:style style:name="ro16" style:family="table-row">
      <style:table-row-properties style:row-height="3.263cm" fo:break-before="auto" style:use-optimal-row-height="true"/>
    </style:style>
    <style:style style:name="ro17" style:family="table-row">
      <style:table-row-properties style:row-height="4.791cm" fo:break-before="auto" style:use-optimal-row-height="true"/>
    </style:style>
    <style:style style:name="ro18" style:family="table-row">
      <style:table-row-properties style:row-height="2.422cm" fo:break-before="auto" style:use-optimal-row-height="true"/>
    </style:style>
    <style:style style:name="ro19" style:family="table-row">
      <style:table-row-properties style:row-height="1.342cm" fo:break-before="auto" style:use-optimal-row-height="true"/>
    </style:style>
    <style:style style:name="ro20" style:family="table-row">
      <style:table-row-properties style:row-height="0.894cm" fo:break-before="auto" style:use-optimal-row-height="true"/>
    </style:style>
    <style:style style:name="ro21" style:family="table-row">
      <style:table-row-properties style:row-height="7.555cm" fo:break-before="auto" style:use-optimal-row-height="true"/>
    </style:style>
    <style:style style:name="ro22" style:family="table-row">
      <style:table-row-properties style:row-height="6.765cm" fo:break-before="auto" style:use-optimal-row-height="true"/>
    </style:style>
    <style:style style:name="ro23" style:family="table-row">
      <style:table-row-properties style:row-height="2.08cm" fo:break-before="auto" style:use-optimal-row-height="tru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style:style style:name="ta3" style:family="table" style:master-page-name="mp2">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4" style:family="table-cell" style:parent-style-name="Default">
      <style:table-cell-properties fo:wrap-option="wrap" style:vertical-align="top"/>
    </style:style>
    <style:style style:name="ce5"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6" style:family="table-cell" style:parent-style-name="Default" style:data-style-name="N0">
      <style:table-cell-properties style:vertical-align="top"/>
    </style:style>
    <style:style style:name="ce7" style:family="table-cell" style:parent-style-name="Default" style:data-style-name="N0">
      <style:table-cell-properties fo:border-bottom="0.039cm double #000000" style:border-line-width-bottom="0.002cm 0.035cm 0.002cm" fo:background-color="#bdd7ee" style:text-align-source="fix" style:repeat-content="false" fo:border-left="0.071cm solid #000000" fo:border-right="0.002cm solid #000000" fo:border-top="0.071cm solid #000000" style:vertical-align="middle"/>
      <style:paragraph-properties fo:text-align="center"/>
    </style:style>
    <style:style style:name="ce8" style:family="table-cell" style:parent-style-name="Default" style:data-style-name="N0">
      <style:table-cell-properties style:text-align-source="fix" style:repeat-content="false" style:vertical-align="middle"/>
      <style:paragraph-properties fo:text-align="center"/>
    </style:style>
    <style:style style:name="ce9"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vertical-align="top"/>
    </style:style>
    <style:style style:name="ce10" style:family="table-cell" style:parent-style-name="Default" style:data-style-name="N0">
      <style:table-cell-properties fo:border-bottom="0.039cm double #000000" style:border-line-width-bottom="0.002cm 0.035cm 0.002cm" fo:background-color="#bdd7ee" fo:border-left="0.002cm solid #000000" fo:border-right="0.002cm solid #000000" style:shrink-to-fit="true" fo:border-top="0.071cm solid #000000" style:vertical-align="top"/>
    </style:style>
    <style:style style:name="ce11" style:family="table-cell" style:parent-style-name="Default" style:data-style-name="N0">
      <style:table-cell-properties style:text-align-source="fix" style:repeat-content="false" style:shrink-to-fit="true" style:vertical-align="middle"/>
      <style:paragraph-properties fo:text-align="center"/>
    </style:style>
    <style:style style:name="ce12" style:family="table-cell" style:parent-style-name="Default" style:data-style-name="N0">
      <style:table-cell-properties style:shrink-to-fit="true" style:vertical-align="top"/>
    </style:style>
    <style:style style:name="ce13" style:family="table-cell" style:parent-style-name="Default" style:data-style-name="N0">
      <style:table-cell-properties fo:border-bottom="0.039cm double #000000" style:border-line-width-bottom="0.002cm 0.035cm 0.002cm" fo:background-color="#bdd7ee" fo:border-left="0.002cm solid #000000" fo:border-right="0.002cm solid #000000" fo:border-top="0.071cm solid #000000"/>
    </style:style>
    <style:style style:name="ce14" style:family="table-cell" style:parent-style-name="Default" style:data-style-name="N0"/>
    <style:style style:name="ce15"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0.002cm solid #000000" fo:border-top="0.071cm solid #000000" style:vertical-align="middle"/>
      <style:paragraph-properties fo:text-align="center"/>
    </style:style>
    <style:style style:name="ce16" style:family="table-cell" style:parent-style-name="Default" style:data-style-name="N0">
      <style:table-cell-properties fo:border-bottom="0.039cm double #000000" style:border-line-width-bottom="0.002cm 0.035cm 0.002cm" fo:background-color="#bdd7ee" fo:border-left="0.002cm solid #000000" fo:border-right="none" style:shrink-to-fit="true" fo:border-top="0.071cm solid #000000" style:vertical-align="top"/>
    </style:style>
    <style:style style:name="ce17" style:family="table-cell" style:parent-style-name="Default" style:data-style-name="N0">
      <style:table-cell-properties style:text-align-source="fix" style:repeat-content="false" fo:padding-bottom="0.035cm" fo:padding-left="0.035cm" fo:padding-right="0cm" fo:padding-top="0.035cm" style:shrink-to-fit="true" style:vertical-align="top"/>
      <style:paragraph-properties fo:text-align="end"/>
    </style:style>
    <style:style style:name="ce18" style:family="table-cell" style:parent-style-name="Default" style:data-style-name="N0">
      <style:table-cell-properties fo:border-bottom="0.039cm double #000000" style:border-line-width-bottom="0.002cm 0.035cm 0.002cm" fo:background-color="#bdd7ee" style:text-align-source="fix" style:repeat-content="false" fo:border-left="0.002cm solid #000000" fo:border-right="none" fo:border-top="0.071cm solid #000000" style:vertical-align="middle"/>
      <style:paragraph-properties fo:text-align="center"/>
    </style:style>
    <style:style style:name="ce19" style:family="table-cell" style:parent-style-name="Default" style:data-style-name="N0">
      <style:table-cell-properties fo:border-bottom="0.039cm double #000000" style:border-line-width-bottom="0.002cm 0.035cm 0.002cm" fo:background-color="#bdd7ee" fo:wrap-option="wrap" fo:border-left="0.002cm solid #000000" fo:border-right="0.071cm solid #000000" fo:border-top="0.071cm solid #000000" style:vertical-align="top"/>
    </style:style>
    <style:style style:name="ce20" style:family="table-cell" style:parent-style-name="Default" style:data-style-name="N0">
      <style:table-cell-properties fo:wrap-option="wrap" style:vertical-align="top"/>
      <style:text-properties style:font-name="Yu Gothic" style:font-name-asian="Yu Gothic" style:font-name-complex="Yu Gothic"/>
    </style:style>
    <style:style style:name="ce21" style:family="table-cell" style:parent-style-name="Default" style:data-style-name="N0">
      <style:table-cell-properties fo:wrap-option="wrap" style:vertical-align="top"/>
    </style:style>
    <style:style style:name="ce22" style:family="table-cell" style:parent-style-name="Default" style:data-style-name="N0">
      <style:table-cell-properties fo:border-bottom="0.039cm double #000000" style:border-line-width-bottom="0.002cm 0.035cm 0.002cm" fo:background-color="#bdd7ee" fo:wrap-option="wrap" fo:border-left="0.002cm solid #000000" fo:border-right="0.002cm solid #000000" fo:border-top="0.071cm solid #000000" style:vertical-align="top"/>
    </style:style>
    <style:style style:name="ce23" style:family="table-cell" style:parent-style-name="Default" style:data-style-name="N0">
      <style:table-cell-properties style:text-align-source="fix" style:repeat-content="false" fo:padding-bottom="0.035cm" fo:padding-left="0.035cm" fo:padding-right="0cm" fo:padding-top="0.035cm"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25" style:family="table-cell" style:parent-style-name="Default" style:data-style-name="N0">
      <style:table-cell-properties style:text-align-source="fix" style:repeat-content="false" fo:wrap-option="wrap" fo:padding-bottom="0.035cm" fo:padding-left="0.035cm" fo:padding-right="0cm" fo:padding-top="0.035cm" style:vertical-align="middle"/>
      <style:paragraph-properties fo:text-align="center"/>
    </style:style>
    <style:style style:name="ce26" style:family="table-cell" style:parent-style-name="Default" style:data-style-name="N0">
      <style:table-cell-properties fo:border-bottom="0.039cm double #000000" style:border-line-width-bottom="0.002cm 0.035cm 0.002cm" fo:background-color="#bdd7ee" fo:wrap-option="wrap" fo:border-left="0.002cm solid #000000" fo:border-right="none" fo:border-top="0.071cm solid #000000" style:vertical-align="top"/>
    </style:style>
    <style:style style:name="ce27" style:family="table-cell" style:parent-style-name="Default" style:data-style-name="N0">
      <style:table-cell-properties style:text-align-source="fix" style:repeat-content="false" fo:padding-bottom="0.035cm" fo:padding-left="0.035cm" fo:padding-right="0cm" fo:padding-top="0.035cm" style:shrink-to-fit="true" style:vertical-align="middle"/>
      <style:paragraph-properties fo:text-align="center"/>
    </style:style>
    <style:style style:name="ce28" style:family="table-cell" style:parent-style-name="Default" style:data-style-name="N0">
      <style:table-cell-properties fo:border-bottom="0.039cm double #000000" style:border-line-width-bottom="0.002cm 0.035cm 0.002cm" fo:background-color="#bdd7ee" fo:border-left="0.002cm solid #000000" fo:border-right="0.071cm solid #000000" fo:border-top="0.071cm solid #000000" style:vertical-align="top"/>
    </style:style>
    <style:style style:name="ce29" style:family="table-cell" style:parent-style-name="Default" style:data-style-name="N0">
      <style:table-cell-properties fo:border-bottom="0.039cm double #000000" style:border-line-width-bottom="0.002cm 0.035cm 0.002cm" fo:background-color="#bdd7ee" style:text-align-source="fix" style:repeat-content="false" fo:wrap-option="wrap" fo:border-left="0.002cm solid #000000" fo:border-right="0.002cm solid #000000" fo:border-top="0.071cm solid #000000" style:vertical-align="middle"/>
      <style:paragraph-properties fo:text-align="center"/>
    </style:style>
    <style:style style:name="ce30" style:family="table-cell" style:parent-style-name="Default" style:data-style-name="N0">
      <style:table-cell-properties style:vertical-align="top"/>
      <style:text-properties style:font-name="Yu Gothic" style:font-name-asian="Yu Gothic" style:font-name-complex="Yu Gothic"/>
    </style:style>
    <style:style style:name="gr1" style:family="graphic">
      <style:graphic-properties draw:stroke="solid" svg:stroke-color="#000000" draw:marker-start="線の終点_20_1" draw:marker-start-width="0.2cm" draw:marker-start-center="false" draw:fill="solid" draw:fill-color="#ffffc0" draw:auto-grow-height="false" draw:auto-grow-width="false" fo:padding-top="0.1cm" fo:padding-bottom="0.1cm" fo:padding-left="0.1cm" fo:padding-right="0.1cm" draw:shadow="hidden" draw:shadow-offset-x="0.1cm" draw:shadow-offset-y="0.1cm" draw:caption-escape-direction="auto"/>
    </style:style>
    <style:style style:name="gr2" style:family="graphic">
      <style:graphic-properties draw:stroke="solid" svg:stroke-width="0.035cm" svg:stroke-color="#41719c" svg:stroke-opacity="100%" draw:stroke-linejoin="miter" svg:stroke-linecap="butt" draw:fill="solid" draw:fill-color="#ffffff" draw:opacity="100%" draw:textarea-horizontal-align="left" draw:textarea-vertical-align="top" draw:auto-grow-height="false" draw:auto-grow-width="false" fo:padding-top="0.127cm" fo:padding-bottom="0.127cm" fo:padding-left="0.254cm" fo:padding-right="0.254cm" fo:wrap-option="wrap"/>
    </style:style>
    <style:style style:name="gr3" style:family="graphic">
      <style:graphic-properties draw:stroke="solid" svg:stroke-color="#000000" draw:fill="solid" draw:fill-color="#ff66cc" fo:min-height="1.996cm"/>
    </style:style>
    <style:style style:name="gr4" style:family="graphic">
      <style:graphic-properties draw:stroke="solid" svg:stroke-color="#000000" draw:fill="solid" draw:fill-color="#ffffff" fo:min-height="1.623cm"/>
    </style:style>
    <style:style style:name="gr5" style:family="graphic">
      <style:graphic-properties draw:stroke="solid" svg:stroke-color="#000000" draw:fill="solid" draw:fill-color="#ffffff" fo:min-height="3.323cm"/>
    </style:style>
    <style:style style:name="gr6" style:family="graphic">
      <style:graphic-properties draw:stroke="solid" svg:stroke-color="#000000" draw:fill="solid" draw:fill-color="#ff66cc" fo:min-height="1.708cm"/>
    </style:style>
    <style:style style:name="gr7" style:family="graphic">
      <style:graphic-properties draw:stroke="solid" svg:stroke-color="#000000" draw:fill="solid" draw:fill-color="#ffffff" fo:min-height="2.975cm"/>
    </style:style>
    <style:style style:name="gr8" style:family="graphic">
      <style:graphic-properties draw:stroke="solid" svg:stroke-color="#000000" draw:fill="solid" draw:fill-color="#ffffff" fo:min-height="4.312cm"/>
    </style:style>
    <style:style style:name="gr9" style:family="graphic">
      <style:graphic-properties draw:stroke="solid" svg:stroke-color="#000000" draw:fill="solid" draw:fill-color="#ff66cc" fo:min-height="0.976cm"/>
    </style:style>
    <style:style style:name="gr10" style:family="graphic">
      <style:graphic-properties draw:stroke="solid" svg:stroke-color="#000000" draw:fill="solid" draw:fill-color="#ff66cc" fo:min-height="1.507cm"/>
    </style:style>
    <style:style style:name="gr11" style:family="graphic">
      <style:graphic-properties draw:stroke="solid" svg:stroke-color="#000000" draw:fill="solid" draw:fill-color="#ffffff" fo:min-height="5.118cm"/>
    </style:style>
    <style:style style:name="gr12" style:family="graphic">
      <style:graphic-properties draw:stroke="solid" svg:stroke-color="#000000" draw:fill="solid" draw:fill-color="#ffffff" fo:min-height="1.889cm"/>
    </style:style>
    <style:style style:name="gr13" style:family="graphic">
      <style:graphic-properties draw:stroke="solid" svg:stroke-color="#000000" draw:fill="solid" draw:fill-color="#ffffff" fo:min-height="4.49cm"/>
    </style:style>
    <style:style style:name="gr14" style:family="graphic">
      <style:graphic-properties draw:stroke="solid" svg:stroke-color="#000000" draw:fill="solid" draw:fill-color="#ff66cc" fo:min-height="6.63cm"/>
    </style:style>
    <style:style style:name="gr15" style:family="graphic">
      <style:graphic-properties draw:stroke="solid" svg:stroke-color="#000000" draw:fill="solid" draw:fill-color="#ffffff" fo:min-height="6.711cm"/>
    </style:style>
    <style:style style:name="P1" style:family="paragraph">
      <style:paragraph-properties style:text-autospace="none" style:line-break="normal" style:writing-mode="page"/>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 style:family="paragraph">
      <style:paragraph-properties fo:margin-left="0cm" fo:margin-right="0cm" fo:margin-top="0cm" fo:margin-bottom="0cm" fo:line-height="100%" fo:text-align="start" fo:text-indent="0cm" style:punctuation-wrap="hanging" style:writing-mode="lr-tb" style:font-independent-line-spacing="false">
        <style:tab-stops/>
      </style:paragraph-properties>
    </style:style>
    <style:style style:name="P4" style:family="paragraph">
      <style:paragraph-properties style:writing-mode="lr-tb" style:font-independent-line-spacing="false"/>
    </style:style>
    <style:style style:name="P5" style:family="paragraph">
      <style:paragraph-properties fo:text-align="start" style:text-autospace="none" style:line-break="normal" style:writing-mode="page"/>
      <style:text-properties fo:hyphenate="false"/>
    </style:style>
    <style:style style:name="T1" style:family="text">
      <style:text-properties fo:color="#000000" style:text-outline="false" style:text-line-through-style="none" style:font-name="Yu Gothic" fo:font-size="11pt" fo:language="en" fo:country="US" fo:font-style="normal" fo:text-shadow="none" style:text-underline-style="none" fo:font-weight="normal" style:text-underline-mode="continuous" style:text-overline-mode="continuous" style:text-line-through-mode="continuous" style:font-name-asian="Yu Gothic" style:font-size-asian="11pt" style:language-asian="ja" style:country-asian="JP" style:font-style-asian="normal" style:font-weight-asian="normal" style:font-name-complex="Yu Gothic" style:font-size-complex="11pt" style:language-complex="hi" style:country-complex="IN" style:font-style-complex="normal" style:font-weight-complex="normal" style:text-emphasize="none" style:font-relief="none" style:text-overline-style="none" style:text-overline-color="font-color"/>
    </style:style>
    <style:style style:name="T2" style:family="text">
      <style:text-properties fo:color="#000000" style:text-line-through-style="none" style:text-position="0% 100%" fo:font-family="Calibri" fo:font-size="11pt" fo:letter-spacing="normal" fo:language="en" fo:country="US" fo:font-style="normal" style:text-underline-style="none" fo:font-weight="normal" style:text-underline-mode="continuous" style:text-overline-mode="continuous" style:text-line-through-mode="continuous" style:letter-kerning="false" style:font-family-asian="'Yu Gothic'" style:font-family-generic-asian="modern" style:font-pitch-asian="variable" style:font-size-asian="11pt" style:language-asian="ja" style:country-asian="JP" style:font-style-asian="normal" style:font-weight-asian="normal" style:font-size-complex="11pt" style:font-style-complex="normal" style:font-weight-complex="normal"/>
    </style:style>
    <style:style style:name="T3" style:family="text">
      <style:text-properties style:font-name="Yu Gothic" style:font-name-asian="Yu Gothic" style:font-name-complex="Yu Gothic"/>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table:table-cell office:value-type="string">
            <text:p>新規作成</text:p>
          </table:table-cell>
          <table:table-cell/>
        </table:table-row>
        <table:table-row table:style-name="ro2">
          <table:table-cell office:value-type="date" office:date-value="2021-07-14">
            <text:p>2021/07/14</text:p>
          </table:table-cell>
          <table:table-cell/>
          <table:table-cell office:value-type="string">
            <text:p>a1一覧操作領域sheet</text:p>
          </table:table-cell>
          <table:table-cell office:value-type="string">
            <text:p>投影の機能を加えた</text:p>
          </table:table-cell>
        </table:table-row>
        <table:table-row table:style-name="ro1">
          <table:table-cell table:number-columns-repeated="2"/>
          <table:table-cell office:value-type="string">
            <text:p>各種詳細画面</text:p>
          </table:table-cell>
          <table:table-cell table:style-name="ce5" office:value-type="string">
            <text:p>管理者、登録日、修正日を加えた</text:p>
          </table:table-cell>
        </table:table-row>
        <table:table-row table:style-name="ro2">
          <table:table-cell office:value-type="date" office:date-value="2021-07-15">
            <text:p>2021/07/15</text:p>
          </table:table-cell>
          <table:table-cell/>
          <table:table-cell office:value-type="string">
            <text:p>06詳細画面</text:p>
          </table:table-cell>
          <table:table-cell office:value-type="string">
            <text:p>sheet追加</text:p>
          </table:table-cell>
        </table:table-row>
        <table:table-row table:style-name="ro1">
          <table:table-cell table:number-columns-repeated="3"/>
          <table:table-cell table:style-name="ce5"/>
        </table:table-row>
        <table:table-row table:style-name="ro1">
          <table:table-cell table:number-columns-repeated="3"/>
          <table:table-cell table:style-name="ce6"/>
        </table:table-row>
        <table:table-row table:style-name="ro1" table:number-rows-repeated="1048568">
          <table:table-cell table:number-columns-repeated="4"/>
        </table:table-row>
        <table:table-row table:style-name="ro1">
          <table:table-cell table:number-columns-repeated="4"/>
        </table:table-row>
      </table:table>
      <table:table table:name="a0詳細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登録、更新を確定し、データベースに登録する</text:p>
          </table:table-cell>
          <table:table-cell table:style-name="ce20" office:value-type="string">
            <text:p>クリックにより、登録、更新を確定します</text:p>
          </table:table-cell>
          <table:table-cell table:number-columns-repeated="1014"/>
        </table:table-row>
        <table:table-row table:style-name="ro4">
          <table:table-cell table:formula="of:=ROW()-1" office:value-type="float" office:value="2">
            <text:p>2</text:p>
          </table:table-cell>
          <table:table-cell office:value-type="string">
            <text:p>削除</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削除する　確認ポップアップは出さない</text:p>
            <text:p>詳細画面には、ツリー上、一段上の情報を表示する</text:p>
            <text:p>デフォルトは選択不可であり、削除有効化をチェックすると、選択できるようになる</text:p>
          </table:table-cell>
          <table:table-cell table:style-name="ce20" office:value-type="string">
            <text:p>削除有効化をチェックした状態でのクリックにより、詳細領域のデータを下位ツリーのデータを含めて削除します</text:p>
          </table:table-cell>
          <table:table-cell table:number-columns-repeated="1014"/>
        </table:table-row>
        <table:table-row table:style-name="ro5">
          <table:table-cell table:formula="of:=ROW()-1" office:value-type="float" office:value="3">
            <text:p>3</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クにより、詳細領域のデータをクリップボードに複写する</text:p>
            <text:p>新規登録時にはクリックできない</text:p>
          </table:table-cell>
          <table:table-cell table:style-name="ce20" office:value-type="string">
            <text:p>クリックにより、詳細領域のデータをクリップボードに複写します</text:p>
          </table:table-cell>
          <table:table-cell table:number-columns-repeated="1014"/>
        </table:table-row>
        <table:table-row table:style-name="ro6">
          <table:table-cell table:formula="of:=ROW()-1" office:value-type="float" office:value="4">
            <text:p>4</text:p>
          </table:table-cell>
          <table:table-cell office:value-type="string">
            <text:p>取消</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table:style-name="ce20" office:value-type="string">
            <text:p>クリップボードに複写した内容を抹消する　他の画面で複写した内容も抹消する</text:p>
            <text:p>新規登録時にはクリックでいない</text:p>
            <text:p>クリップボードに複写されていない状態ではクリックできない</text:p>
          </table:table-cell>
          <table:table-cell table:style-name="ce20" office:value-type="string">
            <text:p>クリップボードに複写した内容を抹消します</text:p>
          </table:table-cell>
          <table:table-cell table:number-columns-repeated="1014"/>
        </table:table-row>
        <table:table-row table:style-name="ro5">
          <table:table-cell table:formula="of:=ROW()-1" office:value-type="float" office:value="5">
            <text:p>5</text:p>
          </table:table-cell>
          <table:table-cell office:value-type="string">
            <text:p>削除有効化</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詳細操作領域</text:p>
          </table:table-cell>
          <table:table-cell/>
          <table:table-cell table:style-name="ce20" office:value-type="string">
            <text:p>チェックにより、詳細領域、一覧領域にある削除ハイパーリンクを有効にする</text:p>
            <text:p>新規登録時にはクリックできない</text:p>
          </table:table-cell>
          <table:table-cell office:value-type="string">
            <text:p>チェックを入れることで削除ボタンがクリックできるようになります（削除権限がある場合）</text:p>
          </table:table-cell>
          <table:table-cell table:number-columns-repeated="1014"/>
        </table:table-row>
        <table:table-row table:style-name="ro2">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table:table-cell office:value-type="string">
            <text:p>yyyy/mm/dd hh:MM:ss で表示</text:p>
          </table:table-cell>
          <table:table-cell table:number-columns-repeated="1015"/>
        </table:table-row>
        <table:table-row table:style-name="ro3">
          <table:table-cell table:formula="of:=ROW()-1" office:value-type="float" office:value="7">
            <text:p>7</text:p>
          </table:table-cell>
          <table:table-cell office:value-type="string">
            <text:p>登録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詳細操作領域</text:p>
          </table:table-cell>
          <table:table-cell office:value-type="string">
            <text:p>〇</text:p>
          </table:table-cell>
          <table:table-cell office:value-type="string">
            <text:p>クリックにより、登録者の人員詳細に遷移する</text:p>
          </table:table-cell>
          <table:table-cell office:value-type="string">
            <text:p>クリックにより、登録者の人員詳細に遷移します</text:p>
          </table:table-cell>
          <table:table-cell table:number-columns-repeated="1014"/>
        </table:table-row>
        <table:table-row table:style-name="ro1" table:number-rows-repeated="1048567">
          <table:table-cell table:number-columns-repeated="1024"/>
        </table:table-row>
        <table:table-row table:style-name="ro1">
          <table:table-cell table:number-columns-repeated="1024"/>
        </table:table-row>
      </table:table>
      <table:table table:name="a1一覧操作領域" table:style-name="ta2" table:print="false">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21"/>
        <table:table-column table:style-name="co12" table:default-cell-style-name="ce21"/>
        <table:table-column table:style-name="co6" table:number-columns-repeated="1014" table:default-cell-style-name="ce14"/>
        <table:table-row table:style-name="ro1">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2.013cm" svg:y="0cm" draw:caption-point-x="-6.714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一覧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table:number-columns-repeated="2"/>
          <table:table-cell table:number-columns-repeated="1014"/>
        </table:table-row>
        <table:table-row table:style-name="ro5">
          <table:table-cell table:formula="of:=ROW()-1" office:value-type="float" office:value="2">
            <text:p>2</text:p>
          </table:table-cell>
          <table:table-cell office:value-type="string">
            <text:p>新規</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詳細情報に属する下位情報を新規登録する詳細画面に遷移する</text:p>
          </table:table-cell>
          <table:table-cell table:style-name="ce20" office:value-type="string">
            <text:p>クリックにより、詳細情報に属する下位情報を新規登録する詳細画面に遷移します</text:p>
          </table:table-cell>
          <table:table-cell table:number-columns-repeated="1014"/>
        </table:table-row>
        <table:table-row table:style-name="ro5">
          <table:table-cell table:formula="of:=ROW()-1" office:value-type="float" office:value="3">
            <text:p>3</text:p>
          </table:table-cell>
          <table:table-cell office:value-type="string">
            <text:p>移動</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移動する　移動元からは抹消される</text:p>
          </table:table-cell>
          <table:table-cell table:style-name="ce20" office:value-type="string">
            <text:p>クリックにより、クリップボードにコピーした情報を、一覧に移動します　移動元からは抹消されます</text:p>
          </table:table-cell>
          <table:table-cell table:number-columns-repeated="1014"/>
        </table:table-row>
        <table:table-row table:style-name="ro5">
          <table:table-cell table:formula="of:=ROW()-1" office:value-type="float" office:value="4">
            <text:p>4</text:p>
          </table:table-cell>
          <table:table-cell office:value-type="string">
            <text:p>挿入</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挿入する　移動元は消えない</text:p>
          </table:table-cell>
          <table:table-cell table:style-name="ce20" office:value-type="string">
            <text:p>クリックにより、クリップボードにコピーした情報を、一覧に挿入します　移動元は消えません</text:p>
          </table:table-cell>
          <table:table-cell table:number-columns-repeated="1014"/>
        </table:table-row>
        <table:table-row table:style-name="ro5">
          <table:table-cell table:formula="of:=ROW()-1" office:value-type="float" office:value="5">
            <text:p>5</text:p>
          </table:table-cell>
          <table:table-cell office:value-type="string">
            <text:p>投影</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クリップボードにコピーした情報を、一覧にショートカットとして投影する　移動元は消えない</text:p>
          </table:table-cell>
          <table:table-cell table:style-name="ce20" office:value-type="string">
            <text:p>クリックにより、クリップボードにコピーした情報を、一覧にショートカットして投影します　移動元は消えません</text:p>
          </table:table-cell>
          <table:table-cell table:number-columns-repeated="1014"/>
        </table:table-row>
        <table:table-row table:style-name="ro3">
          <table:table-cell table:formula="of:=ROW()-1" office:value-type="float" office:value="6">
            <text:p>6</text:p>
          </table:table-cell>
          <table:table-cell office:value-type="string">
            <text:p>&lt;&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先端ページに遷移する</text:p>
          </table:table-cell>
          <table:table-cell table:style-name="ce20" office:value-type="string">
            <text:p>クリックにより、最先端ページに遷移します</text:p>
          </table:table-cell>
          <table:table-cell table:number-columns-repeated="1014"/>
        </table:table-row>
        <table:table-row table:style-name="ro1">
          <table:table-cell table:formula="of:=ROW()-1" office:value-type="float" office:value="7">
            <text:p>7</text:p>
          </table:table-cell>
          <table:table-cell office:value-type="string">
            <text:p>&l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前ページに遷移する</text:p>
          </table:table-cell>
          <table:table-cell table:style-name="ce20" office:value-type="string">
            <text:p>クリックにより、前ページに遷移します</text:p>
          </table:table-cell>
          <table:table-cell table:number-columns-repeated="1014"/>
        </table:table-row>
        <table:table-row table:style-name="ro1">
          <table:table-cell table:formula="of:=ROW()-1" office:value-type="float" office:value="8">
            <text:p>8</text:p>
          </table:table-cell>
          <table:table-cell office:value-type="string">
            <text:p>ページ番号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17" office:value-type="string">
            <text:p>一覧操作領域</text:p>
          </table:table-cell>
          <table:table-cell/>
          <table:table-cell table:style-name="ce20"/>
          <table:table-cell table:number-columns-repeated="1015"/>
        </table:table-row>
        <table:table-row table:style-name="ro1">
          <table:table-cell table:formula="of:=ROW()-1" office:value-type="float" office:value="9">
            <text:p>9</text:p>
          </table:table-cell>
          <table:table-cell office:value-type="string">
            <text:p>&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後ページに遷移する</text:p>
          </table:table-cell>
          <table:table-cell table:style-name="ce20" office:value-type="string">
            <text:p>クリックにより、後ページに遷移します</text:p>
          </table:table-cell>
          <table:table-cell table:number-columns-repeated="1014"/>
        </table:table-row>
        <table:table-row table:style-name="ro3">
          <table:table-cell table:formula="of:=ROW()-1" office:value-type="float" office:value="10">
            <text:p>10</text:p>
          </table:table-cell>
          <table:table-cell office:value-type="string">
            <text:p>&gt;&gt;</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最後尾ページに遷移する</text:p>
          </table:table-cell>
          <table:table-cell table:style-name="ce20" office:value-type="string">
            <text:p>クリックにより、最後尾ページに遷移します</text:p>
          </table:table-cell>
          <table:table-cell table:number-columns-repeated="1014"/>
        </table:table-row>
        <table:table-row table:style-name="ro6">
          <table:table-cell table:formula="of:=ROW()-1" office:value-type="float" office:value="11">
            <text:p>11</text:p>
          </table:table-cell>
          <table:table-cell office:value-type="string">
            <text:p>検索</text:p>
          </table:table-cell>
          <table:table-cell table:style-name="ce11" office:value-type="string">
            <text:p>テキスト</text:p>
          </table:table-cell>
          <table:table-cell table:style-name="ce8" office:value-type="string">
            <text:p>-</text:p>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検索文字に従い検索し、一覧に表示するレコードを限定する</text:p>
            <text:p>文字が入力されていない場合は、全件（詳細情報直下の情報を全て）を表示する</text:p>
          </table:table-cell>
          <table:table-cell table:style-name="ce20" office:value-type="string">
            <text:p>クリックにより、検索文字に従い検索し、一覧に表示するレコードを限定します</text:p>
            <text:p>文字が入力されていない場合は、全件（詳細情報直下の情報を全て）を表示します</text:p>
          </table:table-cell>
          <table:table-cell table:number-columns-repeated="1014"/>
        </table:table-row>
        <table:table-row table:style-name="ro7">
          <table:table-cell table:formula="of:=ROW()-1" office:value-type="float" office:value="12">
            <text:p>12</text:p>
          </table:table-cell>
          <table:table-cell office:value-type="string">
            <text:p>検索文字</text:p>
          </table:table-cell>
          <table:table-cell table:style-name="ce11" office:value-type="string">
            <text:p>テキストボックス</text:p>
          </table:table-cell>
          <table:table-cell table:style-name="ce8"/>
          <table:table-cell office:value-type="string">
            <text:p>I</text:p>
          </table:table-cell>
          <table:table-cell table:style-name="ce8" office:value-type="string">
            <text:p>-</text:p>
          </table:table-cell>
          <table:table-cell table:style-name="ce17" office:value-type="string">
            <text:p>一覧操作領域</text:p>
          </table:table-cell>
          <table:table-cell/>
          <table:table-cell table:style-name="ce20" office:value-type="string">
            <text:p>検索する文字　名称部分のみを検索対象とする</text:p>
            <text:p>入力可能は文字数は32</text:p>
          </table:table-cell>
          <table:table-cell table:style-name="ce20" office:value-type="string">
            <text:p>検索する文字</text:p>
          </table:table-cell>
          <table:table-cell table:number-columns-repeated="1014"/>
        </table:table-row>
        <table:table-row table:style-name="ro1">
          <table:table-cell table:formula="of:=ROW()-1" office:value-type="float" office:value="13">
            <text:p>13</text:p>
          </table:table-cell>
          <table:table-cell office:value-type="string">
            <text:p>一覧開閉</text:p>
          </table:table-cell>
          <table:table-cell table:style-name="ce11" office:value-type="string">
            <text:p>テキスト</text:p>
          </table:table-cell>
          <table:table-cell table:style-name="ce8" office:value-type="string">
            <text:p>-</text:p>
            <draw:custom-shape table:end-cell-address="a1一覧操作領域.F16" table:end-x="0.249cm" table:end-y="0.355cm" draw:z-index="0" draw:name="吹き出し: 角を丸めた四角形 1" draw:style-name="gr2" draw:text-style-name="P3" svg:width="1.99cm" svg:height="1.207cm" svg:x="0.178cm" svg:y="0.136cm">
              <text:p text:style-name="P2"><text:span text:style-name="T2">検討中</text:span></text:p>
              <draw:enhanced-geometry svg:viewBox="0 0 21600 21600" draw:text-areas="800 800 20800 20800" draw:glue-points="?f40 ?f41" draw:type="non-primitive" draw:modifiers="4957.9105976896 -13428.4768211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office:value-type="string">
            <text:p>I</text:p>
          </table:table-cell>
          <table:table-cell table:style-name="ce8" office:value-type="string">
            <text:p>-</text:p>
          </table:table-cell>
          <table:table-cell table:style-name="ce17" office:value-type="string">
            <text:p>一覧操作領域</text:p>
          </table:table-cell>
          <table:table-cell office:value-type="string">
            <text:p>〇</text:p>
          </table:table-cell>
          <table:table-cell table:style-name="ce20" office:value-type="string">
            <text:p>クリックにより、一覧を開閉する</text:p>
          </table:table-cell>
          <table:table-cell table:style-name="ce20" office:value-type="string">
            <text:p>クリックにより、一覧を開閉します</text:p>
          </table:table-cell>
          <table:table-cell table:number-columns-repeated="1014"/>
        </table:table-row>
        <table:table-row table:style-name="ro1">
          <table:table-cell table:number-columns-repeated="1024"/>
        </table:table-row>
        <table:table-row table:style-name="ro1">
          <table:table-cell/>
          <table:table-cell>
            <draw:frame table:end-cell-address="a1一覧操作領域.C20" table:end-x="1.742cm" table:end-y="0.194cm" draw:z-index="1" draw:style-name="gr3" svg:width="7.349cm" svg:height="1.996cm" svg:x="0.782cm" svg:y="0.173cm">
              <draw:text-box>
                <text:p>現時点では種別はテキストだが、今後、画像のアイコンとする方向で検討する</text:p>
              </draw:text-box>
            </draw:frame>
          </table:table-cell>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01ログイン" table:style-name="ta2">
        <office:forms form:automatic-focus="false" form:apply-design-mode="false"/>
        <table:table-column table:style-name="co4" table:default-cell-style-name="ce8"/>
        <table:table-column table:style-name="co13" table:default-cell-style-name="ce21"/>
        <table:table-column table:style-name="co14" table:default-cell-style-name="ce12"/>
        <table:table-column table:style-name="co7" table:default-cell-style-name="ce8"/>
        <table:table-column table:style-name="co8" table:default-cell-style-name="ce14"/>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3"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619cm" svg:height="1.947cm" svg:x="21.59cm" svg:y="0cm" draw:caption-point-x="-7.788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ユーザ名</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number-columns-repeated="2"/>
          <table:table-cell table:style-name="ce20" office:value-type="string">
            <text:p>ユーザ名となったメールアドレスを入力します</text:p>
          </table:table-cell>
          <table:table-cell table:number-columns-repeated="1014"/>
        </table:table-row>
        <table:table-row table:style-name="ro1">
          <table:table-cell table:formula="of:=ROW()-1" office:value-type="float" office:value="2">
            <text:p>2</text:p>
          </table:table-cell>
          <table:table-cell office:value-type="string">
            <text:p>パスワード</text:p>
          </table:table-cell>
          <table:table-cell table:style-name="ce11" office:value-type="string">
            <text:p>テキストボックス</text:p>
          </table:table-cell>
          <table:table-cell office:value-type="float" office:value="32">
            <text:p>32</text:p>
          </table:table-cell>
          <table:table-cell table:style-name="ce8"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ログインボタン</text:p>
          </table:table-cell>
          <table:table-cell table:style-name="ce11" office:value-type="string">
            <text:p>ボタン</text:p>
          </table:table-cell>
          <table:table-cell office:value-type="string">
            <text:p>-</text:p>
          </table:table-cell>
          <table:table-cell table:style-name="ce23"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table:style-name="ce20" office:value-type="string">
            <text:p>クリックにより、作業管理システムにログインする</text:p>
          </table:table-cell>
          <table:table-cell table:style-name="ce20" office:value-type="string">
            <text:p>クリックにより、作業管理システムにログインし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2パスワード変更" table:style-name="ta2">
        <office:forms form:automatic-focus="false" form:apply-design-mode="false"/>
        <table:table-column table:style-name="co4" table:default-cell-style-name="ce8"/>
        <table:table-column table:style-name="co13" table:default-cell-style-name="ce21"/>
        <table:table-column table:style-name="co17" table:default-cell-style-name="ce12"/>
        <table:table-column table:style-name="co7" table:default-cell-style-name="ce14"/>
        <table:table-column table:style-name="co8" table:default-cell-style-name="ce8"/>
        <table:table-column table:style-name="co15" table:number-columns-repeated="2" table:default-cell-style-name="ce21"/>
        <table:table-column table:style-name="co10" table:default-cell-style-name="ce8"/>
        <table:table-column table:style-name="co16" table:default-cell-style-name="ce21"/>
        <table:table-column table:style-name="co12"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26" office:value-type="string">
            <text:p>表示位置</text:p>
          </table:table-cell>
          <table:table-cell table:style-name="ce18" office:value-type="string">
            <office:annotation draw:style-name="gr1" draw:text-style-name="P1" svg:width="3.471cm" svg:height="1.947cm" svg:x="20.659cm" svg:y="0cm" draw:caption-point-x="-6.815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旧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現行パスワードを入力します</text:p>
          </table:table-cell>
          <table:table-cell table:number-columns-repeated="1014"/>
        </table:table-row>
        <table:table-row table:style-name="ro1">
          <table:table-cell table:formula="of:=ROW()-1" office:value-type="float" office:value="2">
            <text:p>2</text:p>
          </table:table-cell>
          <table:table-cell office:value-type="string">
            <text:p>新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5" office:value-type="string">
            <text:p>全体画面</text:p>
          </table:table-cell>
          <table:table-cell/>
          <table:table-cell office:value-type="string">
            <text:p>デフォルトは文字表示の隠ぺい</text:p>
          </table:table-cell>
          <table:table-cell table:style-name="ce20" office:value-type="string">
            <text:p>新しいパスワードを入力します</text:p>
          </table:table-cell>
          <table:table-cell table:number-columns-repeated="1014"/>
        </table:table-row>
        <table:table-row table:style-name="ro3">
          <table:table-cell table:formula="of:=ROW()-1" office:value-type="float" office:value="3">
            <text:p>3</text:p>
          </table:table-cell>
          <table:table-cell office:value-type="string">
            <text:p>パスワード露出</text:p>
          </table:table-cell>
          <table:table-cell table:style-name="ce11" office:value-type="string">
            <text:p>チェックボックス</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table:table-cell office:value-type="string">
            <text:p>チェック時にパスワードが見えるようになる</text:p>
          </table:table-cell>
          <table:table-cell office:value-type="string">
            <text:p>チェック時にパスワードが見えるようになります</text:p>
          </table:table-cell>
          <table:table-cell table:number-columns-repeated="1014"/>
        </table:table-row>
        <table:table-row table:style-name="ro3">
          <table:table-cell table:formula="of:=ROW()-1" office:value-type="float" office:value="4">
            <text:p>4</text:p>
          </table:table-cell>
          <table:table-cell office:value-type="string">
            <text:p>確定ボタン</text:p>
          </table:table-cell>
          <table:table-cell table:style-name="ce11" office:value-type="string">
            <text:p>ボタン</text:p>
          </table:table-cell>
          <table:table-cell table:style-name="ce23" office:value-type="string">
            <text:p>-</text:p>
          </table:table-cell>
          <table:table-cell office:value-type="string">
            <text:p>-</text:p>
          </table:table-cell>
          <table:table-cell table:style-name="ce25" office:value-type="string">
            <text:p>-</text:p>
          </table:table-cell>
          <table:table-cell table:style-name="ce25" office:value-type="string">
            <text:p>全体画面</text:p>
          </table:table-cell>
          <table:table-cell office:value-type="string">
            <text:p>〇</text:p>
          </table:table-cell>
          <table:table-cell office:value-type="string">
            <text:p>クリックにより、パスワードを変更し前画面に戻る</text:p>
          </table:table-cell>
          <table:table-cell office:value-type="string">
            <text:p>クリックにより、パスワードを変更し前画面に戻ります</text:p>
          </table:table-cell>
          <table:table-cell table:number-columns-repeated="1014"/>
        </table:table-row>
        <table:table-row table:style-name="ro1" table:number-rows-repeated="2">
          <table:table-cell table:number-columns-repeated="9"/>
          <table:table-cell table:style-name="ce20"/>
          <table:table-cell table:number-columns-repeated="1014"/>
        </table:table-row>
        <table:table-row table:style-name="ro1">
          <table:table-cell table:number-columns-repeated="1024"/>
        </table:table-row>
        <table:table-row table:style-name="ro1" table:number-rows-repeated="4">
          <table:table-cell table:number-columns-repeated="9"/>
          <table:table-cell table:style-name="ce20"/>
          <table:table-cell table:number-columns-repeated="1014"/>
        </table:table-row>
        <table:table-row table:style-name="ro1" table:number-rows-repeated="1048563">
          <table:table-cell table:number-columns-repeated="1024"/>
        </table:table-row>
        <table:table-row table:style-name="ro1">
          <table:table-cell table:number-columns-repeated="1024"/>
        </table:table-row>
      </table:table>
      <table:table table:name="04ヘッダ画面" table:style-name="ta2">
        <office:forms form:automatic-focus="false" form:apply-design-mode="false"/>
        <table:table-column table:style-name="co4" table:default-cell-style-name="ce8"/>
        <table:table-column table:style-name="co5" table:default-cell-style-name="ce6"/>
        <table:table-column table:style-name="co6" table:default-cell-style-name="ce12"/>
        <table:table-column table:style-name="co7" table:default-cell-style-name="ce14"/>
        <table:table-column table:style-name="co8" table:default-cell-style-name="ce8"/>
        <table:table-column table:style-name="co6" table:default-cell-style-name="ce6"/>
        <table:table-column table:style-name="co9" table:default-cell-style-name="ce12"/>
        <table:table-column table:style-name="co10" table:default-cell-style-name="ce8"/>
        <table:table-column table:style-name="co11" table:default-cell-style-name="ce6"/>
        <table:table-column table:style-name="co18" table:default-cell-style-name="ce14"/>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9" office:value-type="string">
            <text:p>入力制限</text:p>
          </table:table-cell>
          <table:table-cell table:style-name="ce16" office:value-type="string">
            <text:p>表示位置</text:p>
          </table:table-cell>
          <table:table-cell table:style-name="ce18" office:value-type="string">
            <text:p>AC</text:p>
          </table:table-cell>
          <table:table-cell table:style-name="ce28"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バージョン</text:p>
          </table:table-cell>
          <table:table-cell table:style-name="ce11" office:value-type="string">
            <text:p>テキスト</text:p>
          </table:table-cell>
          <table:table-cell table:style-name="ce8" office:value-type="float" office:value="7">
            <text:p>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3">
          <table:table-cell table:formula="of:=ROW()-1" office:value-type="float" office:value="2">
            <text:p>2</text:p>
          </table:table-cell>
          <table:table-cell office:value-type="string">
            <text:p>メッセージ</text:p>
          </table:table-cell>
          <table:table-cell table:style-name="ce11" office:value-type="string">
            <text:p>テキスト</text:p>
          </table:table-cell>
          <table:table-cell table:style-name="ce8"/>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エラーやワーニングなどのメッセージを表示</text:p>
          </table:table-cell>
          <table:table-cell table:number-columns-repeated="1015"/>
        </table:table-row>
        <table:table-row table:style-name="ro1">
          <table:table-cell table:formula="of:=ROW()-1" office:value-type="float" office:value="3">
            <text:p>3</text:p>
          </table:table-cell>
          <table:table-cell office:value-type="string">
            <text:p>ユーザ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table:table-cell table:number-columns-repeated="1015"/>
        </table:table-row>
        <table:table-row table:style-name="ro2">
          <table:table-cell table:formula="of:=ROW()-1" office:value-type="float" office:value="4">
            <text:p>4</text:p>
          </table:table-cell>
          <table:table-cell office:value-type="string">
            <text:p>ログイン日時</text:p>
          </table:table-cell>
          <table:table-cell table:style-name="ce11" office:value-type="string">
            <text:p>テキスト</text:p>
          </table:table-cell>
          <table:table-cell table:style-name="ce8" office:value-type="float" office:value="17">
            <text:p>17</text:p>
          </table:table-cell>
          <table:table-cell office:value-type="string">
            <text:p>O</text:p>
          </table:table-cell>
          <table:table-cell table:style-name="ce8" office:value-type="string">
            <text:p>-</text:p>
          </table:table-cell>
          <table:table-cell table:style-name="ce27" office:value-type="string">
            <text:p>ヘッダ画面</text:p>
          </table:table-cell>
          <table:table-cell/>
          <table:table-cell table:style-name="ce21" office:value-type="string">
            <text:p>yyyy/mm/dd hh:MM:ss で表示</text:p>
          </table:table-cell>
          <table:table-cell table:number-columns-repeated="1015"/>
        </table:table-row>
        <table:table-row table:style-name="ro1">
          <table:table-cell table:number-columns-repeated="2"/>
          <table:table-cell>
            <draw:custom-shape table:end-cell-address="04ヘッダ画面.E8" table:end-x="0.372cm" table:end-y="0.411cm" draw:z-index="0" draw:name="吹き出し: 角を丸めた四角形 1" draw:style-name="gr2" draw:text-style-name="P4" svg:width="1.99cm" svg:height="1.207cm" svg:x="1.292cm" svg:y="0.191cm">
              <text:p text:style-name="P2"><text:span text:style-name="T2">検討中</text:span></text:p>
              <draw:enhanced-geometry svg:viewBox="0 0 21600 21600" draw:text-areas="800 800 20800 20800" draw:glue-points="?f40 ?f41" draw:type="non-primitive" draw:modifiers="8264 -287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1"/>
        </table:table-row>
        <table:table-row table:style-name="ro1" table:number-rows-repeated="1048569">
          <table:table-cell table:number-columns-repeated="1024"/>
        </table:table-row>
        <table:table-row table:style-name="ro1">
          <table:table-cell table:number-columns-repeated="1024"/>
        </table:table-row>
      </table:table>
      <table:table table:name="05ツリー画面" table:style-name="ta2">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6">
          <table:table-cell table:formula="of:=ROW()-1" office:value-type="float" office:value="1">
            <text:p>1</text:p>
          </table:table-cell>
          <table:table-cell office:value-type="string">
            <text:p>閉じる（開く）ボタン</text:p>
          </table:table-cell>
          <table:table-cell table:style-name="ce11" office:value-type="string">
            <text:p>画像</text:p>
          </table:table-cell>
          <table:table-cell office:value-type="string">
            <text:p>-</text:p>
          </table:table-cell>
          <table:table-cell office:value-type="string">
            <text:p>I</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するとツリー画面を閉じ、詳細画面が拡大する</text:p>
            <text:p>再度クリックするとツリー画面が開き、詳細画面が縮小する</text:p>
            <text:p/>
          </table:table-cell>
          <table:table-cell table:style-name="ce21" office:value-type="string">
            <text:p>ツリー画面を開閉します</text:p>
          </table:table-cell>
          <table:table-cell table:number-columns-repeated="1014"/>
        </table:table-row>
        <table:table-row table:style-name="ro1">
          <table:table-cell/>
          <table:table-cell>
            <draw:frame table:end-cell-address="05ツリー画面.I7" table:end-x="1.376cm" table:end-y="0.008cm" draw:z-index="0" draw:style-name="gr4" svg:width="16.494cm" svg:height="1.623cm" svg:x="0.592cm" svg:y="0.36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6詳細画面"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1">
          <table:table-cell/>
          <table:table-cell>
            <draw:frame table:end-cell-address="06詳細画面.I9" table:end-x="1.376cm" table:end-y="0.227cm" draw:z-index="0" draw:style-name="gr5" svg:width="16.494cm" svg:height="3.323cm" svg:x="0.592cm" svg:y="0.36cm">
              <draw:text-box>
                <text:p>詳細画面は、参照権限があるログインユーザにのみ表示する</text:p>
                <text:p>登録権限の無いユーザは、配下の機能を新規登録できない</text:p>
                <text:p>更新権限の無いユーザは、端末からの入力部分が全て入力できず、確定ボタンも押せない</text:p>
                <text:p>削除権限の無いユーザは、削除できない</text:p>
                <text:p/>
                <text:p>※登録、更新、削除の権限がある場合、参照権限もまた自動的に付与される</text:p>
              </draw:text-box>
            </draw:frame>
          </table:table-cell>
          <table:table-cell table:number-columns-repeated="4"/>
          <table:table-cell table:style-name="ce17"/>
          <table:table-cell table:number-columns-repeated="1017"/>
        </table:table-row>
        <table:table-row table:style-name="ro1" table:number-rows-repeated="2">
          <table:table-cell table:number-columns-repeated="6"/>
          <table:table-cell table:style-name="ce17"/>
          <table:table-cell table:number-columns-repeated="1017"/>
        </table:table-row>
        <table:table-row table:style-name="ro1" table:number-rows-repeated="3">
          <table:table-cell table:number-columns-repeated="1024"/>
        </table:table-row>
        <table:table-row table:style-name="ro1">
          <table:table-cell table:number-columns-repeated="5"/>
          <table:table-cell>
            <draw:frame table:end-cell-address="06詳細画面.I11" table:end-x="4.233cm" table:end-y="0.289cm" draw:z-index="1" draw:style-name="gr6" svg:width="7.349cm" svg:height="1.708cm" svg:x="1.249cm" svg:y="0.062cm">
              <draw:text-box>
                <text:p>スパイラル01では、権限による制御は必要ない</text:p>
              </draw:text-box>
            </draw:frame>
          </table:table-cell>
          <table:table-cell table:number-columns-repeated="1018"/>
        </table:table-row>
        <table:table-row table:style-name="ro1" table:number-rows-repeated="4">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2">
          <table:table-cell table:number-columns-repeated="1024"/>
        </table:table-row>
        <table:table-row table:style-name="ro1">
          <table:table-cell table:number-columns-repeated="1024"/>
        </table:table-row>
      </table:table>
      <table:table table:name="07確認メッセージ表示" table:style-name="ta2" table:print="false">
        <office:forms form:automatic-focus="false" form:apply-design-mode="false"/>
        <table:table-column table:style-name="co4" table:default-cell-style-name="ce8"/>
        <table:table-column table:style-name="co5" table:default-cell-style-name="ce21"/>
        <table:table-column table:style-name="co19" table:default-cell-style-name="ce12"/>
        <table:table-column table:style-name="co7" table:default-cell-style-name="ce8"/>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21"/>
        <table:table-column table:style-name="co21" table:default-cell-style-name="ce14"/>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5"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27cm" svg:y="0cm" draw:caption-point-x="-9.047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table:style-name="ce21"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メッセージ</text:p>
          </table:table-cell>
          <table:table-cell table:style-name="ce11" office:value-type="string">
            <text:p>テキスト</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table:table-cell office:value-type="string">
            <text:p>メッセージ一覧にある確認メッセージ表示にある文字を表示する</text:p>
          </table:table-cell>
          <table:table-cell table:style-name="ce21"/>
          <table:table-cell table:number-columns-repeated="1014"/>
        </table:table-row>
        <table:table-row table:style-name="ro5">
          <table:table-cell table:formula="of:=ROW()-1" office:value-type="float" office:value="2">
            <text:p>2</text:p>
          </table:table-cell>
          <table:table-cell office:value-type="string">
            <text:p>OK</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て、ポップアップ呼び出し元にある処理を実行する</text:p>
          </table:table-cell>
          <table:table-cell table:style-name="ce21"/>
          <table:table-cell table:number-columns-repeated="1014"/>
        </table:table-row>
        <table:table-row table:style-name="ro5">
          <table:table-cell table:formula="of:=ROW()-1" office:value-type="float" office:value="3">
            <text:p>3</text:p>
          </table:table-cell>
          <table:table-cell office:value-type="string">
            <text:p>CANCEL</text:p>
          </table:table-cell>
          <table:table-cell table:style-name="ce11" office:value-type="string">
            <text:p>ボタン</text:p>
          </table:table-cell>
          <table:table-cell office:value-type="string">
            <text:p>-</text:p>
          </table:table-cell>
          <table:table-cell office:value-type="string">
            <text:p>O</text:p>
          </table:table-cell>
          <table:table-cell table:style-name="ce8" office:value-type="string">
            <text:p>-</text:p>
          </table:table-cell>
          <table:table-cell table:style-name="ce27" office:value-type="string">
            <text:p>-</text:p>
          </table:table-cell>
          <table:table-cell office:value-type="string">
            <text:p>〇</text:p>
          </table:table-cell>
          <table:table-cell office:value-type="string">
            <text:p>クリックにより、確認メッセージのポップアップを閉じる　ポップアップ呼び出し元にある処理を実行しない</text:p>
          </table:table-cell>
          <table:table-cell table:style-name="ce21"/>
          <table:table-cell table:number-columns-repeated="1014"/>
        </table:table-row>
        <table:table-row table:style-name="ro1">
          <table:table-cell table:number-columns-repeated="6"/>
          <table:table-cell table:style-name="ce17"/>
          <table:table-cell table:number-columns-repeated="1017"/>
        </table:table-row>
        <table:table-row table:style-name="ro1" table:number-rows-repeated="8">
          <table:table-cell table:number-columns-repeated="1024"/>
        </table:table-row>
        <table:table-row table:style-name="ro1">
          <table:table-cell table:number-columns-repeated="4"/>
          <table:table-cell table:style-name="ce24"/>
          <table:table-cell table:number-columns-repeated="1019"/>
        </table:table-row>
        <table:table-row table:style-name="ro1" table:number-rows-repeated="1048561">
          <table:table-cell table:number-columns-repeated="1024"/>
        </table:table-row>
        <table:table-row table:style-name="ro1">
          <table:table-cell table:number-columns-repeated="1024"/>
        </table:table-row>
      </table:table>
      <table:table table:name="08部署トップ" table:style-name="ta2" table:print="false">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部署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部署にアクセスする権限が部署や人員に加わる</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08部署トップ.I15" table:end-x="2.008cm" table:end-y="0.035cm" draw:z-index="0" draw:style-name="gr7" svg:width="16.494cm" svg:height="2.975cm" svg:x="0.001cm" svg:y="0.023cm">
              <draw:text-box>
                <text:p>概要に記す文字</text:p>
                <text:p>作業管理を行う部署、作業を行う部署、作業を行うにあたって対象となる取引先や部署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09部署詳細" table:style-name="ta2">
        <office:forms form:automatic-focus="false" form:apply-design-mode="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3" table:default-cell-style-name="ce14"/>
        <table:table-column table:style-name="co6" table:default-cell-style-name="Default"/>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8" office:value-type="string">
            <text:p>英数記号</text:p>
          </table:table-cell>
          <table:table-cell table:style-name="ce27" office:value-type="string">
            <text:p>詳細領域</text:p>
          </table:table-cell>
          <table:table-cell/>
          <table:table-cell office:value-type="string">
            <text:p>部署の名称</text:p>
            <text:p>登録、更新時に入力必須</text:p>
          </table:table-cell>
          <table:table-cell office:value-type="string">
            <text:p>部署の名称を入力します</text:p>
          </table:table-cell>
          <table:table-cell table:number-columns-repeated="1014"/>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table:style-name="ce21"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本情報を管理している管理者の番号</text:p>
            <text:p>新規登録時には、登録者の人員番号</text:p>
            <text:p>管理者自身とシステム管理者だけが修正できる</text:p>
          </table:table-cell>
          <table:table-cell office:value-type="string">
            <text:p>部署情報を修正、抹消できる管理者を変更する場合、ここを修正します</text:p>
            <text:p><text:span text:style-name="T3">管理者自身とシステム管理者だけが修正できます</text:span></text:p>
          </table:table-cell>
          <table:table-cell table:number-columns-repeated="1013"/>
          <table:table-cell table:style-name="ce14"/>
        </table:table-row>
        <table:table-row table:style-name="ro3">
          <table:table-cell table:formula="of:=ROW()-1" office:value-type="float" office:value="4">
            <text:p>4</text:p>
          </table:table-cell>
          <table:table-cell table:style-name="ce21"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管理者の人員詳細に遷移する</text:p>
            <text:p>管理者人員番号に該当する作業者の名称</text:p>
          </table:table-cell>
          <table:table-cell table:number-columns-repeated="1014"/>
          <table:table-cell table:style-name="ce14"/>
        </table:table-row>
        <table:table-row table:style-name="ro3">
          <table:table-cell table:formula="of:=ROW()-1" office:value-type="float" office:value="5">
            <text:p>5</text:p>
          </table:table-cell>
          <table:table-cell table:style-name="ce21"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4"/>
          <table:table-cell table:style-name="ce14"/>
        </table:table-row>
        <table:table-row table:style-name="ro1">
          <table:table-cell table:formula="of:=ROW()-1" office:value-type="float" office:value="6">
            <text:p>6</text:p>
          </table:table-cell>
          <table:table-cell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新規登録した日時</text:p>
          </table:table-cell>
          <table:table-cell table:number-columns-repeated="1015"/>
        </table:table-row>
        <table:table-row table:style-name="ro1">
          <table:table-cell table:formula="of:=ROW()-1" office:value-type="float" office:value="7">
            <text:p>7</text:p>
          </table:table-cell>
          <table:table-cell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最後に修正した日時</text:p>
          </table:table-cell>
          <table:table-cell table:number-columns-repeated="1015"/>
        </table:table-row>
        <table:table-row table:style-name="ro8">
          <table:table-cell table:formula="of:=ROW()-1" office:value-type="float" office:value="8">
            <text:p>8</text:p>
          </table:table-cell>
          <table:table-cell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部署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上位部署名を表示し、クリックによりその部署詳細に遷移</text:p>
            <text:p>上位部署の参照権限がある場合のみクリックできる</text:p>
          </table:table-cell>
          <table:table-cell office:value-type="string">
            <text:p>クリックにより、上位部署に遷移する</text:p>
          </table:table-cell>
          <table:table-cell table:number-columns-repeated="1014"/>
        </table:table-row>
        <table:table-row table:style-name="ro1">
          <table:table-cell table:formula="of:=ROW()-1" office:value-type="float" office:value="11">
            <text:p>11</text:p>
          </table:table-cell>
          <table:table-cell office:value-type="string">
            <text:p>状態</text:p>
          </table:table-cell>
          <table:table-cell table:style-name="ce11" office:value-type="string">
            <text:p>コンボボックス</text:p>
          </table:table-cell>
          <table:table-cell table:style-name="ce8"/>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コード一覧の部署状態から選択</text:p>
          </table:table-cell>
          <table:table-cell office:value-type="string">
            <text:p>部署の状態を選択します</text:p>
          </table:table-cell>
          <table:table-cell table:number-columns-repeated="1014"/>
        </table:table-row>
        <table:table-row table:style-name="ro5">
          <table:table-cell table:formula="of:=ROW()-1" office:value-type="float" office:value="12">
            <text:p>12</text:p>
          </table:table-cell>
          <table:table-cell office:value-type="string">
            <text:p>責任者</text:p>
          </table:table-cell>
          <table:table-cell table:style-name="ce11" office:value-type="string">
            <text:p>コンボボックス</text:p>
          </table:table-cell>
          <table:table-cell table:style-name="ce8" office:value-type="float" office:value="32">
            <text:p>3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office:value-type="string">
            <text:p>クリックにより、責任者を選択する</text:p>
            <text:p>コンボボックスには、人員一覧のうち、部署直属の人員を表示する</text:p>
          </table:table-cell>
          <table:table-cell office:value-type="string">
            <text:p>部署の責任者を選択します</text:p>
          </table:table-cell>
          <table:table-cell table:number-columns-repeated="1014"/>
        </table:table-row>
        <table:table-row table:style-name="ro1">
          <table:table-cell table:formula="of:=ROW()-1" office:value-type="float" office:value="13">
            <text:p>13</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1"/>
          <table:table-cell table:number-columns-repeated="1015"/>
        </table:table-row>
        <table:table-row table:style-name="ro6">
          <table:table-cell table:formula="of:=ROW()-1" office:value-type="float" office:value="14">
            <text:p>14</text:p>
          </table:table-cell>
          <table:table-cell table:style-name="ce21" office:value-type="string">
            <text:p>マイツリー</text:p>
            <draw:frame table:end-cell-address="09部署詳細.B16" table:end-x="6.353cm" table:end-y="0.432cm" draw:z-index="1" draw:style-name="gr6" svg:width="6.137cm" svg:height="1.708cm" svg:x="0.216cm" svg:y="0.743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1"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style-name="ce20" office:value-type="string">
            <text:p><text:span text:style-name="T3">クリックにより、マイツリーに追加します</text:span></text:p>
            <text:p><text:span text:style-name="T3">既に追加していた場合は、マイツリーから削除します</text:span></text:p>
          </table:table-cell>
          <table:table-cell table:number-columns-repeated="1014"/>
        </table:table-row>
        <table:table-row table:style-name="ro1">
          <table:table-cell table:number-columns-repeated="1024"/>
        </table:table-row>
        <table:table-row table:style-name="ro1">
          <table:table-cell/>
          <table:table-cell office:value-type="string">
            <text:p>※上記は本画面の機能に依存した項目のみ記載　詳細操作領域に表示する基本項目は省略</text:p>
          </table:table-cell>
          <table:table-cell table:number-columns-repeated="1022"/>
        </table:table-row>
        <table:table-row table:style-name="ro1">
          <table:table-cell/>
          <table:table-cell office:value-type="string">
            <text:p>※下位の部署一覧を表示する</text:p>
          </table:table-cell>
          <table:table-cell table:number-columns-repeated="1022"/>
        </table:table-row>
        <table:table-row table:style-name="ro1">
          <table:table-cell/>
          <table:table-cell office:value-type="string">
            <text:p>※所属する人員一覧を表示する</text:p>
          </table:table-cell>
          <table:table-cell table:number-columns-repeated="1022"/>
        </table:table-row>
        <table:table-row table:style-name="ro1">
          <table:table-cell/>
          <table:table-cell office:value-type="string">
            <text:p>※この部署に許可された権限一覧を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office:value-type="string">
            <text:p>　新規登録時には、上位が部署トップの場合、この部署定義自身に参照アクセスできる権限設定を初期表示する</text:p>
          </table:table-cell>
          <table:table-cell table:number-columns-repeated="3"/>
          <table:table-cell table:style-name="ce21"/>
          <table:table-cell table:number-columns-repeated="2"/>
          <table:table-cell table:style-name="ce21"/>
          <table:table-cell table:number-columns-repeated="1015"/>
        </table:table-row>
        <table:table-row table:style-name="ro1">
          <table:table-cell/>
          <table:table-cell>
            <draw:frame table:end-cell-address="09部署詳細.I31" table:end-x="2.36cm" table:end-y="0.344cm" draw:z-index="0" draw:style-name="gr8" svg:width="16.494cm" svg:height="4.312cm" svg:x="0.353cm" svg:y="0.477cm">
              <draw:text-box>
                <text:p>現在日が運用開始日、運用終了日の範囲外であり、かつ部署状態が稼働中である場合、部署状態の最新化を促すメッセージ【】【】をメッセージ表示領域に出力する　また本部署詳細の変更権限があるユーザのツリー画面には、未着手アイコンを表示する</text:p>
                <text:p>現在日が運用開始日、運用終了日の範囲内であり、かつ部署状態が廃止である場合も同様</text:p>
                <text:p/>
                <text:p>権限が何も無い場合、警告メッセージ【】を表示する</text:p>
                <text:p/>
              </draw:text-box>
            </draw:frame>
          </table:table-cell>
          <table:table-cell table:number-columns-repeated="6"/>
          <table:table-cell>
            <draw:frame table:end-cell-address="09部署詳細.I25" table:end-x="10.227cm" table:end-y="0.42cm" draw:z-index="2" draw:style-name="gr6" svg:width="7.349cm" svg:height="1.708cm" svg:x="2.878cm" svg:y="0.194cm">
              <draw:text-box>
                <text:p>スパイラル01では、権限の表示や制御は必要ない　ダミーの一覧画面を表示すれば良い</text:p>
              </draw:text-box>
            </draw:frame>
          </table:table-cell>
          <table:table-cell table:number-columns-repeated="1015"/>
        </table:table-row>
        <table:table-row table:style-name="ro1" table:number-rows-repeated="1048553">
          <table:table-cell table:number-columns-repeated="1024"/>
        </table:table-row>
        <table:table-row table:style-name="ro1">
          <table:table-cell table:number-columns-repeated="1024"/>
        </table:table-row>
      </table:table>
      <table:table table:name="10部署一覧" table:style-name="ta2">
        <office:forms form:automatic-focus="false" form:apply-design-mode="false"/>
        <table:table-column table:style-name="co4" table:default-cell-style-name="ce8"/>
        <table:table-column table:style-name="co5" table:default-cell-style-name="ce21"/>
        <table:table-column table:style-name="co22"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3"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493cm" svg:height="1.947cm" svg:x="25.548cm" svg:y="0cm" draw:caption-point-x="-10.207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部署の名称を表示</text:p>
            <text:p>運用開始日と運用終了日の範囲外なら、取り消し線を表示</text:p>
            <text:p><text:span text:style-name="T3">クリックによりその部署詳細に遷移</text:span></text:p>
          </table:table-cell>
          <table:table-cell office:value-type="string">
            <text:p>クリックにより、当該部署に遷移します</text:p>
          </table:table-cell>
          <table:table-cell table:number-columns-repeated="1014"/>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部署名を表示し、クリックによりその部署詳細に遷移</text:p>
            <text:p><text:span text:style-name="T3">上位部署の参照権限がある場合のみクリックできる</text:span></text:p>
          </table:table-cell>
          <table:table-cell office:value-type="string">
            <text:p>クリックにより、上位部署に遷移します</text:p>
          </table:table-cell>
          <table:table-cell table:number-columns-repeated="1014"/>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表示</text:p>
          </table:table-cell>
          <table:table-cell table:number-columns-repeated="1015"/>
        </table:table-row>
        <table:table-row table:style-name="ro5">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人員詳細の参照権限がある場合のみクリックでき</text:span><text:span text:style-name="T3">る</text:span></text:p>
          </table:table-cell>
          <table:table-cell office:value-type="string">
            <text:p>クリックにより、責任者の人員詳細に遷移します</text:p>
          </table:table-cell>
          <table:table-cell table:number-columns-repeated="1014"/>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office:value-type="string">
            <text:p>クリックにより、部署情報をクリップボードにコピーします</text:p>
          </table:table-cell>
          <table:table-cell table:number-columns-repeated="1014"/>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を削除する　ツリー配下の部署、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部署を削除します　ツリー配下の部署、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0部署一覧.I15" table:end-x="2.517cm" table:end-y="0.121cm" draw:z-index="0" draw:style-name="gr4" svg:width="16.494cm" svg:height="1.623cm" svg:x="0.594cm" svg:y="0.473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1人員詳細" table:style-name="ta2">
        <office:forms form:automatic-focus="false" form:apply-design-mode="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詳細領域</text:p>
          </table:table-cell>
          <table:table-cell/>
          <table:table-cell table:style-name="ce6" office:value-type="string">
            <text:p>人員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8">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人員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開始する日</text:p>
            <text:p>新規登録時に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3">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table:style-name="ce6" office:value-type="string">
            <text:p>人員の運用を終了する日</text:p>
            <text:p>新規登録時には、なし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ログイン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作業管理システムへのログイン権限があるかどうかを示す</text:p>
            <text:p>クリックでパスワード入力欄を表示または隠蔽する</text:p>
          </table:table-cell>
          <table:table-cell table:number-columns-repeated="1015"/>
        </table:table-row>
        <table:table-row table:style-name="ro7">
          <table:table-cell table:formula="of:=ROW()-1" office:value-type="float" office:value="11">
            <text:p>1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ログイン時のユーザIDとなる</text:p>
            <text:p>作業管理システムにログインする人員には、入力が必須</text:p>
          </table:table-cell>
          <table:table-cell table:number-columns-repeated="1015"/>
        </table:table-row>
        <table:table-row table:style-name="ro1">
          <table:table-cell table:formula="of:=ROW()-1" office:value-type="float" office:value="12">
            <text:p>12</text:p>
          </table:table-cell>
          <table:table-cell office:value-type="string">
            <text:p>パスワード</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英数</text:p>
          </table:table-cell>
          <table:table-cell table:style-name="ce27" office:value-type="string">
            <text:p>詳細領域</text:p>
          </table:table-cell>
          <table:table-cell/>
          <table:table-cell office:value-type="string">
            <text:p>デフォルトでは隠蔽表示する</text:p>
          </table:table-cell>
          <table:table-cell table:number-columns-repeated="1015"/>
        </table:table-row>
        <table:table-row table:style-name="ro5">
          <table:table-cell table:formula="of:=ROW()-1" office:value-type="float" office:value="13">
            <text:p>13</text:p>
          </table:table-cell>
          <table:table-cell office:value-type="string">
            <text:p>パスワード露出</text:p>
          </table:table-cell>
          <table:table-cell table:style-name="ce11" office:value-type="string">
            <text:p>チェックボックス</text:p>
          </table:table-cell>
          <table:table-cell table:style-name="ce8" office:value-type="string">
            <text:p>-</text:p>
          </table:table-cell>
          <table:table-cell table:style-name="ce23" office:value-type="string">
            <text:p>-</text:p>
          </table:table-cell>
          <table:table-cell table:style-name="ce24" office:value-type="string">
            <text:p>-</text:p>
          </table:table-cell>
          <table:table-cell table:style-name="ce27" office:value-type="string">
            <text:p>詳細領域</text:p>
          </table:table-cell>
          <table:table-cell/>
          <table:table-cell office:value-type="string">
            <text:p>チェック時にパスワードを見えるようにする</text:p>
            <text:p>新規登録でない場合は、システム管理者のみ表示する</text:p>
          </table:table-cell>
          <table:table-cell table:number-columns-repeated="1015"/>
        </table:table-row>
        <table:table-row table:style-name="ro8">
          <table:table-cell table:formula="of:=ROW()-1" office:value-type="float" office:value="14">
            <text:p>14</text:p>
          </table:table-cell>
          <table:table-cell office:value-type="string">
            <text:p>メール送信試験</text:p>
            <draw:frame table:end-cell-address="11人員詳細.C16" table:end-x="0.716cm" table:end-y="0.022cm" draw:z-index="2" draw:style-name="gr9" svg:width="6.7cm" svg:height="0.976cm" svg:x="0.405cm" svg:y="0.671cm">
              <draw:text-box>
                <text:p>スパイラル01では、画面に表示のみで良い　送信はできなくて良い</text:p>
              </draw:text-box>
            </draw:frame>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入力したメールアドレスにメールを送信し、送信試験を行う</text:p>
            <text:p>試験結果メッセージをメッセージ表示領域に表示する</text:p>
          </table:table-cell>
          <table:table-cell table:number-columns-repeated="1015"/>
        </table:table-row>
        <table:table-row table:style-name="ro2">
          <table:table-cell table:formula="of:=ROW()-1" office:value-type="float" office:value="15">
            <text:p>15</text:p>
          </table:table-cell>
          <table:table-cell office:value-type="string">
            <text:p>人員状態</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コード一覧の人員状態から選択</text:p>
          </table:table-cell>
          <table:table-cell table:number-columns-repeated="1015"/>
        </table:table-row>
        <table:table-row table:style-name="ro5">
          <table:table-cell table:formula="of:=ROW()-1" office:value-type="float" office:value="16">
            <text:p>16</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司の人員名を表示し、クリックにより人員詳細に遷移する</text:p>
            <text:p><text:span text:style-name="T3">上位人員の参照権限がある場合のみクリックできる</text:span></text:p>
          </table:table-cell>
          <table:table-cell table:number-columns-repeated="1015"/>
        </table:table-row>
        <table:table-row table:style-name="ro5">
          <table:table-cell table:formula="of:=ROW()-1" office:value-type="float" office:value="17">
            <text:p>17</text:p>
          </table:table-cell>
          <table:table-cell office:value-type="string">
            <text:p>システム管理者</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24" office:value-type="string">
            <text:p>-</text:p>
          </table:table-cell>
          <table:table-cell table:style-name="ce27" office:value-type="string">
            <text:p>詳細領域</text:p>
          </table:table-cell>
          <table:table-cell/>
          <table:table-cell office:value-type="string">
            <text:p>人員がシステム管理者かどうかを設定する</text:p>
            <text:p>ログインユーザがシステム管理者である場合のみ表示する</text:p>
          </table:table-cell>
          <table:table-cell table:number-columns-repeated="1015"/>
        </table:table-row>
        <table:table-row table:style-name="ro1">
          <table:table-cell table:formula="of:=ROW()-1" office:value-type="float" office:value="18">
            <text:p>18</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6">
          <table:table-cell table:formula="of:=ROW()-1" office:value-type="float" office:value="19">
            <text:p>19</text:p>
          </table:table-cell>
          <table:table-cell office:value-type="string">
            <text:p>マイツリー</text:p>
            <draw:frame table:end-cell-address="11人員詳細.C21" table:end-x="1.471cm" table:end-y="0.219cm" draw:z-index="1" draw:style-name="gr10" svg:width="7.349cm" svg:height="1.507cm" svg:x="0.511cm" svg:y="0.731cm">
              <draw:text-box>
                <text:p>スパイラル01では、画面に表示のみで良い　マイツリーへの追加削除はできなくて良い</text:p>
              </draw:text-box>
            </draw:frame>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2">
          <table:table-cell/>
          <table:table-cell table:style-name="ce6" office:value-type="string">
            <text:p>※所属する部署一覧を表示する（複数部署に所属可)</text:p>
          </table:table-cell>
          <table:table-cell table:number-columns-repeated="1022"/>
        </table:table-row>
        <table:table-row table:style-name="ro1">
          <table:table-cell/>
          <table:table-cell table:style-name="ce6" office:value-type="string">
            <text:p>※この人員に許可された権限一覧を表示する</text:p>
          </table:table-cell>
          <table:table-cell table:number-columns-repeated="1022"/>
        </table:table-row>
        <table:table-row table:style-name="ro1">
          <table:table-cell table:number-columns-repeated="1024"/>
        </table:table-row>
        <table:table-row table:style-name="ro1">
          <table:table-cell/>
          <table:table-cell>
            <draw:frame table:end-cell-address="11人員詳細.I36" table:end-x="2.243cm" table:end-y="0.183cm" draw:z-index="0" draw:style-name="gr11" svg:width="16.494cm" svg:height="5.118cm" svg:x="0.594cm" svg:y="0.003cm">
              <draw:text-box>
                <text:p>顧客にシステム管理者がいなくなる状態を防ぐために</text:p>
                <text:p>運用開始日が過去　かつ　運用終了日なし　かつ　ログイン権限あり　のシステム管理者が顧客当たりに一人以上存在する状態を維持する</text:p>
                <text:p>それを維持できない登録が行われたら、エラーメッセージを出し登録をしない</text:p>
                <text:p/>
                <text:p>現在日が運用開始日、運用終了日の範囲外であり、かつ人員状態が在職である場合、人員状態の最新化を促すメッセージをメッセージ表示領域に出力する　また本人員詳細の変更権限があるユーザのツリー画面には、未着手アイコンを表示する</text:p>
                <text:p>現在日が運用開始日、運用終了日の範囲内であり、かつ人員状態が退職である場合も同様</text:p>
                <text:p/>
                <text:p/>
              </draw:text-box>
            </draw:frame>
          </table:table-cell>
          <table:table-cell table:number-columns-repeated="1022"/>
        </table:table-row>
        <table:table-row table:style-name="ro1" table:number-rows-repeated="1048549">
          <table:table-cell table:number-columns-repeated="1024"/>
        </table:table-row>
        <table:table-row table:style-name="ro1">
          <table:table-cell table:number-columns-repeated="1024"/>
        </table:table-row>
      </table:table>
      <table:table table:name="12人員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人員の名称を表示</text:p>
            <text:p>運用開始日と運用終了日の範囲外なら、取り消し線を表示</text:p>
            <text:p><text:span text:style-name="T3">クリックによりその人員詳細に遷移</text:span></text:p>
            <text:p><text:span text:style-name="T3">人員の参照権限がある場合のみクリックできる</text:span></text:p>
          </table:table-cell>
          <table:table-cell table:number-columns-repeated="1015"/>
        </table:table-row>
        <table:table-row table:style-name="ro5">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人員名を表示し、クリックによりその人員詳細に遷移</text:p>
            <text:p><text:span text:style-name="T3">上位人員の参照権限がある場合のみクリックできる</text:span></text:p>
          </table:table-cell>
          <table:table-cell table:number-columns-repeated="1015"/>
        </table:table-row>
        <table:table-row table:style-name="ro1">
          <table:table-cell table:formula="of:=ROW()-1" office:value-type="float" office:value="4">
            <text:p>4</text:p>
          </table:table-cell>
          <table:table-cell office:value-type="string">
            <text:p>状態</text:p>
          </table:table-cell>
          <table:table-cell table:style-name="ce11" office:value-type="string">
            <text:p>テキスト</text:p>
          </table:table-cell>
          <table:table-cell table:style-name="ce8" office:value-type="float" office:value="8">
            <text:p>8</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コード一覧の部署状態から選択</text:p>
          </table:table-cell>
          <table:table-cell table:number-columns-repeated="1015"/>
        </table:table-row>
        <table:table-row table:style-name="ro3">
          <table:table-cell table:formula="of:=ROW()-1" office:value-type="float" office:value="5">
            <text:p>5</text:p>
          </table:table-cell>
          <table:table-cell office:value-type="string">
            <text:p>責任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責任者の人員詳細に遷移する</text:p>
            <text:p><text:span text:style-name="T3">責任者の参照権限がある場合のみクリックできる</text:span></text:p>
          </table:table-cell>
          <table:table-cell table:number-columns-repeated="1015"/>
        </table:table-row>
        <table:table-row table:style-name="ro3">
          <table:table-cell table:formula="of:=ROW()-1" office:value-type="float" office:value="6">
            <text:p>6</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部署情報をクリップボードにコピーする</text:p>
          </table:table-cell>
          <table:table-cell table:number-columns-repeated="1015"/>
        </table:table-row>
        <table:table-row table:style-name="ro6">
          <table:table-cell table:formula="of:=ROW()-1" office:value-type="float" office:value="7">
            <text:p>7</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人員を削除する　ツリー配下の人員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人員を削除します　ツリー配下の人員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2人員一覧.I14" table:end-x="2.472cm" table:end-y="0.424cm" draw:z-index="0" draw:style-name="gr4" svg:width="16.494cm" svg:height="1.623cm" svg:x="0.781cm" svg:y="0.282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4">
          <table:table-cell table:number-columns-repeated="1024"/>
        </table:table-row>
        <table:table-row table:style-name="ro1">
          <table:table-cell table:number-columns-repeated="1024"/>
        </table:table-row>
      </table:table>
      <table:table table:name="13作業場所トップ" table:style-name="ta2" table:print="false">
        <table:table-column table:style-name="co4" table:default-cell-style-name="ce8"/>
        <table:table-column table:style-name="co5" table:default-cell-style-name="ce6"/>
        <table:table-column table:style-name="co15" table:default-cell-style-name="ce12"/>
        <table:table-column table:style-name="co7" table:default-cell-style-name="ce14"/>
        <table:table-column table:style-name="co8" table:default-cell-style-name="ce8"/>
        <table:table-column table:style-name="co6" table:default-cell-style-name="ce14"/>
        <table:table-column table:style-name="co9" table:default-cell-style-name="ce12"/>
        <table:table-column table:style-name="co10" table:default-cell-style-name="ce8"/>
        <table:table-column table:style-name="co20" table:default-cell-style-name="ce6"/>
        <table:table-column table:style-name="co21" table:default-cell-style-name="ce21"/>
        <table:table-column table:style-name="co6" table:number-columns-repeated="1014" table:default-cell-style-name="ce14"/>
        <table:table-row table:style-name="ro3">
          <table:table-cell table:style-name="ce7" office:value-type="string">
            <text:p>No</text:p>
          </table:table-cell>
          <table:table-cell table:style-name="ce9"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13" office:value-type="string">
            <text:p>入力制限</text:p>
          </table:table-cell>
          <table:table-cell table:style-name="ce16" office:value-type="string">
            <text:p>表示位置</text:p>
          </table:table-cell>
          <table:table-cell table:style-name="ce18" office:value-type="string">
            <office:annotation draw:style-name="gr1" draw:text-style-name="P1" svg:width="3.556cm" svg:height="1.947cm" svg:x="25.506cm" svg:y="0cm" draw:caption-point-x="-10.249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28"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office:value-type="string">
            <text:p>概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英数記号</text:p>
          </table:table-cell>
          <table:table-cell table:style-name="ce27" office:value-type="string">
            <text:p>詳細領域</text:p>
          </table:table-cell>
          <table:table-cell/>
          <table:table-cell office:value-type="string">
            <text:p>作業場所ツリーの概要を説明</text:p>
          </table:table-cell>
          <table:table-cell table:number-columns-repeated="1015"/>
        </table:table-row>
        <table:table-row table:style-name="ro1">
          <table:table-cell table:style-name="Default" table:number-columns-repeated="1024"/>
        </table:table-row>
        <table:table-row table:style-name="ro1">
          <table:table-cell/>
          <table:table-cell office:value-type="string">
            <text:p>※詳細操作領域に表示する項目は複写と削除有効化のみ</text:p>
          </table:table-cell>
          <table:table-cell table:number-columns-repeated="1022"/>
        </table:table-row>
        <table:table-row table:style-name="ro1">
          <table:table-cell/>
          <table:table-cell office:value-type="string">
            <text:p>※ここで複写を行い、部署や人員の詳細画面で権限付与を行うと、全ての作業場所にアクセスする権限が部署や人員に加わる</text:p>
          </table:table-cell>
          <table:table-cell table:number-columns-repeated="1022"/>
        </table:table-row>
        <table:table-row table:style-name="ro1">
          <table:table-cell/>
          <table:table-cell office:value-type="string">
            <text:p>※下位の作業場所一覧を表示する</text:p>
          </table:table-cell>
          <table:table-cell table:number-columns-repeated="1022"/>
        </table:table-row>
        <table:table-row table:style-name="ro1">
          <table:table-cell table:style-name="Default" table:number-columns-repeated="1024"/>
        </table:table-row>
        <table:table-row table:style-name="ro1">
          <table:table-cell table:number-columns-repeated="1024"/>
        </table:table-row>
        <table:table-row table:style-name="ro1">
          <table:table-cell/>
          <table:table-cell>
            <draw:frame table:end-cell-address="13作業場所トップ.I15" table:end-x="2.008cm" table:end-y="0.035cm" draw:z-index="0" draw:style-name="gr7" svg:width="16.494cm" svg:height="2.975cm" svg:x="0.001cm" svg:y="0.023cm">
              <draw:text-box>
                <text:p>概要に記す文字</text:p>
                <text:p>作業を行う場所を登録します</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14作業場所詳細"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場所の名称</text:p>
            <text:p>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場所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8">
            <text:p>8</text:p>
          </table:table-cell>
          <table:table-cell office:value-type="string">
            <text:p>郵便番号</text:p>
          </table:table-cell>
          <table:table-cell table:style-name="ce11" office:value-type="string">
            <text:p>郵便番号</text:p>
          </table:table-cell>
          <table:table-cell table:style-name="ce8" office:value-type="string">
            <text:p>-</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office:value-type="string">
            <text:p>作業場所の郵便番号</text:p>
            <text:p>新規登録時には、上位の郵便番号を表示する</text:p>
          </table:table-cell>
          <table:table-cell table:number-columns-repeated="1015"/>
        </table:table-row>
        <table:table-row table:style-name="ro2">
          <table:table-cell table:formula="of:=ROW()-1" office:value-type="float" office:value="9">
            <text:p>9</text:p>
          </table:table-cell>
          <table:table-cell office:value-type="string">
            <text:p>住所自動設定</text:p>
          </table:table-cell>
          <table:table-cell table:style-name="ce11" office:value-type="string">
            <text:p>ボタン</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郵便番号から住所を割り出し、住所１に設定する</text:p>
          </table:table-cell>
          <table:table-cell table:number-columns-repeated="1015"/>
        </table:table-row>
        <table:table-row table:style-name="ro3">
          <table:table-cell table:formula="of:=ROW()-1" office:value-type="float" office:value="10">
            <text:p>10</text:p>
          </table:table-cell>
          <table:table-cell office:value-type="string">
            <text:p>住所１</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１を表示する</text:p>
          </table:table-cell>
          <table:table-cell table:number-columns-repeated="1015"/>
        </table:table-row>
        <table:table-row table:style-name="ro3">
          <table:table-cell table:formula="of:=ROW()-1" office:value-type="float" office:value="11">
            <text:p>11</text:p>
          </table:table-cell>
          <table:table-cell office:value-type="string">
            <text:p>住所２</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新規登録時には、上位の住所２を表示する</text:p>
          </table:table-cell>
          <table:table-cell table:number-columns-repeated="1015"/>
        </table:table-row>
        <table:table-row table:style-name="ro9">
          <table:table-cell table:formula="of:=ROW()-1" office:value-type="float" office:value="12">
            <text:p>12</text:p>
          </table:table-cell>
          <table:table-cell office:value-type="string">
            <text:p>グーグルURL文字列</text:p>
          </table:table-cell>
          <table:table-cell table:style-name="ce11" office:value-type="string">
            <text:p>テキストボックス</text:p>
          </table:table-cell>
          <table:table-cell table:style-name="ce8" office:value-type="float" office:value="256">
            <text:p>256</text:p>
          </table:table-cell>
          <table:table-cell office:value-type="string">
            <text:p>I</text:p>
          </table:table-cell>
          <table:table-cell table:style-name="ce24" office:value-type="string">
            <text:p>URL</text:p>
          </table:table-cell>
          <table:table-cell table:style-name="ce27" office:value-type="string">
            <text:p>詳細領域</text:p>
          </table:table-cell>
          <table:table-cell office:value-type="string">
            <text:p>〇</text:p>
          </table:table-cell>
          <table:table-cell office:value-type="string">
            <text:p>新規登録時には、上位のURLを表示する</text:p>
            <text:p>クリックにより、URLのアドレスに遷移する</text:p>
          </table:table-cell>
          <table:table-cell table:number-columns-repeated="1015"/>
        </table:table-row>
        <table:table-row table:style-name="ro1">
          <table:table-cell table:formula="of:=ROW()-1" office:value-type="float" office:value="13">
            <text:p>13</text:p>
          </table:table-cell>
          <table:table-cell table:style-name="ce6"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number-columns-repeated="1016"/>
          <table:table-cell table:style-name="Default"/>
        </table:table-row>
        <table:table-row table:style-name="ro8">
          <table:table-cell table:formula="of:=ROW()-1" office:value-type="float" office:value="14">
            <text:p>14</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場所名を表示し、クリックにより上位の作業場所詳細に遷移する</text:p>
            <text:p><text:span text:style-name="T3">上位作業場所への参照権限がある場合のみクリックできる</text:span></text:p>
          </table:table-cell>
          <table:table-cell table:number-columns-repeated="1015"/>
        </table:table-row>
        <table:table-row table:style-name="ro6">
          <table:table-cell table:formula="of:=ROW()-1" office:value-type="float" office:value="15">
            <text:p>15</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場所一覧を表示する</text:p>
          </table:table-cell>
          <table:table-cell table:number-columns-repeated="1022"/>
        </table:table-row>
        <table:table-row table:style-name="ro1">
          <table:table-cell/>
          <table:table-cell table:style-name="ce6" office:value-type="string">
            <text:p>※この作業場所へのアクセスができる人員を権限一覧として表示する</text:p>
          </table:table-cell>
          <table:table-cell table:number-columns-repeated="1022"/>
        </table:table-row>
        <table:table-row table:style-name="ro1">
          <table:table-cell/>
          <table:table-cell table:style-name="ce6" office:value-type="string">
            <text:p>　そのさい、上位が作業定義トップの場合、権限無しで初期表示する</text:p>
          </table:table-cell>
          <table:table-cell table:number-columns-repeated="1021"/>
          <table:table-cell table:style-name="Default"/>
        </table:table-row>
        <table:table-row table:style-name="ro1" table:number-rows-repeated="1048554">
          <table:table-cell table:number-columns-repeated="1024"/>
        </table:table-row>
        <table:table-row table:style-name="ro1">
          <table:table-cell table:number-columns-repeated="1024"/>
        </table:table-row>
      </table:table>
      <table:table table:name="15作業場所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場所の名称を表示</text:p>
            <text:p><text:span text:style-name="T3">クリックによりその作業場所詳細に遷移</text:span></text:p>
            <text:p><text:span text:style-name="T3">作業場所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場所名を表示し、クリックによりその作業場所詳細に遷移</text:p>
            <text:p><text:span text:style-name="T3">上位作業場所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場所を削除する　ツリー配下の作業場所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場所を削除します　ツリー配下の作業場所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number-columns-repeated="1024"/>
        </table:table-row>
        <table:table-row table:style-name="ro1">
          <table:table-cell/>
          <table:table-cell>
            <draw:frame table:end-cell-address="15作業場所一覧.I13" table:end-x="1.691cm" table:end-y="0.206cm" draw:z-index="0" draw:style-name="gr4" svg:width="16.494cm" svg:height="1.623cm" svg:x="0cm" svg:y="0.065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17作業定義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 登録、更新時に入力必須</text:p>
          </table:table-cell>
          <table:table-cell table:number-columns-repeated="1015"/>
        </table:table-row>
        <table:table-row table:style-name="ro2">
          <table:table-cell table:formula="of:=ROW()-1" office:value-type="float" office:value="2">
            <text:p>2</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DB登録時に割り振られた番号</text:p>
          </table:table-cell>
          <table:table-cell table:number-columns-repeated="1015"/>
        </table:table-row>
        <table:table-row table:style-name="ro6">
          <table:table-cell table:formula="of:=ROW()-1" office:value-type="float" office:value="3">
            <text:p>3</text:p>
          </table:table-cell>
          <table:table-cell office:value-type="string">
            <text:p>管理者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6" office:value-type="string">
            <text:p>本情報を管理している管理者の番号</text:p>
            <text:p>新規登録時には、登録者の人員番号</text:p>
            <text:p><text:span text:style-name="T3">管理者自身とシステム管理者だけが修正できる</text:span></text:p>
          </table:table-cell>
          <table:table-cell office:value-type="string">
            <text:p>作業定義情報を修正、抹消できる管理者を変更する場合、ここを修正します</text:p>
            <text:p><text:span text:style-name="T3">管理者自身とシステム管理者だけが修正できます</text:span></text:p>
          </table:table-cell>
          <table:table-cell table:number-columns-repeated="1014"/>
        </table:table-row>
        <table:table-row table:style-name="ro3">
          <table:table-cell table:formula="of:=ROW()-1" office:value-type="float" office:value="4">
            <text:p>4</text:p>
          </table:table-cell>
          <table:table-cell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管理者の人員詳細に遷移する</text:p>
            <text:p>管理者人員番号に該当する作業者の名称</text:p>
          </table:table-cell>
          <table:table-cell table:number-columns-repeated="1015"/>
        </table:table-row>
        <table:table-row table:style-name="ro3">
          <table:table-cell table:formula="of:=ROW()-1" office:value-type="float" office:value="5">
            <text:p>5</text:p>
          </table:table-cell>
          <table:table-cell office:value-type="string">
            <text:p>管理者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人員の候補を一覧表示し、選択するとその番号が管理者人員番号に表示される</text:p>
          </table:table-cell>
          <table:table-cell table:number-columns-repeated="1015"/>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8">
          <table:table-cell table:formula="of:=ROW()-1" office:value-type="float" office:value="8">
            <text:p>8</text:p>
          </table:table-cell>
          <table:table-cell table:style-name="ce6" office:value-type="string">
            <text:p>運用開始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開始する日</text:p>
            <text:p>※新規登録時には、上位作業定義の値を設定　最上位の場合は画面を開いた日付を設定</text:p>
          </table:table-cell>
          <table:table-cell office:value-type="string">
            <text:p>運用開始日が「なし」なら、本定義の運用が保留状態になります　作成、検討の途中で置いておく場合にも使います</text:p>
          </table:table-cell>
          <table:table-cell table:number-columns-repeated="1014"/>
        </table:table-row>
        <table:table-row table:style-name="ro5">
          <table:table-cell table:formula="of:=ROW()-1" office:value-type="float" office:value="9">
            <text:p>9</text:p>
          </table:table-cell>
          <table:table-cell table:style-name="ce6" office:value-type="string">
            <text:p>運用終了日</text:p>
          </table:table-cell>
          <table:table-cell table:style-name="ce11" office:value-type="string">
            <text:p>日付</text:p>
          </table:table-cell>
          <table:table-cell table:style-name="ce8" office:value-type="string">
            <text:p>-</text:p>
          </table:table-cell>
          <table:table-cell office:value-type="string">
            <text:p>I</text:p>
          </table:table-cell>
          <table:table-cell table:style-name="ce8" office:value-type="string">
            <text:p>日付</text:p>
          </table:table-cell>
          <table:table-cell table:style-name="ce27" office:value-type="string">
            <text:p>詳細領域</text:p>
          </table:table-cell>
          <table:table-cell/>
          <table:table-cell office:value-type="string">
            <text:p>作業定義の運用を終了する日</text:p>
            <text:p>※新規登録時には、上位作業定義の値を設定　最上位の場合は空白を設定</text:p>
          </table:table-cell>
          <table:table-cell office:value-type="string">
            <text:p>運用終了日が「なし」なら、終了日は未定になります</text:p>
          </table:table-cell>
          <table:table-cell table:number-columns-repeated="1014"/>
        </table:table-row>
        <table:table-row table:style-name="ro5">
          <table:table-cell table:formula="of:=ROW()-1" office:value-type="float" office:value="10">
            <text:p>10</text:p>
          </table:table-cell>
          <table:table-cell office:value-type="string">
            <text:p>作業種別</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の種別</text:p>
            <text:p>※作業種別はシステム管理者が定義する</text:p>
            <text:p><text:span text:style-name="T3">※</text:span><text:span text:style-name="T3">新規登録時には、上位作業定義の値を設定</text:span></text:p>
          </table:table-cell>
          <table:table-cell table:number-columns-repeated="1015"/>
        </table:table-row>
        <table:table-row table:style-name="ro10">
          <table:table-cell table:formula="of:=ROW()-1" office:value-type="float" office:value="11">
            <text:p>11</text:p>
          </table:table-cell>
          <table:table-cell office:value-type="string">
            <text:p>自動作業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者に作業指示を自動で出すかどうかを選択</text:span></text:p>
            <text:p><text:span text:style-name="T3">・自動で出す</text:span></text:p>
            <text:p><text:span text:style-name="T3">・自動で出さない</text:span></text:p>
            <text:p><text:span text:style-name="T3">※</text:span><text:span text:style-name="T3">「自動で出さない」でありながら付帯定義一覧に自動作</text:span><text:span text:style-name="T3">業指示が存在する場合、エラーメッセージ【】を表示する</text:span></text:p>
          </table:table-cell>
          <table:table-cell office:value-type="string">
            <text:p>自動作業指示は、作業管理システムが作業者に作業指示を自動で出す機能です　必ずしも作業を開始するタイミングとはなりません</text:p>
            <text:p>自動で出す場合、作業者部署人員番号の入力が必須です</text:p>
            <text:p>ここで「自動で出さない」を選んだ場合であっても、作業指示画面で出すことができます　また、前工程作業において本作業の作業指示を出す場合もあります</text:p>
          </table:table-cell>
          <table:table-cell table:number-columns-repeated="1014"/>
        </table:table-row>
        <table:table-row table:style-name="ro11">
          <table:table-cell table:formula="of:=ROW()-1" office:value-type="float" office:value="12">
            <text:p>12</text:p>
          </table:table-cell>
          <table:table-cell office:value-type="string">
            <text:p>作業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作業指示が「自動で出す」である場合に表示</text:p>
            <text:p>作業内容を連絡するタイミングを以下から選択</text:p>
            <text:p><text:span text:style-name="T3">・作業定義作成後、即時連絡</text:span></text:p>
            <text:p>・<text:span text:style-name="T3">指定日時</text:span></text:p>
            <text:p>・メール受信時</text:p>
            <text:p>・作業内容連絡URL表示時</text:p>
          </table:table-cell>
          <table:table-cell office:value-type="string">
            <text:p>メール受信時を選択すると、作業管理システムが特定のメールを受信した時に作業内容を連絡します</text:p>
            <text:p>作業内容連絡URL表示時　を選択すると、作業管理システムの作業指示URLの表示を行ったタイミングで作業内容を連絡するようになります</text:p>
          </table:table-cell>
          <table:table-cell table:number-columns-repeated="1014"/>
        </table:table-row>
        <table:table-row table:style-name="ro1">
          <table:table-cell table:formula="of:=ROW()-1" office:value-type="float" office:value="13">
            <text:p>13</text:p>
          </table:table-cell>
          <table:table-cell table:style-name="ce20" office:value-type="string">
            <text:p>作業指示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作業指示タイミングが指定日時である場合に表示</text:p>
          </table:table-cell>
          <table:table-cell table:number-columns-repeated="1015"/>
        </table:table-row>
        <table:table-row table:style-name="ro12">
          <table:table-cell table:formula="of:=ROW()-1" office:value-type="float" office:value="14">
            <text:p>14</text:p>
          </table:table-cell>
          <table:table-cell office:value-type="string">
            <text:p>作業指示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15">
            <text:p>15</text:p>
          </table:table-cell>
          <table:table-cell office:value-type="string">
            <text:p>作業指示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作業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16">
            <text:p>16</text:p>
          </table:table-cell>
          <table:table-cell office:value-type="string">
            <text:p>作業指示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
          </table:table-cell>
          <table:table-cell office:value-type="string">
            <text:p>ブラウザでこのURLを表示すると、作業管理システムが作業者に作業内容を連絡します</text:p>
          </table:table-cell>
          <table:table-cell table:number-columns-repeated="1014"/>
        </table:table-row>
        <table:table-row table:style-name="ro13">
          <table:table-cell table:formula="of:=ROW()-1" office:value-type="float" office:value="17">
            <text:p>17</text:p>
          </table:table-cell>
          <table:table-cell office:value-type="string">
            <text:p>作業指示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作業指示タイミングが作業内容連絡URL表示時である場合に表示</text:p>
            <text:p>作業内容連絡URL表示による作業指示の多重発行を抑止するための待機時間を分で指定する</text:p>
            <text:p>待機時間が過ぎた後には、再度この作業定義による作業指示を出すことができる</text:p>
            <text:p>デフォルト値は10分</text:p>
          </table:table-cell>
          <table:table-cell table:style-name="ce20" office:value-type="string">
            <text:p>作業内容連絡URL表示による作業指示の多重発行を抑止するための待機時間を分で指定します</text:p>
            <text:p>待機時間が過ぎた後には、再度作業内容連絡URLによる作業指示を出すことができます</text:p>
          </table:table-cell>
          <table:table-cell table:number-columns-repeated="1014"/>
        </table:table-row>
        <table:table-row table:style-name="ro14">
          <table:table-cell table:formula="of:=ROW()-1" office:value-type="float" office:value="18">
            <text:p>18</text:p>
          </table:table-cell>
          <table:table-cell office:value-type="string">
            <text:p>自動作業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作業指示タイミングを文章で表現した文字を表記する</text:p>
            <text:p>例：〇月の〇日、〇日、〇日の〇時〇分に作業指示を出す</text:p>
            <text:p>例：部署〇が作業定義〇の作業を終了した時に作業指示を出す</text:p>
            <text:p>例：作業管理システムがタイトルに〇を含むメールを受信した時に指示を出す</text:p>
            <text:p><text:span text:style-name="T3">例：作業内容連絡</text:span><text:span text:style-name="T3">URL</text:span><text:span text:style-name="T3">〇を表示した時に作業指示を出す</text:span></text:p>
          </table:table-cell>
          <table:table-cell table:style-name="ce20"/>
          <table:table-cell table:number-columns-repeated="1014"/>
        </table:table-row>
        <table:table-row table:style-name="ro5">
          <table:table-cell table:formula="of:=ROW()-1" office:value-type="float" office:value="19">
            <text:p>19</text:p>
          </table:table-cell>
          <table:table-cell table:style-name="ce20" office:value-type="string">
            <text:p>自動作業指示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入力している自動作業指示を付帯定義一覧に追加する　または修正時には変更する</text:p>
            <text:p>※作業内容連絡タイミングは複数指定できる</text:p>
          </table:table-cell>
          <table:table-cell table:style-name="ce20"/>
          <table:table-cell table:number-columns-repeated="1014"/>
        </table:table-row>
        <table:table-row table:style-name="ro4">
          <table:table-cell table:formula="of:=ROW()-1" office:value-type="float" office:value="20">
            <text:p>20</text:p>
          </table:table-cell>
          <table:table-cell office:value-type="string">
            <text:p>自動開始指示</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作業開始を自動で作業者に指示するかどうかを以下から選</text:span><text:span text:style-name="T3">択</text:span></text:p>
            <text:p><text:span text:style-name="T3">・自動で出す</text:span></text:p>
            <text:p><text:span text:style-name="T3">・自動で出さない（作業指示画面にて指定）</text:span></text:p>
            <text:p><text:span text:style-name="T3">※</text:span><text:span text:style-name="T3">自動で出さないでありながら付帯定義一覧に作業開始タ</text:span><text:span text:style-name="T3">イミングが存在する場合、エラーメッセージ【】を表示す</text:span><text:span text:style-name="T3">る</text:span></text:p>
          </table:table-cell>
          <table:table-cell office:value-type="string">
            <text:p>作業管理システムが作業者に作業開始を自動で指示するかどうかの指定です</text:p>
            <text:p><text:span text:style-name="T3">自動で出すためには、作業者をこの作業定義で入力する必</text:span><text:span text:style-name="T3">要があります</text:span></text:p>
          </table:table-cell>
          <table:table-cell table:number-columns-repeated="1014"/>
        </table:table-row>
        <table:table-row table:style-name="ro15">
          <table:table-cell table:formula="of:=ROW()-1" office:value-type="float" office:value="21">
            <text:p>21</text:p>
          </table:table-cell>
          <table:table-cell office:value-type="string">
            <text:p>自動開始指示タイミング</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が自動で出すである場合に表示</text:p>
            <text:p>作業開始を出すタイミングを以下から選択</text:p>
            <text:p>・指定日時</text:p>
            <text:p>・メール受信時</text:p>
            <text:p>・作業開始指示URL表示時</text:p>
          </table:table-cell>
          <table:table-cell office:value-type="string">
            <text:p>メール受信時を選択すると、作業管理システムが特定のメールを受信した時に作業開始を指示します</text:p>
            <text:p>作業開始指示URL表示時　を選択すると、作業管理システムの作業開始指示URLの表示を行ったタイミングで作業内容を連絡するようになります</text:p>
          </table:table-cell>
          <table:table-cell table:number-columns-repeated="1014"/>
        </table:table-row>
        <table:table-row table:style-name="ro3">
          <table:table-cell table:formula="of:=ROW()-1" office:value-type="float" office:value="22">
            <text:p>22</text:p>
          </table:table-cell>
          <table:table-cell table:style-name="ce20" office:value-type="string">
            <text:p>自動開始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自動開始指示タイミングが指定日時である場合に表示</text:p>
          </table:table-cell>
          <table:table-cell table:number-columns-repeated="1015"/>
        </table:table-row>
        <table:table-row table:style-name="ro12">
          <table:table-cell table:formula="of:=ROW()-1" office:value-type="float" office:value="23">
            <text:p>23</text:p>
          </table:table-cell>
          <table:table-cell office:value-type="string">
            <text:p>自動開始メール受信判定条件</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条件を以下から選択</text:p>
            <text:p>・送信者のメールアドレス</text:p>
            <text:p>・メールタイトル</text:p>
            <text:p>・メール本文</text:p>
            <text:p>※システム設定でメールクライアント設定を終えている必要がある</text:p>
          </table:table-cell>
          <table:table-cell table:number-columns-repeated="1015"/>
        </table:table-row>
        <table:table-row table:style-name="ro6">
          <table:table-cell table:formula="of:=ROW()-1" office:value-type="float" office:value="24">
            <text:p>24</text:p>
          </table:table-cell>
          <table:table-cell office:value-type="string">
            <text:p>自動開始メール判定文字</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自動開始指示タイミングがメール受信時である場合に表示</text:p>
            <text:p>メール受信を判定する文字列を入力する</text:p>
            <text:p>この文字列を含む場合に、メール受信とみなす</text:p>
            <text:p>未設定なら、全てのメール受信時に作業指示を行う</text:p>
          </table:table-cell>
          <table:table-cell table:number-columns-repeated="1015"/>
        </table:table-row>
        <table:table-row table:style-name="ro7">
          <table:table-cell table:formula="of:=ROW()-1" office:value-type="float" office:value="25">
            <text:p>25</text:p>
          </table:table-cell>
          <table:table-cell office:value-type="string">
            <text:p>自動開始URL</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が作業開始URL表示時である場合に表示</text:p>
            <text:p/>
          </table:table-cell>
          <table:table-cell office:value-type="string">
            <text:p>ブラウザでこのURLを表示すると、作業管理システムが作業者に作業開始を指示します</text:p>
          </table:table-cell>
          <table:table-cell table:number-columns-repeated="1014"/>
        </table:table-row>
        <table:table-row table:style-name="ro13">
          <table:table-cell table:formula="of:=ROW()-1" office:value-type="float" office:value="26">
            <text:p>26</text:p>
          </table:table-cell>
          <table:table-cell office:value-type="string">
            <text:p>自動開始URL表示後待機時間</text:p>
          </table:table-cell>
          <table:table-cell table:style-name="ce11" office:value-type="string">
            <text:p>テキストボックス</text:p>
          </table:table-cell>
          <table:table-cell table:style-name="ce8" office:value-type="float" office:value="4">
            <text:p>4</text:p>
          </table:table-cell>
          <table:table-cell office:value-type="string">
            <text:p>I</text:p>
          </table:table-cell>
          <table:table-cell table:style-name="ce24" office:value-type="string">
            <text:p>数値</text:p>
          </table:table-cell>
          <table:table-cell table:style-name="ce27" office:value-type="string">
            <text:p>詳細領域</text:p>
          </table:table-cell>
          <table:table-cell/>
          <table:table-cell table:style-name="ce20" office:value-type="string">
            <text:p>自動開始指示タイミングが作業指示URL表示時である場合に表示</text:p>
            <text:p>作業指示URL表示による作業指示の多重発行を抑止するための待機時間を分で指定する</text:p>
            <text:p>待機時間が過ぎた後には、再度この作業定義による作業指示を出すことができる</text:p>
            <text:p><text:span text:style-name="T3">デフォルト値は</text:span><text:span text:style-name="T3">10</text:span><text:span text:style-name="T3">分</text:span></text:p>
          </table:table-cell>
          <table:table-cell table:style-name="ce20" office:value-type="string">
            <text:p>作業開始URL表示による作業開始指示の多重発行を抑止するための待機時間を分で指定します</text:p>
            <text:p>待機時間が過ぎた後には、再度この作業定義による作業開始指示を出すことができます</text:p>
          </table:table-cell>
          <table:table-cell table:number-columns-repeated="1014"/>
        </table:table-row>
        <table:table-row table:style-name="ro16">
          <table:table-cell table:formula="of:=ROW()-1" office:value-type="float" office:value="27">
            <text:p>27</text:p>
          </table:table-cell>
          <table:table-cell office:value-type="string">
            <text:p>自動開始指示方式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自動開始指示タイミングを文章で表現した文字を表記する</text:p>
            <text:p>例：〇月の〇日、〇日、〇日の〇時〇分に作業開始を指示する</text:p>
            <text:p>例：作業管理システムがタイトルに〇を含むメールを受信した時に作業開始を指示する</text:p>
            <text:p><text:span text:style-name="T3">例：作業開始</text:span><text:span text:style-name="T3">URL</text:span><text:span text:style-name="T3">〇を表示した時に作業開始を指示する</text:span></text:p>
          </table:table-cell>
          <table:table-cell table:style-name="ce20"/>
          <table:table-cell table:number-columns-repeated="1014"/>
        </table:table-row>
        <table:table-row table:style-name="ro5">
          <table:table-cell table:formula="of:=ROW()-1" office:value-type="float" office:value="28">
            <text:p>28</text:p>
          </table:table-cell>
          <table:table-cell table:style-name="ce20" office:value-type="string">
            <text:p>自動開始タイミング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自動開始タイミングを付帯定義一覧に追加する　または修正時には変更する</text:p>
            <text:p>※作業開始タイミングは複数指定できる</text:p>
          </table:table-cell>
          <table:table-cell table:style-name="ce20"/>
          <table:table-cell table:number-columns-repeated="1014"/>
        </table:table-row>
        <table:table-row table:style-name="ro5">
          <table:table-cell table:formula="of:=ROW()-1" office:value-type="float" office:value="29">
            <text:p>29</text:p>
          </table:table-cell>
          <table:table-cell office:value-type="string">
            <text:p>開始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完了報告要否</text:p>
          </table:table-cell>
          <table:table-cell table:style-name="ce11" office:value-type="string">
            <text:p>ラジオボタン</text:p>
          </table:table-cell>
          <table:table-cell table:style-name="ce8"/>
          <table:table-cell/>
          <table:table-cell table:style-name="ce24"/>
          <table:table-cell table:style-name="ce27"/>
          <table:table-cell/>
          <table:table-cell table:style-name="ce20" office:value-type="string">
            <text:p>以下から選択</text:p>
            <text:p>・不要</text:p>
            <text:p>・要</text:p>
          </table:table-cell>
          <table:table-cell table:style-name="ce20"/>
          <table:table-cell table:number-columns-repeated="1014"/>
        </table:table-row>
        <table:table-row table:style-name="ro4">
          <table:table-cell table:formula="of:=ROW()-1" office:value-type="float" office:value="31">
            <text:p>31</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text:span><text:span text:style-name="T3">開始報告要否、完了報告要否双方が不要であるにも関わ</text:span><text:span text:style-name="T3">ず、ありである場合、エラーメッセージ【】を表示し、か</text:span><text:span text:style-name="T3">つ登録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17">
          <table:table-cell table:formula="of:=ROW()-1" office:value-type="float" office:value="32">
            <text:p>32</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text:span text:style-name="T3">・保留報告によるアクション</text:span></text:p>
            <text:p><text:span text:style-name="T3">以下の場合、エラーメッセージ【】を表示し、かつ確定で</text:span><text:span text:style-name="T3">きな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4">
          <table:table-cell table:formula="of:=ROW()-1" office:value-type="float" office:value="33">
            <text:p>33</text:p>
          </table:table-cell>
          <table:table-cell office:value-type="string">
            <text:p>上位作業との連動：開始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開始報告を受領した時に、上位作業が未だ開始状態でない場合、上位作業に開始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4">
            <text:p>34</text:p>
          </table:table-cell>
          <table:table-cell office:value-type="string">
            <text:p>上位作業との連動：完了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完了報告を受領した時に、上位作業が未だ完了状態でない場合、上位作業に完了報告を行う</text:p>
            <text:p>デフォルトはオフ</text:p>
            <text:p>上位が作業定義トップである場合は、オフにして入力不可にする</text:p>
          </table:table-cell>
          <table:table-cell table:number-columns-repeated="1015"/>
        </table:table-row>
        <table:table-row table:style-name="ro4">
          <table:table-cell table:formula="of:=ROW()-1" office:value-type="float" office:value="35">
            <text:p>35</text:p>
          </table:table-cell>
          <table:table-cell office:value-type="string">
            <text:p>上位作業との連動：中断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中断報告を受領した時に、上位作業が未だ中断状態でない場合、上位作業に中断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6">
            <text:p>36</text:p>
          </table:table-cell>
          <table:table-cell office:value-type="string">
            <text:p>上位作業との連動：保留報告</text:p>
          </table:table-cell>
          <table:table-cell table:style-name="ce11" office:value-type="string">
            <text:p>チェックボックス</text:p>
          </table:table-cell>
          <table:table-cell table:style-name="ce8"/>
          <table:table-cell/>
          <table:table-cell table:style-name="ce8"/>
          <table:table-cell table:style-name="ce27"/>
          <table:table-cell/>
          <table:table-cell table:style-name="ce20" office:value-type="string">
            <text:p>報告受領時アクション有無がありである場合に表示</text:p>
            <text:p>ここがオンである場合、保留報告を受領した時に、上位作業が未だ保留状態でない場合、上位作業に保留報告を行う</text:p>
            <text:p>デフォルトはオン</text:p>
            <text:p>上位が作業定義トップである場合は、オフにして入力不可にする</text:p>
          </table:table-cell>
          <table:table-cell table:number-columns-repeated="1015"/>
        </table:table-row>
        <table:table-row table:style-name="ro4">
          <table:table-cell table:formula="of:=ROW()-1" office:value-type="float" office:value="37">
            <text:p>37</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後工程作業内容連絡</text:p>
            <text:p>・後工程開始指示</text:p>
            <text:p>・後工程中止指示</text:p>
            <text:p>・メール自動送付</text:p>
            <text:p>・掲示板投稿</text:p>
          </table:table-cell>
          <table:table-cell table:number-columns-repeated="1015"/>
        </table:table-row>
        <table:table-row table:style-name="ro8">
          <table:table-cell table:formula="of:=ROW()-1" office:value-type="float" office:value="38">
            <text:p>38</text:p>
          </table:table-cell>
          <table:table-cell office:value-type="string">
            <text:p>後工程作業定義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以下である場合に表示</text:p>
            <text:p><text:span text:style-name="T3">・後工程作業内容連絡</text:span></text:p>
            <text:p><text:span text:style-name="T3">・後工程開始指示</text:span></text:p>
            <text:p><text:span text:style-name="T3">・後工程中止指示</text:span></text:p>
          </table:table-cell>
          <table:table-cell table:number-columns-repeated="1015"/>
        </table:table-row>
        <table:table-row table:style-name="ro12">
          <table:table-cell table:formula="of:=ROW()-1" office:value-type="float" office:value="39">
            <text:p>39</text:p>
          </table:table-cell>
          <table:table-cell office:value-type="string">
            <text:p>後工程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作業定義番号の作業を行う部署や人員の番号を入力する</text:p>
            <text:p>部署人員番号が未入力なら、作業定義にデフォルトで指定されている作業者宛てに連絡する</text:p>
          </table:table-cell>
          <table:table-cell table:number-columns-repeated="1015"/>
        </table:table-row>
        <table:table-row table:style-name="ro18">
          <table:table-cell table:formula="of:=ROW()-1" office:value-type="float" office:value="40">
            <text:p>40</text:p>
          </table:table-cell>
          <table:table-cell office:value-type="string">
            <text:p>後工程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text:span text:style-name="T3">アクション種別が以下である場合に表示</text:span></text:p>
            <text:p><text:span text:style-name="T3">・後工程作業内容連絡</text:span></text:p>
            <text:p><text:span text:style-name="T3">・後工程開始指示</text:span></text:p>
            <text:p><text:span text:style-name="T3">・後工程中止指示</text:span></text:p>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41">
            <text:p>4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office:value-type="string">
            <text:p>メールのタイトルや本文は定型文です</text:p>
          </table:table-cell>
          <table:table-cell table:number-columns-repeated="1014"/>
        </table:table-row>
        <table:table-row table:style-name="ro5">
          <table:table-cell table:formula="of:=ROW()-1" office:value-type="float" office:value="42">
            <text:p>4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43">
            <text:p>4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18">
          <table:table-cell table:formula="of:=ROW()-1" office:value-type="float" office:value="44">
            <text:p>4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開始報告があった場合、人員〇に対して後工程作業定義〇の作業内容を連絡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45">
            <text:p>4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46">
            <text:p>4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47">
            <text:p>4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48">
            <text:p>4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49">
            <text:p>4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3">
          <table:table-cell table:formula="of:=ROW()-1" office:value-type="float" office:value="50">
            <text:p>5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able:table-cell>
          <table:table-cell table:number-columns-repeated="1015"/>
        </table:table-row>
        <table:table-row table:style-name="ro5">
          <table:table-cell table:formula="of:=ROW()-1" office:value-type="float" office:value="51">
            <text:p>5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52">
            <text:p>5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3">
          <table:table-cell table:formula="of:=ROW()-1" office:value-type="float" office:value="53">
            <text:p>53</text:p>
          </table:table-cell>
          <table:table-cell office:value-type="string">
            <text:p>作業指示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者に作業指示を出す部署または人員</text:p>
          </table:table-cell>
          <table:table-cell table:number-columns-repeated="1015"/>
        </table:table-row>
        <table:table-row table:style-name="ro5">
          <table:table-cell table:formula="of:=ROW()-1" office:value-type="float" office:value="54">
            <text:p>54</text:p>
          </table:table-cell>
          <table:table-cell office:value-type="string">
            <text:p>作業指示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指示者の部署詳細、人員詳細に遷移する</text:p>
            <text:p>作業指示者部署人員番号に該当する作業者の名称</text:p>
          </table:table-cell>
          <table:table-cell table:number-columns-repeated="1015"/>
        </table:table-row>
        <table:table-row table:style-name="ro3">
          <table:table-cell table:formula="of:=ROW()-1" office:value-type="float" office:value="55">
            <text:p>55</text:p>
          </table:table-cell>
          <table:table-cell office:value-type="string">
            <text:p>作業指示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1">
          <table:table-cell table:formula="of:=ROW()-1" office:value-type="float" office:value="56">
            <text:p>56</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able:table-cell>
          <table:table-cell table:number-columns-repeated="1015"/>
        </table:table-row>
        <table:table-row table:style-name="ro5">
          <table:table-cell table:formula="of:=ROW()-1" office:value-type="float" office:value="57">
            <text:p>57</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58">
            <text:p>58</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3">
          <table:table-cell table:formula="of:=ROW()-1" office:value-type="float" office:value="59">
            <text:p>59</text:p>
          </table:table-cell>
          <table:table-cell office:value-type="string">
            <text:p>備考</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どんな作業かを記す</text:p>
          </table:table-cell>
          <table:table-cell table:number-columns-repeated="1015"/>
        </table:table-row>
        <table:table-row table:style-name="ro8">
          <table:table-cell table:formula="of:=ROW()-1" office:value-type="float" office:value="60">
            <text:p>6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定義名を表示し、クリックにより上位の作業定義詳細に遷移する</text:p>
            <text:p><text:span text:style-name="T3">上位作業定義への参照権限がある場合のみクリックできる</text:span></text:p>
          </table:table-cell>
          <table:table-cell table:number-columns-repeated="1015"/>
        </table:table-row>
        <table:table-row table:style-name="ro6">
          <table:table-cell table:formula="of:=ROW()-1" office:value-type="float" office:value="61">
            <text:p>6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formula="of:=ROW()-1" office:value-type="float" office:value="62">
            <text:p>62</text:p>
          </table:table-cell>
          <table:table-cell office:value-type="string">
            <text:p>作業フロー表示</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直下の作業フローを表示<text:span text:style-name="T3">する</text:span></text:p>
          </table:table-cell>
          <table:table-cell table:number-columns-repeated="1015"/>
        </table:table-row>
        <table:table-row table:style-name="ro1">
          <table:table-cell table:number-columns-repeated="2"/>
          <table:table-cell table:style-name="ce11"/>
          <table:table-cell table:style-name="ce8"/>
          <table:table-cell/>
          <table:table-cell table:style-name="ce8"/>
          <table:table-cell table:style-name="ce27"/>
          <table:table-cell table:number-columns-repeated="1017"/>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定義一覧を表示する</text:p>
          </table:table-cell>
          <table:table-cell table:number-columns-repeated="1022"/>
        </table:table-row>
        <table:table-row table:style-name="ro1">
          <table:table-cell/>
          <table:table-cell table:style-name="ce6" office:value-type="string">
            <text:p>※付帯定義一覧を表示する</text:p>
          </table:table-cell>
          <table:table-cell table:number-columns-repeated="1022"/>
        </table:table-row>
        <table:table-row table:style-name="ro1">
          <table:table-cell/>
          <table:table-cell table:style-name="ce6" office:value-type="string">
            <text:p>※この作業定義へのアクセスができる人員を権限一覧として表示する（新規登録時には、上位作業定義の権限を初期表示する）</text:p>
          </table:table-cell>
          <table:table-cell table:number-columns-repeated="1022"/>
        </table:table-row>
        <table:table-row table:style-name="ro1">
          <table:table-cell/>
          <table:table-cell table:style-name="ce6" office:value-type="string">
            <text:p>　権限一覧には、本作業定義の作成者をも表示する　その作成者は全ての権限を持ち、かつ権限の抹消や変更ができない</text:p>
          </table:table-cell>
          <table:table-cell table:number-columns-repeated="1022"/>
        </table:table-row>
        <table:table-row table:style-name="ro1">
          <table:table-cell table:number-columns-repeated="1024"/>
        </table:table-row>
        <table:table-row table:style-name="ro1">
          <table:table-cell/>
          <table:table-cell>
            <draw:frame table:end-cell-address="17作業定義詳細.I74" table:end-x="7.443cm" table:end-y="0.487cm" draw:z-index="0" draw:style-name="gr12" svg:width="18.709cm" svg:height="1.889cm" svg:x="0.434cm" svg:y="0.08cm">
              <draw:text-box>
                <text:p>作業指示は、システム的には　作業指示テーブルの作成を意味する</text:p>
                <text:p>　作業定義テーブルでは、作業者は必ずしも必要ないが、作業指示テーブル上では必須となる</text:p>
                <text:p/>
              </draw:text-box>
            </draw:frame>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18作業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77cm" svg:height="1.99cm" svg:x="16.806cm" svg:y="0cm" draw:caption-point-x="-1.233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作業定義の名称を表示</text:p>
            <text:p><text:span text:style-name="T3">クリックによりその作業定義詳細に遷移</text:span></text:p>
            <text:p><text:span text:style-name="T3">作業定義の参照権限がある場合のみクリックできる</text:span></text:p>
          </table:table-cell>
          <table:table-cell table:number-columns-repeated="1015"/>
        </table:table-row>
        <table:table-row table:style-name="ro8">
          <table:table-cell table:formula="of:=ROW()-1" office:value-type="float" office:value="3">
            <text:p>3</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上位作業定義名を表示し、クリックによりその作業定義詳細に遷移</text:p>
            <text:p><text:span text:style-name="T3">上位作業定義の参照権限がある場合のみクリックできる</text:span></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情報をクリップボードにコピーする</text:p>
          </table:table-cell>
          <table:table-cell table:number-columns-repeated="1015"/>
        </table:table-row>
        <table:table-row table:style-name="ro6">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作業定義を削除する　ツリー配下の作業定義も削除される　投影したショートカットなら投影元は削除しない</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作業定義を削除します　ツリー配下の作業定義も削除されます　投影したショートカットなら、投影元は削除しません</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draw:frame table:end-cell-address="18作業定義一覧.I13" table:end-x="2.123cm" table:end-y="0.011cm" draw:z-index="0" draw:style-name="gr4" svg:width="16.494cm" svg:height="1.623cm" svg:x="0.432cm" svg:y="0.364cm">
              <draw:text-box>
                <text:p>投影（ショートカット）の場合、別フォント別色別背景色などで、投影であることがわかるように表現する　具体的なデザインは画面デザインで定める</text:p>
              </draw:text-box>
            </draw:frame>
          </table:table-cell>
          <table:table-cell table:number-columns-repeated="1022"/>
        </table:table-row>
        <table:table-row table:style-name="ro1" table:number-rows-repeated="1048566">
          <table:table-cell table:number-columns-repeated="1024"/>
        </table:table-row>
        <table:table-row table:style-name="ro1">
          <table:table-cell table:number-columns-repeated="1024"/>
        </table:table-row>
      </table:table>
      <table:table table:name="21作業指示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3">
            <text:p>3</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指示のDB登録時に割り振られた番号</text:p>
          </table:table-cell>
          <table:table-cell table:number-columns-repeated="1015"/>
        </table:table-row>
        <table:table-row table:style-name="ro8">
          <table:table-cell table:formula="of:=ROW()-1" office:value-type="float" office:value="4">
            <text:p>4</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自動登録を定義した作業定義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5">
            <text:p>5</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3">
          <table:table-cell table:formula="of:=ROW()-1" office:value-type="float" office:value="7">
            <text:p>7</text:p>
          </table:table-cell>
          <table:table-cell office:value-type="string">
            <text:p>作業定義運用開始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開始する日　または「なし」を表記</text:p>
          </table:table-cell>
          <table:table-cell office:value-type="string">
            <text:p>運用開始日が「なし」なら、作業定義の運用が保留状態です</text:p>
          </table:table-cell>
          <table:table-cell table:number-columns-repeated="1014"/>
        </table:table-row>
        <table:table-row table:style-name="ro3">
          <table:table-cell table:formula="of:=ROW()-1" office:value-type="float" office:value="8">
            <text:p>8</text:p>
          </table:table-cell>
          <table:table-cell office:value-type="string">
            <text:p>作業定義運用終了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定義の運用を終了する日　または「なし」を表記</text:p>
          </table:table-cell>
          <table:table-cell office:value-type="string">
            <text:p>運用終了日が「なし」なら、終了日は未定になります</text:p>
          </table:table-cell>
          <table:table-cell table:number-columns-repeated="1014"/>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す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21">
          <table:table-cell table:formula="of:=ROW()-1" office:value-type="float" office:value="12">
            <text:p>12</text:p>
          </table:table-cell>
          <table:table-cell office:value-type="string">
            <text:p>指示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指示事項のみ</text:p>
            <text:p>・作業連絡</text:p>
            <text:p>・開始指示</text:p>
            <text:p>・中断指示</text:p>
            <text:p>・連絡保留</text:p>
            <text:p>・開始保留</text:p>
            <text:p>・状況最新化</text:p>
            <text:p>・開始指示取消</text:p>
            <text:p>・中断指示取消</text:p>
            <text:p>・連絡保留取消</text:p>
            <text:p>・開始保留取消</text:p>
            <text:p>連絡済である場合は、作業連絡を表示しない</text:p>
            <text:p>開始済または自動での開始指示のみである場合は開始指示を表示しない</text:p>
            <text:p>未だ開始していない場合は中断指示を表示しない</text:p>
            <text:p>既に開始している場合は開始保留を表示しない</text:p>
            <text:p>完了している場合は、指示選択自体を入力不可にする</text:p>
          </table:table-cell>
          <table:table-cell office:value-type="string">
            <text:p>指示事項のみを選択すると、いかなるイベントをも発生することなく指示事項の連絡のみを行います</text:p>
            <text:p>作業連絡は、作業内容を作業者に連絡するものです　自動で作業連絡を行う場合もありますので、付帯定義一覧を参照してください 開始指示は、作業の開始を作業者に指示するものです　自動で作業開始を行う場合もありますので、付帯定義一覧を参照してください 連絡保留で自動による作業指示を保留します 開始保留は、作業者に開始の保留を連絡するものです　自動による作業開始も行わなくなります</text:p>
          </table:table-cell>
          <table:table-cell table:number-columns-repeated="1014"/>
        </table:table-row>
        <table:table-row table:style-name="ro3">
          <table:table-cell table:formula="of:=ROW()-1" office:value-type="float" office:value="13">
            <text:p>13</text:p>
          </table:table-cell>
          <table:table-cell office:value-type="string">
            <text:p>指示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作業指示にあたっての連絡事項を入力する</text:p>
          </table:table-cell>
          <table:table-cell table:number-columns-repeated="1015"/>
        </table:table-row>
        <table:table-row table:style-name="ro8">
          <table:table-cell table:formula="of:=ROW()-1" office:value-type="float" office:value="14">
            <text:p>14</text:p>
          </table:table-cell>
          <table:table-cell office:value-type="string">
            <text:p>指示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作業指示選択の内容と作業指示備考を作業者に指示する</text:p>
            <text:p>作業進捗一覧に一行加わる　取消であっても行を消さずに、一行加える</text:p>
          </table:table-cell>
          <table:table-cell table:number-columns-repeated="1015"/>
        </table:table-row>
        <table:table-row table:style-name="ro6">
          <table:table-cell table:formula="of:=ROW()-1" office:value-type="float" office:value="15">
            <text:p>15</text:p>
          </table:table-cell>
          <table:table-cell office:value-type="string">
            <text:p>開始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作業定義で設定した値を初期値として選択状態にする</text:p>
          </table:table-cell>
          <table:table-cell table:style-name="ce20"/>
          <table:table-cell table:number-columns-repeated="1014"/>
        </table:table-row>
        <table:table-row table:style-name="ro6">
          <table:table-cell table:formula="of:=ROW()-1" office:value-type="float" office:value="16">
            <text:p>16</text:p>
          </table:table-cell>
          <table:table-cell office:value-type="string">
            <text:p>完了報告要否</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以下から選択</text:p>
            <text:p>・不要</text:p>
            <text:p>・要</text:p>
            <text:p><text:span text:style-name="T3">作業定義で設定した値を初期値として選択状態にする</text:span></text:p>
          </table:table-cell>
          <table:table-cell table:style-name="ce20"/>
          <table:table-cell table:number-columns-repeated="1014"/>
        </table:table-row>
        <table:table-row table:style-name="ro6">
          <table:table-cell table:formula="of:=ROW()-1" office:value-type="float" office:value="17">
            <text:p>17</text:p>
          </table:table-cell>
          <table:table-cell office:value-type="string">
            <text:p>作業定義での設定に戻す</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以下を作業定義で設定した値に戻す</text:p>
            <text:p>・開始報告要否</text:p>
            <text:p>・完了報告要否</text:p>
            <text:p>・作業者部署人員番号</text:p>
            <text:p>・作業場所番号</text:p>
          </table:table-cell>
          <table:table-cell table:style-name="ce20"/>
          <table:table-cell table:number-columns-repeated="1014"/>
        </table:table-row>
        <table:table-row table:style-name="ro4">
          <table:table-cell table:formula="of:=ROW()-1" office:value-type="float" office:value="18">
            <text:p>18</text:p>
          </table:table-cell>
          <table:table-cell office:value-type="string">
            <text:p>報告受領時アクション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のアクションがあるかどうかを以下から選択</text:span></text:p>
            <text:p><text:span text:style-name="T3">・あり</text:span></text:p>
            <text:p><text:span text:style-name="T3">・なし</text:span></text:p>
            <text:p><text:span text:style-name="T3">開始報告要否、完了報告要否双方が不要であるにも関わず</text:span><text:span text:style-name="T3">、ありである場合、エラーメッセージを表示し、かつ確定</text:span><text:span text:style-name="T3">できなくする</text:span></text:p>
          </table:table-cell>
          <table:table-cell office:value-type="string">
            <text:p>作業管理システムが作業者<text:span text:style-name="T3">からの報告を受けた時に動作す</text:span><text:span text:style-name="T3">るアクションの有無を選びます</text:span></text:p>
          </table:table-cell>
          <table:table-cell table:number-columns-repeated="1014"/>
        </table:table-row>
        <table:table-row table:style-name="ro17">
          <table:table-cell table:formula="of:=ROW()-1" office:value-type="float" office:value="19">
            <text:p>19</text:p>
          </table:table-cell>
          <table:table-cell office:value-type="string">
            <text:p>報告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有無がありである場合に表示以下を選択</text:p>
            <text:p>・開始報告によるアクション</text:p>
            <text:p>・完了報告によるアクション</text:p>
            <text:p>・中断報告によるアクション</text:p>
            <text:p>・保留報告によるアクション</text:p>
            <text:p><text:span text:style-name="T3">以下の場合、エラーメッセージを表示し、かつ確定できな</text:span><text:span text:style-name="T3">くする</text:span></text:p>
            <text:p><text:span text:style-name="T3">・完了報告要否が不要であるにも関わず、完了報告による</text:span><text:span text:style-name="T3">アクションがある場合</text:span></text:p>
            <text:p><text:span text:style-name="T3">・開始報告要否が不要であるにも関わず、開始報告による</text:span><text:span text:style-name="T3">アクションがある場合</text:span></text:p>
          </table:table-cell>
          <table:table-cell office:value-type="string">
            <text:p>作業中に問題が起きた場合を想定したアクションは、作業経過報告で対応します</text:p>
          </table:table-cell>
          <table:table-cell table:number-columns-repeated="1014"/>
        </table:table-row>
        <table:table-row table:style-name="ro8">
          <table:table-cell table:formula="of:=ROW()-1" office:value-type="float" office:value="20">
            <text:p>20</text:p>
          </table:table-cell>
          <table:table-cell office:value-type="string">
            <text:p>アクション種別</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table:style-name="ce20" office:value-type="string">
            <text:p><text:span text:style-name="T3">報告受領時アクション有無がありである場合に表示</text:span></text:p>
            <text:p>実行するアクションを以下から選択</text:p>
            <text:p>・メール自動送付</text:p>
            <text:p>・掲示板投稿</text:p>
          </table:table-cell>
          <table:table-cell table:style-name="ce20" office:value-type="string">
            <text:p>メールのタイトルや本文は定型文です</text:p>
            <text:p>掲示板投稿のタイトルや本文は定型文です</text:p>
          </table:table-cell>
          <table:table-cell table:number-columns-repeated="1014"/>
        </table:table-row>
        <table:table-row table:style-name="ro3">
          <table:table-cell table:formula="of:=ROW()-1" office:value-type="float" office:value="21">
            <text:p>21</text:p>
          </table:table-cell>
          <table:table-cell office:value-type="string">
            <text:p>メールアドレス</text:p>
          </table:table-cell>
          <table:table-cell table:style-name="ce11" office:value-type="string">
            <text:p>テキストボックス</text:p>
          </table:table-cell>
          <table:table-cell table:style-name="ce8" office:value-type="float" office:value="32">
            <text:p>32</text:p>
          </table:table-cell>
          <table:table-cell office:value-type="string">
            <text:p>I</text:p>
          </table:table-cell>
          <table:table-cell table:style-name="ce24" office:value-type="string">
            <text:p>メールアドレス</text:p>
          </table:table-cell>
          <table:table-cell table:style-name="ce27" office:value-type="string">
            <text:p>詳細領域</text:p>
          </table:table-cell>
          <table:table-cell/>
          <table:table-cell office:value-type="string">
            <text:p>アクション種別がメール自動送付である場合に表示</text:p>
          </table:table-cell>
          <table:table-cell table:number-columns-repeated="1015"/>
        </table:table-row>
        <table:table-row table:style-name="ro5">
          <table:table-cell table:formula="of:=ROW()-1" office:value-type="float" office:value="22">
            <text:p>22</text:p>
          </table:table-cell>
          <table:table-cell office:value-type="string">
            <text:p>掲示板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office:value-type="string">
            <text:p>アクション種別が掲示板投稿である場合に表示</text:p>
            <text:p>投稿先の掲示板番号を入力する　この直下に一つ加わる</text:p>
          </table:table-cell>
          <table:table-cell table:number-columns-repeated="1015"/>
        </table:table-row>
        <table:table-row table:style-name="ro1">
          <table:table-cell table:formula="of:=ROW()-1" office:value-type="float" office:value="23">
            <text:p>23</text:p>
          </table:table-cell>
          <table:table-cell office:value-type="string">
            <text:p>掲示板タイトル</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掲示板番号が示す掲示板のタイトルを表示する</text:p>
          </table:table-cell>
          <table:table-cell table:number-columns-repeated="1015"/>
        </table:table-row>
        <table:table-row table:style-name="ro8">
          <table:table-cell table:formula="of:=ROW()-1" office:value-type="float" office:value="24">
            <text:p>24</text:p>
          </table:table-cell>
          <table:table-cell office:value-type="string">
            <text:p>報告受領時アクション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20" office:value-type="string">
            <text:p>報告受領時アクションを文章で表現した文字を表記する</text:p>
            <text:p>例：本作業の終了報告があった場合、アドレス〇に対して作業開始メールを送付する</text:p>
          </table:table-cell>
          <table:table-cell table:style-name="ce20"/>
          <table:table-cell table:number-columns-repeated="1014"/>
        </table:table-row>
        <table:table-row table:style-name="ro5">
          <table:table-cell table:formula="of:=ROW()-1" office:value-type="float" office:value="25">
            <text:p>25</text:p>
          </table:table-cell>
          <table:table-cell table:style-name="ce20" office:value-type="string">
            <text:p>報告受領時アクション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報告受領時アクションを付帯定義一覧に追加する　または修正時には変更する</text:p>
            <text:p>※報告受領時アクションは複数指定できる</text:p>
          </table:table-cell>
          <table:table-cell table:style-name="ce20"/>
          <table:table-cell table:number-columns-repeated="1014"/>
        </table:table-row>
        <table:table-row table:style-name="ro3">
          <table:table-cell table:formula="of:=ROW()-1" office:value-type="float" office:value="26">
            <text:p>26</text:p>
          </table:table-cell>
          <table:table-cell table:style-name="ce6" office:value-type="string">
            <text:p>参考ファイル</text:p>
          </table:table-cell>
          <table:table-cell table:style-name="ce11" office:value-type="string">
            <text:p>添付ファイル</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マニュアルなど作業のための情報を記したファイルを添付</text:p>
          </table:table-cell>
          <table:table-cell table:number-columns-repeated="1014"/>
          <table:table-cell table:style-name="Default"/>
        </table:table-row>
        <table:table-row table:style-name="ro5">
          <table:table-cell table:formula="of:=ROW()-1" office:value-type="float" office:value="27">
            <text:p>27</text:p>
          </table:table-cell>
          <table:table-cell table:style-name="ce20" office:value-type="string">
            <text:p>参考ファイル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参考ファイルを付帯定義一覧に追加する　または修正時には変更する</text:p>
            <text:p>※参考ファイルは複数指定できる</text:p>
          </table:table-cell>
          <table:table-cell table:style-name="ce20"/>
          <table:table-cell table:number-columns-repeated="1014"/>
        </table:table-row>
        <table:table-row table:style-name="ro2">
          <table:table-cell table:formula="of:=ROW()-1" office:value-type="float" office:value="28">
            <text:p>28</text:p>
          </table:table-cell>
          <table:table-cell table:style-name="ce6" office:value-type="string">
            <text:p>URL</text:p>
          </table:table-cell>
          <table:table-cell table:style-name="ce11" office:value-type="string">
            <text:p>URL</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参考情報などのURL</text:p>
          </table:table-cell>
          <table:table-cell table:number-columns-repeated="1014"/>
          <table:table-cell table:style-name="Default"/>
        </table:table-row>
        <table:table-row table:style-name="ro19">
          <table:table-cell table:formula="of:=ROW()-1" office:value-type="float" office:value="29">
            <text:p>29</text:p>
          </table:table-cell>
          <table:table-cell table:style-name="ce20" office:value-type="string">
            <text:p>URL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URLを付帯定義一覧に追加する　または修正時には変更する</text:p>
            <text:p>※URLは複数指定できる</text:p>
          </table:table-cell>
          <table:table-cell table:style-name="ce20"/>
          <table:table-cell table:number-columns-repeated="1014"/>
        </table:table-row>
        <table:table-row table:style-name="ro5">
          <table:table-cell table:formula="of:=ROW()-1" office:value-type="float" office:value="30">
            <text:p>30</text:p>
          </table:table-cell>
          <table:table-cell office:value-type="string">
            <text:p>作業者部署人員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部署またな人員</text:p>
            <text:p>作業定義で設定した部署または人員をデフォルト表示</text:p>
          </table:table-cell>
          <table:table-cell table:number-columns-repeated="1015"/>
        </table:table-row>
        <table:table-row table:style-name="ro5">
          <table:table-cell table:formula="of:=ROW()-1" office:value-type="float" office:value="31">
            <text:p>31</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者の部署詳細、人員詳細に遷移する</text:p>
            <text:p>作業者部署人員番号に該当する作業者の名称</text:p>
          </table:table-cell>
          <table:table-cell table:number-columns-repeated="1015"/>
        </table:table-row>
        <table:table-row table:style-name="ro3">
          <table:table-cell table:formula="of:=ROW()-1" office:value-type="float" office:value="32">
            <text:p>32</text:p>
          </table:table-cell>
          <table:table-cell office:value-type="string">
            <text:p>作業者部署人員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部署または人員の候補を一覧表示し、選択するとその番号が部署人員番号に表示される</text:p>
          </table:table-cell>
          <table:table-cell table:number-columns-repeated="1015"/>
        </table:table-row>
        <table:table-row table:style-name="ro5">
          <table:table-cell table:formula="of:=ROW()-1" office:value-type="float" office:value="33">
            <text:p>33</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34">
            <text:p>34</text:p>
          </table:table-cell>
          <table:table-cell office:value-type="string">
            <text:p>作業場所番号</text:p>
          </table:table-cell>
          <table:table-cell table:style-name="ce11" office:value-type="string">
            <text:p>テキストボックス</text:p>
          </table:table-cell>
          <table:table-cell table:style-name="ce8" office:value-type="float" office:value="10">
            <text:p>10</text:p>
          </table:table-cell>
          <table:table-cell office:value-type="string">
            <text:p>I</text:p>
          </table:table-cell>
          <table:table-cell table:style-name="ce8" office:value-type="string">
            <text:p>半角英数字</text:p>
          </table:table-cell>
          <table:table-cell table:style-name="ce27" office:value-type="string">
            <text:p>詳細領域</text:p>
          </table:table-cell>
          <table:table-cell/>
          <table:table-cell table:style-name="ce20" office:value-type="string">
            <text:p>作業を行う場所の番号</text:p>
            <text:p><text:span text:style-name="T3">作業定義で設定した作業場所をデフォルト表示</text:span></text:p>
          </table:table-cell>
          <table:table-cell table:number-columns-repeated="1015"/>
        </table:table-row>
        <table:table-row table:style-name="ro5">
          <table:table-cell table:formula="of:=ROW()-1" office:value-type="float" office:value="35">
            <text:p>35</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ext:p>作業場所番号に該当する作業者の名称</text:p>
          </table:table-cell>
          <table:table-cell table:number-columns-repeated="1015"/>
        </table:table-row>
        <table:table-row table:style-name="ro3">
          <table:table-cell table:formula="of:=ROW()-1" office:value-type="float" office:value="36">
            <text:p>36</text:p>
          </table:table-cell>
          <table:table-cell office:value-type="string">
            <text:p>作業場所検索</text:p>
          </table:table-cell>
          <table:table-cell table:style-name="ce11" office:value-type="string">
            <text:p>データリスト</text:p>
          </table:table-cell>
          <table:table-cell table:style-name="ce8" office:value-type="float" office:value="32">
            <text:p>3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table:style-name="ce20" office:value-type="string">
            <text:p>入力に該当した作業場所を一覧表示し、選択するとその番号が作業場所番号に表示される</text:p>
          </table:table-cell>
          <table:table-cell table:number-columns-repeated="1015"/>
        </table:table-row>
        <table:table-row table:style-name="ro1">
          <table:table-cell table:formula="of:=ROW()-1" office:value-type="float" office:value="37">
            <text:p>37</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38">
            <text:p>38</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指示名を表示し、クリックにより上位の作業指示詳細に遷移する</text:p>
            <text:p><text:span text:style-name="T3">上位作業指示への参照権限がある場合のみクリックできる</text:span></text:p>
          </table:table-cell>
          <table:table-cell table:number-columns-repeated="1015"/>
        </table:table-row>
        <table:table-row table:style-name="ro6">
          <table:table-cell table:formula="of:=ROW()-1" office:value-type="float" office:value="39">
            <text:p>39</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指示一覧を表示する</text:p>
          </table:table-cell>
          <table:table-cell table:number-columns-repeated="1022"/>
        </table:table-row>
        <table:table-row table:style-name="ro1">
          <table:table-cell/>
          <table:table-cell table:style-name="ce6" office:value-type="string">
            <text:p>　作業指示を新規作成すると、作業定義上で配下の作業定義もまた、作業指示配下に自動作成される</text:p>
          </table:table-cell>
          <table:table-cell table:number-columns-repeated="1022"/>
        </table:table-row>
        <table:table-row table:style-name="ro1">
          <table:table-cell/>
          <table:table-cell table:style-name="ce6" office:value-type="string">
            <text:p>※付帯定義一覧を表示する　作業定義で設定した付帯定義も表示するが、本画面では修正できない（反映、削除ボタンを表示しない）　本画面で設定した付帯定義のみを修正できる</text:p>
          </table:table-cell>
          <table:table-cell table:number-columns-repeated="1022"/>
        </table:table-row>
        <table:table-row table:style-name="ro1">
          <table:table-cell/>
          <table:table-cell table:style-name="ce6" office:value-type="string">
            <text:p>※この作業指示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28">
          <table:table-cell table:number-columns-repeated="1024"/>
        </table:table-row>
        <table:table-row table:style-name="ro1">
          <table:table-cell table:number-columns-repeated="1024"/>
        </table:table-row>
      </table:table>
      <table:table table:name="24作業詳細" table:style-name="ta2" table:print="false">
        <office:forms form:automatic-focus="false" form:apply-design-mode="false"/>
        <table:table-column table:style-name="co4" table:default-cell-style-name="ce8"/>
        <table:table-column table:style-name="co27"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2.361cm" svg:y="0cm" draw:caption-point-x="-9.891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名称</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全角　半角英数字</text:p>
          </table:table-cell>
          <table:table-cell table:style-name="ce27" office:value-type="string">
            <text:p>詳細領域</text:p>
          </table:table-cell>
          <table:table-cell/>
          <table:table-cell table:style-name="ce6" office:value-type="string">
            <text:p>作業定義の名称</text:p>
          </table:table-cell>
          <table:table-cell table:number-columns-repeated="1015"/>
        </table:table-row>
        <table:table-row table:style-name="ro20">
          <table:table-cell table:formula="of:=ROW()-1" office:value-type="float" office:value="2">
            <text:p>2</text:p>
          </table:table-cell>
          <table:table-cell office:value-type="string">
            <text:p>作業定義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定義のDB登録時に割り振られた番号</text:p>
            <text:p><text:span text:style-name="T3">クリックによりその詳細画面に遷移</text:span></text:p>
          </table:table-cell>
          <table:table-cell table:number-columns-repeated="1015"/>
        </table:table-row>
        <table:table-row table:style-name="ro20">
          <table:table-cell table:formula="of:=ROW()-1" office:value-type="float" office:value="3">
            <text:p>3</text:p>
          </table:table-cell>
          <table:table-cell office:value-type="string">
            <text:p>作業指示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作業指示のDB登録時に割り振られた番号</text:p>
            <text:p><text:span text:style-name="T3">クリックによりその詳細画面に遷移</text:span></text:p>
          </table:table-cell>
          <table:table-cell table:number-columns-repeated="1015"/>
        </table:table-row>
        <table:table-row table:style-name="ro2">
          <table:table-cell table:formula="of:=ROW()-1" office:value-type="float" office:value="4">
            <text:p>4</text:p>
          </table:table-cell>
          <table:table-cell office:value-type="string">
            <text:p>番号</text:p>
          </table:table-cell>
          <table:table-cell table:style-name="ce11" office:value-type="string">
            <text:p>テキスト</text:p>
          </table:table-cell>
          <table:table-cell table:style-name="ce8" office:value-type="float" office:value="10">
            <text:p>10</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office:value-type="string">
            <text:p>作業のDB登録時に割り振られた番号</text:p>
          </table:table-cell>
          <table:table-cell table:number-columns-repeated="1015"/>
        </table:table-row>
        <table:table-row table:style-name="ro5">
          <table:table-cell table:formula="of:=ROW()-1" office:value-type="float" office:value="5">
            <text:p>5</text:p>
          </table:table-cell>
          <table:table-cell table:style-name="ce6" office:value-type="string">
            <text:p>管理者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新規登録した人員の名前、番号　自動登録の場合は、作業指示の管理者名称と「自動登録」と表記</text:p>
            <text:p>クリックによりその詳細画面に遷移</text:p>
          </table:table-cell>
          <table:table-cell table:number-columns-repeated="1014"/>
          <table:table-cell table:style-name="Default"/>
        </table:table-row>
        <table:table-row table:style-name="ro1">
          <table:table-cell table:formula="of:=ROW()-1" office:value-type="float" office:value="6">
            <text:p>6</text:p>
          </table:table-cell>
          <table:table-cell table:style-name="ce6" office:value-type="string">
            <text:p>登録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新規登録した日時</text:p>
          </table:table-cell>
          <table:table-cell table:number-columns-repeated="1014"/>
          <table:table-cell table:style-name="Default"/>
        </table:table-row>
        <table:table-row table:style-name="ro1">
          <table:table-cell table:formula="of:=ROW()-1" office:value-type="float" office:value="7">
            <text:p>7</text:p>
          </table:table-cell>
          <table:table-cell table:style-name="ce6" office:value-type="string">
            <text:p>修正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table:style-name="ce6" office:value-type="string">
            <text:p>最後に修正した日時</text:p>
          </table:table-cell>
          <table:table-cell table:number-columns-repeated="1014"/>
          <table:table-cell table:style-name="Default"/>
        </table:table-row>
        <table:table-row table:style-name="ro2">
          <table:table-cell table:formula="of:=ROW()-1" office:value-type="float" office:value="8">
            <text:p>8</text:p>
          </table:table-cell>
          <table:table-cell table:style-name="ce6" office:value-type="string">
            <text:p>作業指示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table:table-cell table:style-name="ce6" office:value-type="string">
            <text:p>作業指示を出した日</text:p>
          </table:table-cell>
          <table:table-cell table:number-columns-repeated="1015"/>
        </table:table-row>
        <table:table-row table:style-name="ro3">
          <table:table-cell table:formula="of:=ROW()-1" office:value-type="float" office:value="9">
            <text:p>9</text:p>
          </table:table-cell>
          <table:table-cell table:style-name="ce6" office:value-type="string">
            <text:p>作業指示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table:style-name="ce6" office:value-type="string">
            <text:p>作業指示を出した部署人員</text:p>
            <text:p><text:span text:style-name="T3">クリックによりその詳細画面に遷移</text:span></text:p>
          </table:table-cell>
          <table:table-cell table:number-columns-repeated="1015"/>
        </table:table-row>
        <table:table-row table:style-name="ro1">
          <table:table-cell table:formula="of:=ROW()-1" office:value-type="float" office:value="10">
            <text:p>10</text:p>
          </table:table-cell>
          <table:table-cell office:value-type="string">
            <text:p>作業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の種別</text:p>
          </table:table-cell>
          <table:table-cell table:number-columns-repeated="1015"/>
        </table:table-row>
        <table:table-row table:style-name="ro4">
          <table:table-cell table:formula="of:=ROW()-1" office:value-type="float" office:value="11">
            <text:p>11</text:p>
          </table:table-cell>
          <table:table-cell office:value-type="string">
            <text:p>作業状況</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進捗一覧にある作業者からの報告のうち、最新の行を表示する</text:p>
            <text:p>ただし最新行が、</text:p>
            <text:p>開始なら作業中</text:p>
            <text:p>行無しまたは開始取消なら未着手</text:p>
            <text:p>中断取消や保留取消なら作業中</text:p>
            <text:p>とする</text:p>
          </table:table-cell>
          <table:table-cell table:number-columns-repeated="1015"/>
        </table:table-row>
        <table:table-row table:style-name="ro1">
          <table:table-cell table:formula="of:=ROW()-1" office:value-type="float" office:value="12">
            <text:p>12</text:p>
          </table:table-cell>
          <table:table-cell table:style-name="ce20" office:value-type="string">
            <text:p>日時</text:p>
          </table:table-cell>
          <table:table-cell table:style-name="ce11" office:value-type="string">
            <text:p>年月日時刻入力</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画面を開いた日時をデフォルトで設定する</text:p>
          </table:table-cell>
          <table:table-cell table:number-columns-repeated="1015"/>
        </table:table-row>
        <table:table-row table:style-name="ro22">
          <table:table-cell table:formula="of:=ROW()-1" office:value-type="float" office:value="13">
            <text:p>13</text:p>
          </table:table-cell>
          <table:table-cell office:value-type="string">
            <text:p>報告選択</text:p>
          </table:table-cell>
          <table:table-cell table:style-name="ce11" office:value-type="string">
            <text:p>コンボ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text:p>
            <text:p>・報告のみ</text:p>
            <text:p>・開始</text:p>
            <text:p>・中断</text:p>
            <text:p>・保留</text:p>
            <text:p>・完了</text:p>
            <text:p>・開始取消</text:p>
            <text:p>・中断取消</text:p>
            <text:p>・保留取消</text:p>
            <text:p>開始済である場合は、開始を表示しない</text:p>
            <text:p>未だ開始していない場合は中断や保留や完了を表示しない</text:p>
            <text:p><text:span text:style-name="T3">開始していない場合は開始取消を表示しない</text:span></text:p>
            <text:p><text:span text:style-name="T3">中断していない場合は中断取消を表示しない</text:span></text:p>
            <text:p>保留していない場合は保留取消を表示しない</text:p>
            <text:p>完了している場合は開始を表示する（何らかの事情で再度行うべき場合）</text:p>
          </table:table-cell>
          <table:table-cell office:value-type="string">
            <text:p>報告のみを選択すると、報告を受領した側ではイベントは発生しません　報告事項の報告のみとなります</text:p>
          </table:table-cell>
          <table:table-cell table:number-columns-repeated="1014"/>
        </table:table-row>
        <table:table-row table:style-name="ro3">
          <table:table-cell table:formula="of:=ROW()-1" office:value-type="float" office:value="14">
            <text:p>14</text:p>
          </table:table-cell>
          <table:table-cell office:value-type="string">
            <text:p>報告事項</text:p>
          </table:table-cell>
          <table:table-cell table:style-name="ce11" office:value-type="string">
            <text:p>テキストボックス</text:p>
          </table:table-cell>
          <table:table-cell table:style-name="ce8" office:value-type="float" office:value="512">
            <text:p>512</text:p>
          </table:table-cell>
          <table:table-cell office:value-type="string">
            <text:p>I</text:p>
          </table:table-cell>
          <table:table-cell table:style-name="ce24" office:value-type="string">
            <text:p>全角　半角英数字</text:p>
          </table:table-cell>
          <table:table-cell table:style-name="ce27" office:value-type="string">
            <text:p>詳細領域</text:p>
          </table:table-cell>
          <table:table-cell/>
          <table:table-cell office:value-type="string">
            <text:p>報告事項を入力する</text:p>
          </table:table-cell>
          <table:table-cell table:number-columns-repeated="1015"/>
        </table:table-row>
        <table:table-row table:style-name="ro8">
          <table:table-cell table:formula="of:=ROW()-1" office:value-type="float" office:value="15">
            <text:p>15</text:p>
          </table:table-cell>
          <table:table-cell office:value-type="string">
            <text:p>報告送付</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すると、報告選択の内容と報告事項を作業指示者に報告する</text:p>
            <text:p>作業進捗一覧に一行加わる　取消であっても行を消さずに、一行加える</text:p>
          </table:table-cell>
          <table:table-cell table:number-columns-repeated="1015"/>
        </table:table-row>
        <table:table-row table:style-name="ro5">
          <table:table-cell table:formula="of:=ROW()-1" office:value-type="float" office:value="16">
            <text:p>16</text:p>
          </table:table-cell>
          <table:table-cell office:value-type="string">
            <text:p>作業者部署人員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text:span text:style-name="T3">クリックにより、作業者の部署詳細、人員詳細に遷移する</text:span></text:p>
            <text:p>作業者部署人員番号に該当する作業者の名称</text:p>
          </table:table-cell>
          <table:table-cell table:number-columns-repeated="1015"/>
        </table:table-row>
        <table:table-row table:style-name="ro5">
          <table:table-cell table:formula="of:=ROW()-1" office:value-type="float" office:value="17">
            <text:p>17</text:p>
          </table:table-cell>
          <table:table-cell office:value-type="string">
            <text:p>作業指示者部署人員</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table:style-name="ce20" office:value-type="string">
            <text:p>クリックにより、作業者の部署詳細、人員詳細に遷移する</text:p>
            <text:p>作業者に作業指示を出す部署または人員</text:p>
          </table:table-cell>
          <table:table-cell table:number-columns-repeated="1015"/>
        </table:table-row>
        <table:table-row table:style-name="ro3">
          <table:table-cell table:formula="of:=ROW()-1" office:value-type="float" office:value="18">
            <text:p>18</text:p>
          </table:table-cell>
          <table:table-cell office:value-type="string">
            <text:p>作業場所名</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作業場所の作業場所詳細に遷移する</text:p>
          </table:table-cell>
          <table:table-cell table:number-columns-repeated="1015"/>
        </table:table-row>
        <table:table-row table:style-name="ro1">
          <table:table-cell table:formula="of:=ROW()-1" office:value-type="float" office:value="19">
            <text:p>19</text:p>
          </table:table-cell>
          <table:table-cell office:value-type="string">
            <text:p>備考</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作業定義で記した備考　どんな作業かを記す</text:p>
          </table:table-cell>
          <table:table-cell table:number-columns-repeated="1015"/>
        </table:table-row>
        <table:table-row table:style-name="ro8">
          <table:table-cell table:formula="of:=ROW()-1" office:value-type="float" office:value="20">
            <text:p>20</text:p>
          </table:table-cell>
          <table:table-cell office:value-type="string">
            <text:p>上位</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text:p>
          </table:table-cell>
          <table:table-cell table:style-name="ce27" office:value-type="string">
            <text:p>詳細領域</text:p>
          </table:table-cell>
          <table:table-cell office:value-type="string">
            <text:p>〇</text:p>
          </table:table-cell>
          <table:table-cell office:value-type="string">
            <text:p>上位の作業名を表示し、クリックにより上位の作業詳細に遷移する</text:p>
            <text:p><text:span text:style-name="T3">上位作業への参照権限がある場合のみクリックできる</text:span></text:p>
          </table:table-cell>
          <table:table-cell table:number-columns-repeated="1015"/>
        </table:table-row>
        <table:table-row table:style-name="ro6">
          <table:table-cell table:formula="of:=ROW()-1" office:value-type="float" office:value="21">
            <text:p>21</text:p>
          </table:table-cell>
          <table:table-cell office:value-type="string">
            <text:p>マイツリー</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text:span text:style-name="T3">マイツリーに追加する</text:span></text:p>
            <text:p><text:span text:style-name="T3">既に追加していた場合は、マイツリーから削除する</text:span></text:p>
            <text:p><text:span text:style-name="T3">マイツリー未追加とマイツリー追加済　を切り替え表示</text:span></text:p>
            <text:p><text:span text:style-name="T3">新規登録時には、クリックできない</text:span></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本画面の機能に依存した項目のみ記載　詳細操作領域に表示する基本項目は省略</text:p>
          </table:table-cell>
          <table:table-cell table:number-columns-repeated="3"/>
          <table:table-cell table:style-name="ce14"/>
          <table:table-cell table:number-columns-repeated="2"/>
          <table:table-cell table:style-name="ce6"/>
          <table:table-cell table:number-columns-repeated="1015"/>
        </table:table-row>
        <table:table-row table:style-name="ro1">
          <table:table-cell/>
          <table:table-cell table:style-name="ce6" office:value-type="string">
            <text:p>※配下の作業一覧を表示する</text:p>
          </table:table-cell>
          <table:table-cell table:number-columns-repeated="1022"/>
        </table:table-row>
        <table:table-row table:style-name="ro1">
          <table:table-cell/>
          <table:table-cell table:style-name="ce6" office:value-type="string">
            <text:p>※付帯定義一覧を表示する　作業定義や作業指示で設定した付帯定義も表示するが、本画面では修正できない（反映、削除ボタンを表示しない）</text:p>
          </table:table-cell>
          <table:table-cell table:number-columns-repeated="1022"/>
        </table:table-row>
        <table:table-row table:style-name="ro1">
          <table:table-cell/>
          <table:table-cell table:style-name="ce6" office:value-type="string">
            <text:p>※この作業へのアクセスができる部署人員を権限一覧として表示する</text:p>
          </table:table-cell>
          <table:table-cell table:number-columns-repeated="1022"/>
        </table:table-row>
        <table:table-row table:style-name="ro1">
          <table:table-cell/>
          <table:table-cell table:style-name="ce6" office:value-type="string">
            <text:p>※作業進捗一覧を表示する</text:p>
          </table:table-cell>
          <table:table-cell table:number-columns-repeated="1022"/>
        </table:table-row>
        <table:table-row table:style-name="ro1" table:number-rows-repeated="1048547">
          <table:table-cell table:number-columns-repeated="1024"/>
        </table:table-row>
        <table:table-row table:style-name="ro1">
          <table:table-cell table:number-columns-repeated="1024"/>
        </table:table-row>
      </table:table>
      <table:table table:name="25付帯定義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23">
          <table:table-cell table:formula="of:=ROW()-1" office:value-type="float" office:value="2">
            <text:p>2</text:p>
          </table:table-cell>
          <table:table-cell office:value-type="string">
            <text:p>付帯定義文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table-cell office:value-type="string">
            <text:p>以下のうち、どれかを表示する</text:p>
            <text:p>・詳細領域に文章で表示している内容</text:p>
            <text:p>・ファイル名（ハイパーリンクになっておりダウンロードできる）</text:p>
            <text:p>・URL（ハイパーリンクになっている）</text:p>
          </table:table-cell>
          <table:table-cell table:number-columns-repeated="1015"/>
        </table:table-row>
        <table:table-row table:style-name="ro3">
          <table:table-cell table:formula="of:=ROW()-1" office:value-type="float" office:value="3">
            <text:p>3</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詳細領域に反映する</text:p>
            <text:p>修正する場合にクリックする</text:p>
          </table:table-cell>
          <table:table-cell table:number-columns-repeated="1015"/>
        </table:table-row>
        <table:table-row table:style-name="ro3">
          <table:table-cell table:formula="of:=ROW()-1" office:value-type="float" office:value="4">
            <text:p>4</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クリップボードにコピーする</text:p>
          </table:table-cell>
          <table:table-cell table:number-columns-repeated="1015"/>
        </table:table-row>
        <table:table-row table:style-name="ro5">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付帯定義を削除する</text:p>
            <text:p><text:span text:style-name="T3">デフォルトは選択不可であり、詳細領域で削除有効化をチ</text:span><text:span text:style-name="T3">ェックすると、選択できるようになる</text:span></text:p>
          </table:table-cell>
          <table:table-cell table:style-name="ce20" office:value-type="string">
            <text:p>クリックにより、付帯定義を削除します</text:p>
          </table:table-cell>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2">
          <table:table-cell/>
          <table:table-cell table:style-name="ce6"/>
          <table:table-cell table:number-columns-repeated="1022"/>
        </table:table-row>
        <table:table-row table:style-name="ro1">
          <table:table-cell/>
          <table:table-cell table:style-name="ce6">
            <draw:frame table:end-cell-address="25付帯定義一覧.I20" table:end-x="3.907cm" table:end-y="0.056cm" draw:z-index="0" draw:style-name="gr13" svg:width="18.709cm" svg:height="4.49cm" svg:x="0.001cm" svg:y="0.011cm">
              <draw:text-box>
                <text:p>付帯定義一覧には、この作業定義における作業定義詳細で入力した内容以外に、前工程の作業定義詳細で入力した報告受領時アクションにより本作業を後工程に指定した文章をも表示する　ただしその場合、以下のように若干文章の内容を変える　またその場合は作業定義一覧には反映、削除は表示しない</text:p>
                <text:p/>
                <text:p>前工程作業定義での文章例：本作業の開始報告があった場合、人員〇に対して後工程作業定義〇の作業内容を連絡する</text:p>
                <text:p>である場合、</text:p>
                <text:p text:style-name="P5"><text:span text:style-name="T1">ここの作業定義での文章例：前工程作業定義〇にて開始報告があった場合、人員〇に対して本作業定義の作業内容を連絡する</text:span></text:p>
              </draw:text-box>
            </draw:frame>
          </table:table-cell>
          <table:table-cell table:number-columns-repeated="1022"/>
        </table:table-row>
        <table:table-row table:style-name="ro1">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26作業進捗一覧" table:style-name="ta2" table:print="false">
        <office:forms form:automatic-focus="false" form:apply-design-mode="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1">
          <table:table-cell table:formula="of:=ROW()-1" office:value-type="float" office:value="2">
            <text:p>2</text:p>
          </table:table-cell>
          <table:table-cell office:value-type="string">
            <text:p>日時</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table:number-columns-repeated="1017"/>
        </table:table-row>
        <table:table-row table:style-name="ro3">
          <table:table-cell table:formula="of:=ROW()-1" office:value-type="float" office:value="3">
            <text:p>3</text:p>
          </table:table-cell>
          <table:table-cell office:value-type="string">
            <text:p>指示と報告</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作業指示者による指示選択、または作業者による報告選択を表示</text:p>
          </table:table-cell>
          <table:table-cell table:number-columns-repeated="1015"/>
        </table:table-row>
        <table:table-row table:style-name="ro3">
          <table:table-cell table:formula="of:=ROW()-1" office:value-type="float" office:value="4">
            <text:p>4</text:p>
          </table:table-cell>
          <table:table-cell office:value-type="string">
            <text:p>発信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office:value-type="string">
            <text:p>〇</text:p>
          </table:table-cell>
          <table:table-cell office:value-type="string">
            <text:p>指示者または作業者を表示</text:p>
            <text:p><text:span text:style-name="T3">クリックによりその詳細画面に遷移</text:span></text:p>
          </table:table-cell>
          <table:table-cell table:number-columns-repeated="1015"/>
        </table:table-row>
        <table:table-row table:style-name="ro3">
          <table:table-cell table:formula="of:=ROW()-1" office:value-type="float" office:value="5">
            <text:p>5</text:p>
          </table:table-cell>
          <table:table-cell office:value-type="string">
            <text:p>事項</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24" office:value-type="string">
            <text:p>全角　半角英数字</text:p>
          </table:table-cell>
          <table:table-cell table:style-name="ce27" office:value-type="string">
            <text:p>一覧表示領域</text:p>
          </table:table-cell>
          <table:table-cell/>
          <table:table-cell office:value-type="string">
            <text:p>指示事項または報告事項を表示</text:p>
          </table:table-cell>
          <table:table-cell table:style-name="ce20"/>
          <table:table-cell table:number-columns-repeated="1014"/>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ついては、新規、移動、挿入、投影を表示しない</text:p>
          </table:table-cell>
          <table:table-cell table:number-columns-repeated="1022"/>
        </table:table-row>
        <table:table-row table:style-name="ro1" table:number-rows-repeated="3">
          <table:table-cell/>
          <table:table-cell table:style-name="ce6"/>
          <table:table-cell table:number-columns-repeated="1022"/>
        </table:table-row>
        <table:table-row table:style-name="ro1">
          <table:table-cell table:number-columns-repeated="1024"/>
        </table:table-row>
        <table:table-row table:style-name="ro1" table:number-rows-repeated="3">
          <table:table-cell/>
          <table:table-cell table:style-name="ce6"/>
          <table:table-cell table:number-columns-repeated="1022"/>
        </table:table-row>
        <table:table-row table:style-name="ro1" table:number-rows-repeated="1048559">
          <table:table-cell table:number-columns-repeated="1024"/>
        </table:table-row>
        <table:table-row table:style-name="ro1">
          <table:table-cell table:number-columns-repeated="1024"/>
        </table:table-row>
      </table:table>
      <table:table table:name="32権限一覧" table:style-name="ta2">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draw:frame table:end-cell-address="32権限一覧.B11" table:end-x="5.895cm" table:end-y="0.612cm" draw:z-index="0" draw:style-name="gr14" svg:width="2.611cm" svg:height="6.63cm" svg:x="3.284cm" svg:y="0.301cm">
              <draw:text-box>
                <text:p>スパイラル01では、ダミー表示のみで良い</text:p>
              </draw:text-box>
            </draw:frame>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3">
          <table:table-cell table:formula="of:=ROW()-1" office:value-type="float" office:value="2">
            <text:p>2</text:p>
          </table:table-cell>
          <table:table-cell office:value-type="string">
            <text:p>パス</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付与したツリー画面上のパス</text:p>
            <text:p>クリックで当該機能の詳細画面に遷移</text:p>
          </table:table-cell>
          <table:table-cell table:number-columns-repeated="1015"/>
        </table:table-row>
        <table:table-row table:style-name="ro3">
          <table:table-cell table:formula="of:=ROW()-1" office:value-type="float" office:value="3">
            <text:p>3</text:p>
          </table:table-cell>
          <table:table-cell office:value-type="string">
            <text:p>権限所有部署人員</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権限を持つ部署人員の名前</text:p>
            <text:p>クリックで当該部署人員の詳細画面に遷移</text:p>
          </table:table-cell>
          <table:table-cell table:number-columns-repeated="1015"/>
        </table:table-row>
        <table:table-row table:style-name="ro1">
          <table:table-cell table:formula="of:=ROW()-1" office:value-type="float" office:value="4">
            <text:p>4</text:p>
          </table:table-cell>
          <table:table-cell office:value-type="string">
            <text:p>参照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参照権限の有無</text:p>
          </table:table-cell>
          <table:table-cell table:number-columns-repeated="1015"/>
        </table:table-row>
        <table:table-row table:style-name="ro1">
          <table:table-cell table:formula="of:=ROW()-1" office:value-type="float" office:value="5">
            <text:p>5</text:p>
          </table:table-cell>
          <table:table-cell office:value-type="string">
            <text:p>登録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登録権限の有無</text:p>
          </table:table-cell>
          <table:table-cell table:number-columns-repeated="1015"/>
        </table:table-row>
        <table:table-row table:style-name="ro1">
          <table:table-cell table:formula="of:=ROW()-1" office:value-type="float" office:value="6">
            <text:p>6</text:p>
          </table:table-cell>
          <table:table-cell office:value-type="string">
            <text:p>更新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更新権限の有無</text:p>
          </table:table-cell>
          <table:table-cell table:number-columns-repeated="1015"/>
        </table:table-row>
        <table:table-row table:style-name="ro1">
          <table:table-cell table:formula="of:=ROW()-1" office:value-type="float" office:value="7">
            <text:p>7</text:p>
          </table:table-cell>
          <table:table-cell office:value-type="string">
            <text:p>削除権限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一覧表示領域</text:p>
          </table:table-cell>
          <table:table-cell/>
          <table:table-cell office:value-type="string">
            <text:p>削除権限の有無</text:p>
          </table:table-cell>
          <table:table-cell table:number-columns-repeated="1015"/>
        </table:table-row>
        <table:table-row table:style-name="ro1">
          <table:table-cell table:formula="of:=ROW()-1" office:value-type="float" office:value="8">
            <text:p>8</text:p>
          </table:table-cell>
          <table:table-cell office:value-type="string">
            <text:p>権限付与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付与者の人員詳細に遷移する</text:p>
          </table:table-cell>
          <table:table-cell table:number-columns-repeated="1015"/>
        </table:table-row>
        <table:table-row table:style-name="ro3">
          <table:table-cell table:formula="of:=ROW()-1" office:value-type="float" office:value="9">
            <text:p>9</text:p>
          </table:table-cell>
          <table:table-cell office:value-type="string">
            <text:p>複写</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情報をクリップボードにコピーする</text:p>
          </table:table-cell>
          <table:table-cell table:number-columns-repeated="1015"/>
        </table:table-row>
        <table:table-row table:style-name="ro3">
          <table:table-cell table:formula="of:=ROW()-1" office:value-type="float" office:value="10">
            <text:p>10</text:p>
          </table:table-cell>
          <table:table-cell office:value-type="string">
            <text:p>剥奪</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権限を剥奪する（権限を削除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table-cell/>
          <table:table-cell table:style-name="ce6" office:value-type="string">
            <text:p>※一覧操作領域には、新規、移動、挿入を表示しない</text:p>
          </table:table-cell>
          <table:table-cell table:number-columns-repeated="1022"/>
        </table:table-row>
        <table:table-row table:style-name="ro1">
          <table:table-cell/>
          <table:table-cell table:style-name="ce6" office:value-type="string">
            <text:p>※一覧操作領域に、付与を表示する</text:p>
          </table:table-cell>
          <table:table-cell table:number-columns-repeated="1022"/>
        </table:table-row>
        <table:table-row table:style-name="ro1">
          <table:table-cell/>
          <table:table-cell table:style-name="ce30" office:value-type="string">
            <text:p>　詳細画面が部署や人員である場合、付与によりクリップボードにある機能を権限一覧（一覧には部署が人員が持つ権限と、部署情報や人員情報にアクセスできる部署や人員が表示）に追加する</text:p>
          </table:table-cell>
          <table:table-cell table:number-columns-repeated="1022"/>
        </table:table-row>
        <table:table-row table:style-name="ro1">
          <table:table-cell/>
          <table:table-cell table:style-name="ce30" office:value-type="string">
            <text:p>　詳細画面が部署や人員でない場合、付与によりクリップボードにある部署や人員を権限一覧（一覧には機能にアクセスできる部署や人員が表示）に追加する</text:p>
          </table:table-cell>
          <table:table-cell table:number-columns-repeated="1022"/>
        </table:table-row>
        <table:table-row table:style-name="ro1">
          <table:table-cell/>
          <table:table-cell table:style-name="ce6" office:value-type="string">
            <text:p>※一覧操作領域に、確定を表示する　確定は一覧の権限有無を反映する機能</text:p>
          </table:table-cell>
          <table:table-cell table:number-columns-repeated="1022"/>
        </table:table-row>
        <table:table-row table:style-name="ro1">
          <table:table-cell/>
          <table:table-cell table:style-name="ce6" office:value-type="string">
            <text:p>※一覧操作領域に、「全て」のチェックボックスを表示する</text:p>
          </table:table-cell>
          <table:table-cell table:number-columns-repeated="1022"/>
        </table:table-row>
        <table:table-row table:style-name="ro1">
          <table:table-cell/>
          <table:table-cell table:style-name="ce6" office:value-type="string">
            <text:p>　チェックボックスをオンにした場合、上位で設定されている権限も含めて全表示する　上位分は剥奪や権限変更はできない</text:p>
          </table:table-cell>
          <table:table-cell table:number-columns-repeated="1022"/>
        </table:table-row>
        <table:table-row table:style-name="ro1">
          <table:table-cell/>
          <table:table-cell table:style-name="ce6" office:value-type="string">
            <text:p>※登録、更新、削除権限のどれかが存在する状態で登録された場合、参照権限が自動的に付与される</text:p>
          </table:table-cell>
          <table:table-cell table:number-columns-repeated="1022"/>
        </table:table-row>
        <table:table-row table:style-name="ro1">
          <table:table-cell/>
          <table:table-cell office:value-type="string">
            <text:p>※権限によるアクセス制限</text:p>
          </table:table-cell>
          <table:table-cell table:number-columns-repeated="1022"/>
        </table:table-row>
        <table:table-row table:style-name="ro1">
          <table:table-cell/>
          <table:table-cell table:style-name="ce6" office:value-type="string">
            <text:p>　人員、組織に対してツリー上の機能それぞれに対してアクセス権限を付与できる</text:p>
          </table:table-cell>
          <table:table-cell table:number-columns-repeated="1022"/>
        </table:table-row>
        <table:table-row table:style-name="ro1">
          <table:table-cell/>
          <table:table-cell table:style-name="ce6" office:value-type="string">
            <text:p>　権限設定による影響はツリー上の下位にも及ぶ</text:p>
          </table:table-cell>
          <table:table-cell table:number-columns-repeated="1022"/>
        </table:table-row>
        <table:table-row table:style-name="ro1">
          <table:table-cell/>
          <table:table-cell table:style-name="ce6" office:value-type="string">
            <text:p>　ただし下位の側にて権限設定することで、上位と異なる権限設定を行う事もできる　より下位の権限設定が優先となる</text:p>
          </table:table-cell>
          <table:table-cell table:number-columns-repeated="1022"/>
        </table:table-row>
        <table:table-row table:style-name="ro1" table:number-rows-repeated="1048550">
          <table:table-cell table:number-columns-repeated="1024"/>
        </table:table-row>
        <table:table-row table:style-name="ro1">
          <table:table-cell table:number-columns-repeated="1024"/>
        </table:table-row>
      </table:table>
      <table:table table:name="34システム設定" table:style-name="ta3">
        <table:table-column table:style-name="co4" table:default-cell-style-name="ce8"/>
        <table:table-column table:style-name="co5" table:default-cell-style-name="ce21"/>
        <table:table-column table:style-name="co6" table:default-cell-style-name="ce21"/>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22"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6.827cm" svg:y="0cm" draw:caption-point-x="-1.528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ポップアップ通知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ポップアップ通知」を行うかを設定</text:p>
          </table:table-cell>
          <table:table-cell table:number-columns-repeated="1015"/>
        </table:table-row>
        <table:table-row table:style-name="ro1">
          <table:table-cell table:formula="of:=ROW()-1" office:value-type="float" office:value="2">
            <text:p>2</text:p>
          </table:table-cell>
          <table:table-cell office:value-type="string">
            <text:p>休止期間</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休止期間入力枠を表示、隠蔽するハイパーリンク</text:p>
          </table:table-cell>
          <table:table-cell table:number-columns-repeated="1015"/>
        </table:table-row>
        <table:table-row table:style-name="ro12">
          <table:table-cell table:formula="of:=ROW()-1" office:value-type="float" office:value="3">
            <text:p>3</text:p>
          </table:table-cell>
          <table:table-cell table:style-name="ce20" office:value-type="string">
            <text:p>休止期間入力枠：サイクル</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選択するラジオボタン　休止しないがデフォルト</text:p>
            <text:p>・即時休止</text:p>
            <text:p>・一度だけ</text:p>
            <text:p>・毎年</text:p>
            <text:p>・毎月</text:p>
            <text:p>・毎週</text:p>
            <text:p>・毎日</text:p>
          </table:table-cell>
          <table:table-cell table:number-columns-repeated="1015"/>
        </table:table-row>
        <table:table-row table:style-name="ro3">
          <table:table-cell table:formula="of:=ROW()-1" office:value-type="float" office:value="4">
            <text:p>4</text:p>
          </table:table-cell>
          <table:table-cell table:style-name="ce20" office:value-type="string">
            <text:p>休止期間入力枠：開始年月日時刻　終了年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一度だけである場合に表示</text:p>
          </table:table-cell>
          <table:table-cell table:number-columns-repeated="1015"/>
        </table:table-row>
        <table:table-row table:style-name="ro3">
          <table:table-cell table:formula="of:=ROW()-1" office:value-type="float" office:value="5">
            <text:p>5</text:p>
          </table:table-cell>
          <table:table-cell table:style-name="ce20" office:value-type="string">
            <text:p>休止期間入力枠：開始月日時刻　終了月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年である場合に表示</text:p>
          </table:table-cell>
          <table:table-cell table:number-columns-repeated="1015"/>
        </table:table-row>
        <table:table-row table:style-name="ro3">
          <table:table-cell table:formula="of:=ROW()-1" office:value-type="float" office:value="6">
            <text:p>6</text:p>
          </table:table-cell>
          <table:table-cell table:style-name="ce20" office:value-type="string">
            <text:p>休止期間入力枠：開始日時刻　終了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月である場合に表示</text:p>
          </table:table-cell>
          <table:table-cell table:number-columns-repeated="1015"/>
        </table:table-row>
        <table:table-row table:style-name="ro3">
          <table:table-cell table:formula="of:=ROW()-1" office:value-type="float" office:value="7">
            <text:p>7</text:p>
          </table:table-cell>
          <table:table-cell table:style-name="ce20" office:value-type="string">
            <text:p>休止期間入力枠：開始曜日時刻　終了曜日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週である場合に表示</text:p>
          </table:table-cell>
          <table:table-cell table:number-columns-repeated="1015"/>
        </table:table-row>
        <table:table-row table:style-name="ro3">
          <table:table-cell table:formula="of:=ROW()-1" office:value-type="float" office:value="8">
            <text:p>8</text:p>
          </table:table-cell>
          <table:table-cell table:style-name="ce20" office:value-type="string">
            <text:p>休止期間入力枠：開始時刻　終了時刻</text:p>
          </table:table-cell>
          <table:table-cell table:style-name="ce11" office:value-type="string">
            <text:p>日時</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サイクルが毎日である場合に表示</text:p>
          </table:table-cell>
          <table:table-cell table:number-columns-repeated="1015"/>
        </table:table-row>
        <table:table-row table:style-name="ro5">
          <table:table-cell table:formula="of:=ROW()-1" office:value-type="float" office:value="9">
            <text:p>9</text:p>
          </table:table-cell>
          <table:table-cell office:value-type="string">
            <text:p>休止期間入力枠：追加</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に加わる</text:p>
            <text:p><text:span text:style-name="T3">サイクルが即時休止である場合、即刻休止状態となる</text:span></text:p>
          </table:table-cell>
          <table:table-cell table:number-columns-repeated="1015"/>
        </table:table-row>
        <table:table-row table:style-name="ro6">
          <table:table-cell table:formula="of:=ROW()-1" office:value-type="float" office:value="10">
            <text:p>10</text:p>
          </table:table-cell>
          <table:table-cell office:value-type="string">
            <text:p>休止期間入力枠：更新</text:p>
          </table:table-cell>
          <table:table-cell table:style-name="ce11" office:value-type="string">
            <text:p>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休止期間一覧の内容が修正される</text:p>
            <text:p>休止期間一覧をクリックして表示した場合のみ、クリック可能にする</text:p>
            <text:p><text:span text:style-name="T3">サイクルが即時休止である場合、即刻休止状態となる</text:span></text:p>
          </table:table-cell>
          <table:table-cell table:number-columns-repeated="1015"/>
        </table:table-row>
        <table:table-row table:style-name="ro3">
          <table:table-cell table:formula="of:=ROW()-1" office:value-type="float" office:value="11">
            <text:p>11</text:p>
          </table:table-cell>
          <table:table-cell office:value-type="string">
            <text:p>人員登録通知機能有無</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人員登録通知機能」を用いるかを設定</text:p>
          </table:table-cell>
          <table:table-cell table:number-columns-repeated="1015"/>
        </table:table-row>
        <table:table-row table:style-name="ro3">
          <table:table-cell table:formula="of:=ROW()-1" office:value-type="float" office:value="12">
            <text:p>12</text:p>
          </table:table-cell>
          <table:table-cell office:value-type="string">
            <text:p>新規ログイン後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3">
            <text:p>13</text:p>
          </table:table-cell>
          <table:table-cell office:value-type="string">
            <text:p>パスワード更新要否</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機能一覧にある「パスワード更新強制機能」を用いるかを設定</text:p>
          </table:table-cell>
          <table:table-cell table:number-columns-repeated="1015"/>
        </table:table-row>
        <table:table-row table:style-name="ro3">
          <table:table-cell table:formula="of:=ROW()-1" office:value-type="float" office:value="14">
            <text:p>14</text:p>
          </table:table-cell>
          <table:table-cell office:value-type="string">
            <text:p>パスワード更新タイミング</text:p>
          </table:table-cell>
          <table:table-cell table:style-name="ce11" office:value-type="string">
            <text:p>テキスト</text:p>
          </table:table-cell>
          <table:table-cell table:style-name="ce8" office:value-type="float" office:value="4">
            <text:p>4</text:p>
          </table:table-cell>
          <table:table-cell office:value-type="float" office:value="1">
            <text:p>1</text:p>
          </table:table-cell>
          <table:table-cell table:style-name="ce8" office:value-type="string">
            <text:p>自然数</text:p>
          </table:table-cell>
          <table:table-cell table:style-name="ce27" office:value-type="string">
            <text:p>詳細領域</text:p>
          </table:table-cell>
          <table:table-cell/>
          <table:table-cell office:value-type="string">
            <text:p>パスワード更新要の場合のみ表示</text:p>
            <text:p>パスワード更新のタイミングが何か月毎かを設定</text:p>
          </table:table-cell>
          <table:table-cell table:number-columns-repeated="1015"/>
        </table:table-row>
        <table:table-row table:style-name="ro1">
          <table:table-cell table:formula="of:=ROW()-1" office:value-type="float" office:value="15">
            <text:p>15</text:p>
          </table:table-cell>
          <table:table-cell office:value-type="string">
            <text:p>コース種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現在契約しているサービスを表示する</text:p>
          </table:table-cell>
          <table:table-cell table:number-columns-repeated="1015"/>
        </table:table-row>
        <table:table-row table:style-name="ro1">
          <table:table-cell table:formula="of:=ROW()-1" office:value-type="float" office:value="16">
            <text:p>16</text:p>
          </table:table-cell>
          <table:table-cell office:value-type="string">
            <text:p>開始年月日</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7">
            <text:p>17</text:p>
          </table:table-cell>
          <table:table-cell office:value-type="string">
            <text:p>使用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draw:custom-shape table:end-cell-address="34システム設定.I20" table:end-x="6.004cm" table:end-y="0.426cm" draw:z-index="1" draw:name="吹き出し: 角を丸めた四角形 1" draw:style-name="gr2" draw:text-style-name="P3" svg:width="4.979cm" svg:height="1.207cm" svg:x="1.025cm" svg:y="0.206cm">
              <text:p text:style-name="P2"><text:span text:style-name="T2">支払方法の自動入力方法は要検討</text:span></text:p>
              <draw:enhanced-geometry svg:viewBox="0 0 21600 21600" draw:text-areas="800 800 20800 20800" draw:glue-points="?f40 ?f41" draw:type="non-primitive" draw:modifiers="-4194.21686746988 17827.152317880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15"/>
        </table:table-row>
        <table:table-row table:style-name="ro1">
          <table:table-cell table:formula="of:=ROW()-1" office:value-type="float" office:value="18">
            <text:p>18</text:p>
          </table:table-cell>
          <table:table-cell office:value-type="string">
            <text:p>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number-columns-repeated="1017"/>
        </table:table-row>
        <table:table-row table:style-name="ro1">
          <table:table-cell table:formula="of:=ROW()-1" office:value-type="float" office:value="19">
            <text:p>19</text:p>
          </table:table-cell>
          <table:table-cell office:value-type="string">
            <text:p>支払方法</text:p>
          </table:table-cell>
          <table:table-cell table:style-name="ce11"/>
          <table:table-cell table:style-name="ce8"/>
          <table:table-cell/>
          <table:table-cell table:style-name="ce8"/>
          <table:table-cell table:style-name="ce27" office:value-type="string">
            <text:p>詳細領域</text:p>
          </table:table-cell>
          <table:table-cell table:number-columns-repeated="1017"/>
        </table:table-row>
        <table:table-row table:style-name="ro1">
          <table:table-cell table:formula="of:=ROW()-1" office:value-type="float" office:value="20">
            <text:p>20</text:p>
          </table:table-cell>
          <table:table-cell office:value-type="string">
            <text:p>確定</text:p>
          </table:table-cell>
          <table:table-cell table:style-name="ce11" office:value-type="string">
            <text:p>ボタン</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office:value-type="string">
            <text:p>〇</text:p>
          </table:table-cell>
          <table:table-cell office:value-type="string">
            <text:p>クリックにより、変更内容を確定す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休止期間一覧を表示する</text:p>
          </table:table-cell>
          <table:table-cell table:number-columns-repeated="1022"/>
        </table:table-row>
        <table:table-row table:style-name="ro1">
          <table:table-cell/>
          <table:table-cell>
            <draw:frame table:end-cell-address="34システム設定.I37" table:end-x="7.457cm" table:end-y="0.348cm" draw:z-index="0" draw:style-name="gr15" svg:width="21.689cm" svg:height="6.711cm" svg:x="0.297cm" svg:y="0.056cm">
              <draw:text-box>
                <text:p>本画面は、顧客側のシステム管理者が設定する画面である</text:p>
                <text:p/>
                <text:p>休止期間には、システム管理者以外、作業管理システムにログインできない　ログイン中であっても、リロード時に休止中の旨の画面に切り替わる</text:p>
                <text:p/>
                <text:p>即時休止は一覧には二つ以上存在できない　既に存在する状態で、追加または更新がクリックされた場合、エラーメッセージを表示し追加や更新をしない</text:p>
                <text:p/>
                <text:p>使用リソース計算式　登録部署数×部署レコード長　＋　登録人員数×人員レコード長　＋　登録作業場所数×作業場所レコード長　＋　登録作業定義数×作業定義レコード長　＋　登録作業指示数×作業指示レコード長　＋　登録作業数×作業レコード長　＋　登録資料数×資料レコード長　＋　アップロードしているファイル全容量　＋　登録掲示板数×掲示板レコ‐ド長　＋　ログ数×ログレコード長</text:p>
                <text:p/>
              </draw:text-box>
            </draw:frame>
          </table:table-cell>
          <table:table-cell table:number-columns-repeated="1022"/>
        </table:table-row>
        <table:table-row table:style-name="ro1" table:number-rows-repeated="1048551">
          <table:table-cell table:number-columns-repeated="1024"/>
        </table:table-row>
        <table:table-row table:style-name="ro1">
          <table:table-cell table:number-columns-repeated="1024"/>
        </table:table-row>
      </table:table>
      <table:table table:name="39休止期間一覧"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2">
          <table:table-cell table:formula="of:=ROW()-1" office:value-type="float" office:value="1">
            <text:p>1</text:p>
          </table:table-cell>
          <table:table-cell office:value-type="string">
            <text:p>番号</text:p>
          </table:table-cell>
          <table:table-cell table:style-name="ce11" office:value-type="string">
            <text:p>テキスト</text:p>
          </table:table-cell>
          <table:table-cell table:style-name="ce8" office:value-type="float" office:value="32">
            <text:p>32</text:p>
          </table:table-cell>
          <table:table-cell office:value-type="string">
            <text:p>I</text:p>
          </table:table-cell>
          <table:table-cell table:style-name="ce24" office:value-type="string">
            <text:p>英数記号</text:p>
          </table:table-cell>
          <table:table-cell table:style-name="ce27" office:value-type="string">
            <text:p>一覧表示領域</text:p>
          </table:table-cell>
          <table:table-cell/>
          <table:table-cell office:value-type="string">
            <text:p>DB登録時に割り振られた番号</text:p>
          </table:table-cell>
          <table:table-cell table:number-columns-repeated="1015"/>
        </table:table-row>
        <table:table-row table:style-name="ro5">
          <table:table-cell table:formula="of:=ROW()-1" office:value-type="float" office:value="2">
            <text:p>2</text:p>
          </table:table-cell>
          <table:table-cell office:value-type="string">
            <text:p>期間</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24" office:value-type="string">
            <text:p>英数</text:p>
          </table:table-cell>
          <table:table-cell table:style-name="ce27" office:value-type="string">
            <text:p>一覧表示領域</text:p>
          </table:table-cell>
          <table:table-cell office:value-type="string">
            <text:p>〇</text:p>
          </table:table-cell>
          <table:table-cell office:value-type="string">
            <text:p>休止期間を表示する</text:p>
            <text:p>期間が一度だけであり、かつその休止を終えている場合、取り消し線を引く</text:p>
          </table:table-cell>
          <table:table-cell table:number-columns-repeated="1015"/>
        </table:table-row>
        <table:table-row table:style-name="ro3">
          <table:table-cell table:formula="of:=ROW()-1" office:value-type="float" office:value="3">
            <text:p>3</text:p>
          </table:table-cell>
          <table:table-cell office:value-type="string">
            <text:p>設定者</text:p>
          </table:table-cell>
          <table:table-cell table:style-name="ce11" office:value-type="string">
            <text:p>テキスト</text:p>
          </table:table-cell>
          <table:table-cell table:style-name="ce8" office:value-type="float" office:value="32">
            <text:p>32</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設定者の人員詳細に遷移する</text:p>
          </table:table-cell>
          <table:table-cell table:number-columns-repeated="1015"/>
        </table:table-row>
        <table:table-row table:style-name="ro3">
          <table:table-cell table:formula="of:=ROW()-1" office:value-type="float" office:value="4">
            <text:p>4</text:p>
          </table:table-cell>
          <table:table-cell office:value-type="string">
            <text:p>反映</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table:style-name="ce20" office:value-type="string">
            <text:p>クリックでシステム設定画面の休止期間入力枠に表示する</text:p>
          </table:table-cell>
          <table:table-cell table:number-columns-repeated="1015"/>
        </table:table-row>
        <table:table-row table:style-name="ro8">
          <table:table-cell table:formula="of:=ROW()-1" office:value-type="float" office:value="5">
            <text:p>5</text:p>
          </table:table-cell>
          <table:table-cell office:value-type="string">
            <text:p>削除</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一覧表示領域</text:p>
          </table:table-cell>
          <table:table-cell office:value-type="string">
            <text:p>〇</text:p>
          </table:table-cell>
          <table:table-cell office:value-type="string">
            <text:p>クリックにより、休止期間を削除する</text:p>
            <text:p>削除する期間が即刻休止であり、かつ現在の日時が他の期間においても休止にあてはまらない場合、休止状態を取りやめる</text:p>
          </table:table-cell>
          <table:table-cell table:number-columns-repeated="1015"/>
        </table:table-row>
        <table:table-row table:style-name="ro1">
          <table:table-cell table:number-columns-repeated="1024"/>
        </table:table-row>
        <table:table-row table:style-name="ro1">
          <table:table-cell/>
          <table:table-cell table:style-name="ce6" office:value-type="string">
            <text:p>※上記は一覧表示領域の項目のみ記載　一覧操作領域は省略</text:p>
          </table:table-cell>
          <table:table-cell table:number-columns-repeated="1022"/>
        </table:table-row>
        <table:table-row table:style-name="ro1" table:number-rows-repeated="1048567">
          <table:table-cell table:number-columns-repeated="1024"/>
        </table:table-row>
        <table:table-row table:style-name="ro1">
          <table:table-cell table:number-columns-repeated="1024"/>
        </table:table-row>
      </table:table>
      <table:table table:name="48統合システム管理" table:style-name="ta2" table:print="false">
        <table:table-column table:style-name="co4" table:default-cell-style-name="ce8"/>
        <table:table-column table:style-name="co5" table:default-cell-style-name="ce21"/>
        <table:table-column table:style-name="co26"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15"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35cm" svg:height="1.99cm" svg:x="15.939cm" svg:y="0cm" draw:caption-point-x="-0.366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3">
          <table:table-cell table:formula="of:=ROW()-1" office:value-type="float" office:value="1">
            <text:p>1</text:p>
          </table:table-cell>
          <table:table-cell office:value-type="string">
            <text:p>コース別最大リソース量</text:p>
          </table:table-cell>
          <table:table-cell table:style-name="ce11" office:value-type="string">
            <text:p>テキスト</text:p>
          </table:table-cell>
          <table:table-cell table:style-name="ce8" office:value-type="string">
            <text:p>-</text:p>
          </table:table-cell>
          <table:table-cell office:value-type="string">
            <text:p>O</text:p>
          </table:table-cell>
          <table:table-cell table:style-name="ce8" office:value-type="string">
            <text:p>-</text:p>
          </table:table-cell>
          <table:table-cell table:style-name="ce27" office:value-type="string">
            <text:p>詳細領域</text:p>
          </table:table-cell>
          <table:table-cell/>
          <table:table-cell office:value-type="string">
            <text:p>顧客が契約できるコースの一覧と、それぞれの最大リソース量を列記</text:p>
          </table:table-cell>
          <table:table-cell table:number-columns-repeated="1015"/>
        </table:table-row>
        <table:table-row table:style-name="ro1">
          <table:table-cell table:formula="of:=ROW()-1" office:value-type="float" office:value="2">
            <text:p>2</text:p>
          </table:table-cell>
          <table:table-cell office:value-type="string">
            <text:p>郵便番号テーブル更新</text:p>
          </table:table-cell>
          <table:table-cell office:value-type="string">
            <text:p>ボタン</text:p>
          </table:table-cell>
          <table:table-cell>
            <draw:custom-shape table:end-cell-address="48統合システム管理.I5" table:end-x="2.395cm" table:end-y="0.324cm" draw:z-index="0" draw:name="吹き出し: 角を丸めた四角形 1" draw:style-name="gr2" draw:text-style-name="P3" svg:width="8.261cm" svg:height="1.207cm" svg:x="0.418cm" svg:y="0.105cm">
              <text:p text:style-name="P2"><text:span text:style-name="T2">郵便番号テーブルの更新方法、更新タイミングは要検討</text:span></text:p>
              <draw:enhanced-geometry svg:viewBox="0 0 21600 21600" draw:text-areas="800 800 20800 20800" draw:glue-points="?f40 ?f41" draw:type="non-primitive" draw:modifiers="-3153.25301204819 3898.013245033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table:table-cell>
          <table:table-cell table:number-columns-repeated="1020"/>
        </table:table-row>
        <table:table-row table:style-name="ro1" table:number-rows-repeated="1048572">
          <table:table-cell table:number-columns-repeated="1024"/>
        </table:table-row>
        <table:table-row table:style-name="ro1">
          <table:table-cell table:number-columns-repeated="1024"/>
        </table:table-row>
      </table:table>
      <table:table table:name="b0年月日時刻入力"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1">
          <table:table-cell table:formula="of:=ROW()-1" office:value-type="float" office:value="1">
            <text:p>1</text:p>
          </table:table-cell>
          <table:table-cell table:style-name="ce20" office:value-type="string">
            <text:p>年</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指定が無い場合、毎年となる</text:p>
          </table:table-cell>
          <table:table-cell table:number-columns-repeated="1015"/>
        </table:table-row>
        <table:table-row table:style-name="ro3">
          <table:table-cell table:formula="of:=ROW()-1" office:value-type="float" office:value="2">
            <text:p>2</text:p>
          </table:table-cell>
          <table:table-cell table:style-name="ce20" office:value-type="string">
            <text:p>月</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月および１月から１２月までのチェックボックスを表示する</text:p>
          </table:table-cell>
          <table:table-cell table:number-columns-repeated="1015"/>
        </table:table-row>
        <table:table-row table:style-name="ro3">
          <table:table-cell table:formula="of:=ROW()-1" office:value-type="float" office:value="3">
            <text:p>3</text:p>
          </table:table-cell>
          <table:table-cell table:style-name="ce20" office:value-type="string">
            <text:p>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毎日、祝祭日、平日および１日から３１日までのチェックボックスを表示する</text:p>
          </table:table-cell>
          <table:table-cell table:number-columns-repeated="1015"/>
        </table:table-row>
        <table:table-row table:style-name="ro1">
          <table:table-cell table:formula="of:=ROW()-1" office:value-type="float" office:value="4">
            <text:p>4</text:p>
          </table:table-cell>
          <table:table-cell table:style-name="ce20" office:value-type="string">
            <text:p>曜日</text:p>
          </table:table-cell>
          <table:table-cell table:style-name="ce11" office:value-type="string">
            <text:p>チェック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月曜から日曜までのチェックボックスを表示する</text:p>
          </table:table-cell>
          <table:table-cell table:number-columns-repeated="1015"/>
        </table:table-row>
        <table:table-row table:style-name="ro1">
          <table:table-cell table:formula="of:=ROW()-1" office:value-type="float" office:value="5">
            <text:p>5</text:p>
          </table:table-cell>
          <table:table-cell table:style-name="ce20" office:value-type="string">
            <text:p>時</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table-cell table:formula="of:=ROW()-1" office:value-type="float" office:value="6">
            <text:p>6</text:p>
          </table:table-cell>
          <table:table-cell table:style-name="ce20" office:value-type="string">
            <text:p>分</text:p>
          </table:table-cell>
          <table:table-cell table:style-name="ce11" office:value-type="string">
            <text:p>テキストボックス</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日時指定である場合、入力必須</text:p>
          </table:table-cell>
          <table:table-cell table:number-columns-repeated="1015"/>
        </table:table-row>
        <table:table-row table:style-name="ro1" table:number-rows-repeated="1048568">
          <table:table-cell table:number-columns-repeated="1024"/>
        </table:table-row>
        <table:table-row table:style-name="ro1">
          <table:table-cell table:number-columns-repeated="1024"/>
        </table:table-row>
      </table:table>
      <table:table table:name="b1日付" table:style-name="ta2" table:print="false">
        <table:table-column table:style-name="co4" table:default-cell-style-name="ce8"/>
        <table:table-column table:style-name="co5" table:default-cell-style-name="ce21"/>
        <table:table-column table:style-name="co24" table:default-cell-style-name="ce12"/>
        <table:table-column table:style-name="co7" table:default-cell-style-name="ce14"/>
        <table:table-column table:style-name="co8" table:default-cell-style-name="ce8"/>
        <table:table-column table:style-name="co6" table:default-cell-style-name="ce21"/>
        <table:table-column table:style-name="co9" table:default-cell-style-name="ce12"/>
        <table:table-column table:style-name="co10" table:default-cell-style-name="ce8"/>
        <table:table-column table:style-name="co20" table:default-cell-style-name="ce21"/>
        <table:table-column table:style-name="co25" table:default-cell-style-name="ce21"/>
        <table:table-column table:style-name="co6" table:number-columns-repeated="1014" table:default-cell-style-name="ce14"/>
        <table:table-row table:style-name="ro3">
          <table:table-cell table:style-name="ce7" office:value-type="string">
            <text:p>No</text:p>
          </table:table-cell>
          <table:table-cell table:style-name="ce22" office:value-type="string">
            <text:p>日本語名</text:p>
          </table:table-cell>
          <table:table-cell table:style-name="ce10" office:value-type="string">
            <text:p>種別</text:p>
          </table:table-cell>
          <table:table-cell table:style-name="ce13" office:value-type="string">
            <text:p>長さ</text:p>
          </table:table-cell>
          <table:table-cell table:style-name="ce29" office:value-type="string">
            <text:p>I/O</text:p>
          </table:table-cell>
          <table:table-cell table:style-name="ce22" office:value-type="string">
            <text:p>入力制限</text:p>
          </table:table-cell>
          <table:table-cell table:style-name="ce16" office:value-type="string">
            <text:p>表示位置</text:p>
          </table:table-cell>
          <table:table-cell table:style-name="ce18" office:value-type="string">
            <office:annotation draw:style-name="gr1" draw:text-style-name="P1" svg:width="3.514cm" svg:height="1.947cm" svg:x="25.506cm" svg:y="0cm" draw:caption-point-x="-9.891cm" draw:caption-point-y="0.011cm">
              <dc:date>1899-12-30T00:00:00</dc:date>
              <text:p text:style-name="P1"><text:span text:style-name="T1">コメント</text:span><text:span text:style-name="T1">:</text:span></text:p>
              <text:p text:style-name="P1"><text:span text:style-name="T1"><text:s text:c="4"/></text:span><text:span text:style-name="T1">クリックによるアクション有無　〇：あり</text:span></text:p>
            </office:annotation>
            <text:p>AC</text:p>
          </table:table-cell>
          <table:table-cell table:style-name="ce19" office:value-type="string">
            <text:p>備考</text:p>
          </table:table-cell>
          <table:table-cell office:value-type="string">
            <text:p>マウス移動によるバルーンメッセージ</text:p>
          </table:table-cell>
          <table:table-cell table:number-columns-repeated="1014"/>
        </table:table-row>
        <table:table-row table:style-name="ro5">
          <table:table-cell table:formula="of:=ROW()-1" office:value-type="float" office:value="1">
            <text:p>1</text:p>
          </table:table-cell>
          <table:table-cell table:style-name="ce20" office:value-type="string">
            <text:p>有無</text:p>
          </table:table-cell>
          <table:table-cell table:style-name="ce11" office:value-type="string">
            <text:p>ラジオボタン</text:p>
          </table:table-cell>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以下を表示</text:p>
            <text:p>・あり</text:p>
            <text:p>・なし</text:p>
          </table:table-cell>
          <table:table-cell table:number-columns-repeated="1015"/>
        </table:table-row>
        <table:table-row table:style-name="ro1">
          <table:table-cell table:formula="of:=ROW()-1" office:value-type="float" office:value="2">
            <text:p>2</text:p>
          </table:table-cell>
          <table:table-cell table:style-name="ce20" office:value-type="string">
            <text:p>年月日</text:p>
          </table:table-cell>
          <table:table-cell table:style-name="ce11"/>
          <table:table-cell table:style-name="ce8" office:value-type="string">
            <text:p>-</text:p>
          </table:table-cell>
          <table:table-cell office:value-type="string">
            <text:p>I</text:p>
          </table:table-cell>
          <table:table-cell table:style-name="ce8" office:value-type="string">
            <text:p>-</text:p>
          </table:table-cell>
          <table:table-cell table:style-name="ce27" office:value-type="string">
            <text:p>詳細領域</text:p>
          </table:table-cell>
          <table:table-cell/>
          <table:table-cell office:value-type="string">
            <text:p>手入力およびカレンダーからの入力</text:p>
          </table:table-cell>
          <table:table-cell table:number-columns-repeated="1015"/>
        </table:table-row>
        <table:table-row table:style-name="ro1" table:number-rows-repeated="4">
          <table:table-cell/>
          <table:table-cell table:style-name="ce20"/>
          <table:table-cell table:style-name="ce11"/>
          <table:table-cell table:style-name="ce8"/>
          <table:table-cell/>
          <table:table-cell table:style-name="ce8"/>
          <table:table-cell table:style-name="ce27"/>
          <table:table-cell table:number-columns-repeated="1017"/>
        </table:table-row>
        <table:table-row table:style-name="ro1" table:number-rows-repeated="1048568">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7-19">2021/07/19</text:date>, <text:time>16:31:21</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7-19T16:31:21.55</dc:date>
    <meta:editing-duration>P2DT7H4M45S</meta:editing-duration>
    <meta:editing-cycles>184</meta:editing-cycles>
    <meta:document-statistic meta:table-count="29" meta:cell-count="2766" meta:object-count="24"/>
  </office:meta>
</office:document-meta>
</file>